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56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37.43mm"/>
    </style:style>
    <style:style style:name="co5" style:family="table-column">
      <style:table-column-properties fo:break-before="auto" style:column-width="33.51mm"/>
    </style:style>
    <style:style style:name="co6" style:family="table-column">
      <style:table-column-properties fo:break-before="auto" style:column-width="36.87mm"/>
    </style:style>
    <style:style style:name="co7" style:family="table-column">
      <style:table-column-properties fo:break-before="auto" style:column-width="49.46mm"/>
    </style:style>
    <style:style style:name="co8" style:family="table-column">
      <style:table-column-properties fo:break-before="auto" style:column-width="28.47mm"/>
    </style:style>
    <style:style style:name="co9" style:family="table-column">
      <style:table-column-properties fo:break-before="auto" style:column-width="45.54mm"/>
    </style:style>
    <style:style style:name="co10" style:family="table-column">
      <style:table-column-properties fo:break-before="auto" style:column-width="16.03mm"/>
    </style:style>
    <style:style style:name="co11" style:family="table-column">
      <style:table-column-properties fo:break-before="auto" style:column-width="39.02mm"/>
    </style:style>
    <style:style style:name="co12" style:family="table-column">
      <style:table-column-properties fo:break-before="auto" style:column-width="44.47mm"/>
    </style:style>
    <style:style style:name="co13" style:family="table-column">
      <style:table-column-properties fo:break-before="auto" style:column-width="40.02mm"/>
    </style:style>
    <style:style style:name="co14" style:family="table-column">
      <style:table-column-properties fo:break-before="auto" style:column-width="37.27mm"/>
    </style:style>
    <style:style style:name="co15" style:family="table-column">
      <style:table-column-properties fo:break-before="auto" style:column-width="47.63mm"/>
    </style:style>
    <style:style style:name="co16" style:family="table-column">
      <style:table-column-properties fo:break-before="auto" style:column-width="32.97mm"/>
    </style:style>
    <style:style style:name="co17" style:family="table-column">
      <style:table-column-properties fo:break-before="auto" style:column-width="34.77mm"/>
    </style:style>
    <style:style style:name="co18" style:family="table-column">
      <style:table-column-properties fo:break-before="auto" style:column-width="38.54mm"/>
    </style:style>
    <style:style style:name="co19" style:family="table-column">
      <style:table-column-properties fo:break-before="auto" style:column-width="16.9mm"/>
    </style:style>
    <style:style style:name="co20" style:family="table-column">
      <style:table-column-properties fo:break-before="auto" style:column-width="7.73mm"/>
    </style:style>
    <style:style style:name="co21" style:family="table-column">
      <style:table-column-properties fo:break-before="auto" style:column-width="15.17mm"/>
    </style:style>
    <style:style style:name="co22" style:family="table-column">
      <style:table-column-properties fo:break-before="auto" style:column-width="18.61mm"/>
    </style:style>
    <style:style style:name="co23" style:family="table-column">
      <style:table-column-properties fo:break-before="auto" style:column-width="13.16mm"/>
    </style:style>
    <style:style style:name="co24" style:family="table-column">
      <style:table-column-properties fo:break-before="auto" style:column-width="9.15mm"/>
    </style:style>
    <style:style style:name="co25" style:family="table-column">
      <style:table-column-properties fo:break-before="auto" style:column-width="10.39mm"/>
    </style:style>
    <style:style style:name="co26" style:family="table-column">
      <style:table-column-properties fo:break-before="auto" style:column-width="16.6mm"/>
    </style:style>
    <style:style style:name="co27" style:family="table-column">
      <style:table-column-properties fo:break-before="auto" style:column-width="10.02mm"/>
    </style:style>
    <style:style style:name="co28" style:family="table-column">
      <style:table-column-properties fo:break-before="auto" style:column-width="16.35mm"/>
    </style:style>
    <style:style style:name="co29" style:family="table-column">
      <style:table-column-properties fo:break-before="auto" style:column-width="9.9mm"/>
    </style:style>
    <style:style style:name="co30" style:family="table-column">
      <style:table-column-properties fo:break-before="auto" style:column-width="13.12mm"/>
    </style:style>
    <style:style style:name="co31" style:family="table-column">
      <style:table-column-properties fo:break-before="auto" style:column-width="10.88mm"/>
    </style:style>
    <style:style style:name="co32" style:family="table-column">
      <style:table-column-properties fo:break-before="auto" style:column-width="16.93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1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6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5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9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3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4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2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1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1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153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50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60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6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" style:family="table-cell" style:parent-style-name="Default" style:data-style-name="N3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9" style:family="table-cell" style:parent-style-name="Default" style:data-style-name="N99">
      <style:text-properties fo:color="#ffffff" style:font-name="Times New Roman"/>
    </style:style>
    <style:style style:name="ce7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7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8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8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7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1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1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6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9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8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omic Sans M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54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3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3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3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5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5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5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5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6" style:family="table-cell" style:parent-style-name="Default" style:data-style-name="N12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31" style:family="table-cell" style:parent-style-name="Default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57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5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31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6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9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7" style:family="table-cell" style:parent-style-name="Default" style:data-style-name="N10000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6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8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8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9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9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90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9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9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6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8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9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8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9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18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1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0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6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7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9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4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8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9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4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41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" style:family="table-cell" style:parent-style-name="Default">
      <style:table-cell-properties fo:background-color="#ff33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1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0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6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" style:family="table-cell" style:parent-style-name="Default" style:data-style-name="N3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9" style:family="table-cell" style:parent-style-name="Default" style:data-style-name="N3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2" style:family="table-cell" style:parent-style-name="Default" style:data-style-name="N3">
      <style:table-cell-properties fo:background-color="#ff33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4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3" style:family="table-cell" style:parent-style-name="Default" style:data-style-name="N3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5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77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9" style:family="table-cell" style:parent-style-name="Default" style:data-style-name="N3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0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4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35" style:family="table-cell" style:parent-style-name="Default" style:data-style-name="N3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5" style:family="table-cell" style:parent-style-name="Default" style:data-style-name="N3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18" style:family="table-cell" style:parent-style-name="Default" style:data-style-name="N3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3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9" style:family="table-cell" style:parent-style-name="Default">
      <style:table-cell-properties fo:background-color="#dc23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0" style:family="table-cell" style:parent-style-name="Default">
      <style:table-cell-properties fo:background-color="#ff00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0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4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49" style:family="table-cell" style:parent-style-name="Default" style:data-style-name="N3">
      <style:table-cell-properties fo:background-color="#dc23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0" style:family="table-cell" style:parent-style-name="Default" style:data-style-name="N3">
      <style:table-cell-properties fo:background-color="#ff00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8" style:family="table-cell" style:parent-style-name="Default" style:data-style-name="N3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6" style:family="table-cell" style:parent-style-name="Default" style:data-style-name="N3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5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</office:automatic-styles>
  <office:body>
    <office:spreadsheet>
      <table:table table:name="Aide" table:style-name="ta1" table:protected="true" table:protection-key="+6odNNuI6cU4bfX8P4KSXruyAX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5"/>
        <table:table-column table:style-name="co1" table:number-columns-repeated="2" table:default-cell-style-name="ce6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3"/>
          <table:covered-table-cell table:style-name="ce42"/>
          <table:covered-table-cell table:number-columns-repeated="5" table:style-name="ce43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1"/>
          <table:table-cell table:style-name="ce33"/>
          <table:table-cell table:style-name="ce42"/>
          <table:table-cell table:style-name="ce43" table:number-columns-repeated="5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4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4"/>
          <table:table-cell table:style-name="ce14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34"/>
          <table:table-cell table:style-name="ce14" table:number-columns-repeated="1016"/>
        </table:table-row>
        <table:table-row table:style-name="ro2">
          <table:table-cell table:style-name="ce4"/>
          <table:table-cell table:style-name="ce34" table:number-columns-repeated="7"/>
          <table:table-cell table:style-name="ce14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34"/>
          <table:table-cell table:style-name="ce14" table:number-columns-repeated="1016"/>
        </table:table-row>
        <table:table-row table:style-name="ro2">
          <table:covered-table-cell table:style-name="ce4"/>
          <table:covered-table-cell table:number-columns-repeated="7" table:style-name="ce34"/>
          <table:table-cell table:style-name="ce14" table:number-columns-repeated="1016"/>
        </table:table-row>
        <table:table-row table:style-name="ro2">
          <table:table-cell table:style-name="ce4"/>
          <table:table-cell table:style-name="ce34" table:number-columns-repeated="7"/>
          <table:table-cell table:style-name="ce14" table:number-columns-repeated="1016"/>
        </table:table-row>
        <table:table-row table:style-name="ro3">
          <table:table-cell table:style-name="ce8" table:number-columns-repeated="8"/>
          <table:table-cell table:number-columns-repeated="1016"/>
        </table:table-row>
        <table:table-row table:style-name="ro3">
          <table:table-cell table:style-name="ce6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8"/>
          <table:table-cell table:number-columns-repeated="1016"/>
        </table:table-row>
        <table:table-row table:style-name="ro3">
          <table:covered-table-cell table:style-name="ce10"/>
          <table:covered-table-cell table:number-columns-repeated="7" table:style-name="ce8"/>
          <table:table-cell table:number-columns-repeated="1016"/>
        </table:table-row>
        <table:table-row table:style-name="ro3">
          <table:table-cell table:style-name="ce10"/>
          <table:table-cell table:style-name="ce8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4.76mm" svg:height="8.16mm" svg:x="10.69mm" svg:y="3.61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9.34mm" svg:x="2.69mm" svg:y="3.57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129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92"/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9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7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1" office:value-type="string" calcext:value-type="string" table:number-columns-spanned="6" table:number-rows-spanned="1">
            <text:p>Barème</text:p>
          </table:table-cell>
          <table:covered-table-cell table:number-columns-repeated="5" table:style-name="ce40"/>
          <table:table-cell table:number-columns-repeated="1018"/>
        </table:table-row>
        <table:table-row table:style-name="ro3">
          <table:table-cell table:style-name="ce32" office:value-type="string" calcext:value-type="string" table:number-columns-spanned="2" table:number-rows-spanned="1">
            <text:p>Bonn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Mauvais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Absence de réponse</text:p>
          </table:table-cell>
          <table:covered-table-cell table:style-name="ce40"/>
          <table:table-cell table:number-columns-repeated="1018"/>
        </table:table-row>
        <table:table-row table:style-name="ro3">
          <table:table-cell table:style-name="ce32" office:value-type="string" calcext:value-type="string" table:number-columns-spanned="2" table:number-rows-spanned="1">
            <text:p>+ 1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- 0,5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0 point</text:p>
          </table:table-cell>
          <table:covered-table-cell table:style-name="ce40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1" table:style-name="ta1" table:protected="true" table:protection-key="+6odNNuI6cU4bfX8P4KSXruyAX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sultat" form:control-implementation="ooo:com.sun.star.form.component.CheckBox" xml:id="control3" form:id="control3" form:label="Résultat" form:linked-cell="'Niveau 1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linked-cell="'Niveau 1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05mm" svg:height="15mm" svg:x="50.17mm" svg:y="160mm" draw:control="control3"/>
          <draw:control draw:z-index="1" draw:style-name="gr3" draw:text-style-name="P3" svg:width="45mm" svg:height="15mm" svg:x="100.19mm" svg:y="160mm" draw:control="control4"/>
        </table:shapes>
        <table:table-column table:style-name="co2" table:default-cell-style-name="ce66"/>
        <table:table-column table:style-name="co3" table:default-cell-style-name="ce66"/>
        <table:table-column table:style-name="co4" table:default-cell-style-name="ce66"/>
        <table:table-column table:style-name="co5" table:default-cell-style-name="ce66"/>
        <table:table-column table:style-name="co6" table:default-cell-style-name="ce66"/>
        <table:table-column table:style-name="co2" table:default-cell-style-name="ce66"/>
        <table:table-column table:style-name="co7" table:default-cell-style-name="ce66"/>
        <table:table-column table:style-name="co4" table:default-cell-style-name="ce66"/>
        <table:table-column table:style-name="co5" table:default-cell-style-name="ce66"/>
        <table:table-column table:style-name="co8" table:default-cell-style-name="ce66"/>
        <table:table-column table:style-name="co9" table:default-cell-style-name="ce66"/>
        <table:table-column table:style-name="co1" table:number-columns-repeated="1013" table:default-cell-style-name="ce66"/>
        <table:table-row table:style-name="ro6">
          <table:table-cell table:style-name="ce50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92"/>
          <table:covered-table-cell table:style-name="ce53"/>
          <table:covered-table-cell table:number-columns-repeated="5" table:style-name="ce74"/>
          <table:table-cell table:style-name="ce51" table:formula="of:=IF([.$C$25];IF([.E25]&lt;0;0;[.E25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6">
          <table:table-cell table:style-name="ce3" office:value-type="string" calcext:value-type="string" table:number-columns-spanned="8" table:number-rows-spanned="1">
            <text:p>Nouveau test : Ctrl + Shift + F9</text:p>
          </table:table-cell>
          <table:covered-table-cell table:style-name="ce50"/>
          <table:covered-table-cell table:style-name="ce53"/>
          <table:covered-table-cell table:number-columns-repeated="5" table:style-name="ce74"/>
          <table:covered-table-cell table:number-columns-repeated="2" table:style-name="Default"/>
          <table:table-cell table:style-name="ce55"/>
          <table:table-cell table:number-columns-repeated="1013"/>
        </table:table-row>
        <table:table-row table:style-name="ro6">
          <table:table-cell table:style-name="ce53" office:value-type="string" calcext:value-type="string">
            <text:p>N°</text:p>
          </table:table-cell>
          <table:table-cell table:style-name="ce53" office:value-type="string" calcext:value-type="string">
            <text:p>Calcul</text:p>
          </table:table-cell>
          <table:table-cell table:style-name="ce53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ce53" office:value-type="string" calcext:value-type="string">
            <text:p>N°</text:p>
          </table:table-cell>
          <table:table-cell table:style-name="ce53" office:value-type="string" calcext:value-type="string">
            <text:p>Calcul</text:p>
          </table:table-cell>
          <table:table-cell table:style-name="ce53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Default"/>
          <table:table-cell table:number-columns-repeated="1013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23" table:formula="of:=INDEX([$Données.D$1:$Données.D$1048576];[$Données.F4]+3)" office:value-type="string" office:string-value="9 × 5" calcext:value-type="string">
            <text:p>9 × 5</text:p>
          </table:table-cell>
          <table:table-cell table:style-name="ce30"/>
          <table:table-cell table:style-name="ce169" table:formula="of:=IF(ISBLANK([.C4]);&quot;&quot;;IF([.$C$25];IF([.C4]=INDEX([$Données.E$1:$Données.E$1048576];[$Données.F4]+3);&quot;VRAI&quot;;&quot;FAUX&quot;);&quot;&quot;))">
            <text:p/>
          </table:table-cell>
          <table:table-cell table:style-name="ce97" table:formula="of:=IF(AND([.$C$25];[.$D$25]);INDEX([$Données.E$1:$Données.E$1048576];[$Données.F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3" table:formula="of:=INDEX([$Données.D$1:$Données.D$1048576];[$Données.F14]+3)" office:value-type="string" office:string-value="13²" calcext:value-type="string">
            <text:p>13²</text:p>
          </table:table-cell>
          <table:table-cell table:style-name="ce30"/>
          <table:table-cell table:style-name="ce169" table:formula="of:=IF(ISBLANK([.H4]);&quot;&quot;;IF([.$C$25];IF([.H4]=INDEX([$Données.E$1:$Données.E$1048576];[$Données.F14]+3);&quot;VRAI&quot;;&quot;FAUX&quot;);&quot;&quot;))">
            <text:p/>
          </table:table-cell>
          <table:table-cell table:style-name="ce134" table:formula="of:=IF(AND([.$C$25];[.$D$25]);INDEX([$Données.E$1:$Données.E$1048576];[$Données.F14]+3);&quot;&quot;)">
            <text:p/>
          </table:table-cell>
          <table:table-cell table:style-name="Default"/>
          <table:table-cell table:number-columns-repeated="1013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29" table:formula="of:=INDEX([$Données.D$1:$Données.D$1048576];[$Données.F5]+3)" office:value-type="string" office:string-value="9 × 9" calcext:value-type="string">
            <text:p>9 × 9</text:p>
          </table:table-cell>
          <table:table-cell table:style-name="ce30"/>
          <table:table-cell table:style-name="ce170" table:formula="of:=IF(ISBLANK([.C5]);&quot;&quot;;IF([.$C$25];IF([.C5]=INDEX([$Données.E$1:$Données.E$1048576];[$Données.F5]+3);&quot;VRAI&quot;;&quot;FAUX&quot;);&quot;&quot;))">
            <text:p/>
          </table:table-cell>
          <table:table-cell table:style-name="ce112" table:formula="of:=IF(AND([.$C$25];[.$D$25]);INDEX([$Données.E$1:$Données.E$1048576];[$Données.F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D$1:$Données.D$1048576];[$Données.F15]+3)" office:value-type="string" office:string-value="7 × 7" calcext:value-type="string">
            <text:p>7 × 7</text:p>
          </table:table-cell>
          <table:table-cell table:style-name="ce30"/>
          <table:table-cell table:style-name="ce170" table:formula="of:=IF(ISBLANK([.H5]);&quot;&quot;;IF([.$C$25];IF([.H5]=INDEX([$Données.E$1:$Données.E$1048576];[$Données.F15]+3);&quot;VRAI&quot;;&quot;FAUX&quot;);&quot;&quot;))">
            <text:p/>
          </table:table-cell>
          <table:table-cell table:style-name="ce136" table:formula="of:=IF(AND([.$C$25];[.$D$25]);INDEX([$Données.E$1:$Données.E$1048576];[$Données.F15]+3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23" table:formula="of:=INDEX([$Données.D$1:$Données.D$1048576];[$Données.F6]+3)" office:value-type="string" office:string-value="8 × 6" calcext:value-type="string">
            <text:p>8 × 6</text:p>
          </table:table-cell>
          <table:table-cell table:style-name="ce30"/>
          <table:table-cell table:style-name="ce169" table:formula="of:=IF(ISBLANK([.C6]);&quot;&quot;;IF([.$C$25];IF([.C6]=INDEX([$Données.E$1:$Données.E$1048576];[$Données.F6]+3);&quot;VRAI&quot;;&quot;FAUX&quot;);&quot;&quot;))">
            <text:p/>
          </table:table-cell>
          <table:table-cell table:style-name="ce114" table:formula="of:=IF(AND([.$C$25];[.$D$25]);INDEX([$Données.E$1:$Données.E$1048576];[$Données.F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D$1:$Données.D$1048576];[$Données.F16]+3)" office:value-type="string" office:string-value="7 × 6" calcext:value-type="string">
            <text:p>7 × 6</text:p>
          </table:table-cell>
          <table:table-cell table:style-name="ce30"/>
          <table:table-cell table:style-name="ce169" table:formula="of:=IF(ISBLANK([.H6]);&quot;&quot;;IF([.$C$25];IF([.H6]=INDEX([$Données.E$1:$Données.E$1048576];[$Données.F16]+3);&quot;VRAI&quot;;&quot;FAUX&quot;);&quot;&quot;))">
            <text:p/>
          </table:table-cell>
          <table:table-cell table:style-name="ce138" table:formula="of:=IF(AND([.$C$25];[.$D$25]);INDEX([$Données.E$1:$Données.E$1048576];[$Données.F16]+3);&quot;&quot;)">
            <text:p/>
          </table:table-cell>
          <table:table-cell table:style-name="Default"/>
          <table:table-cell table:number-columns-repeated="1013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29" table:formula="of:=INDEX([$Données.D$1:$Données.D$1048576];[$Données.F7]+3)" office:value-type="string" office:string-value="6 × 5" calcext:value-type="string">
            <text:p>6 × 5</text:p>
          </table:table-cell>
          <table:table-cell table:style-name="ce30"/>
          <table:table-cell table:style-name="ce170" table:formula="of:=IF(ISBLANK([.C7]);&quot;&quot;;IF([.$C$25];IF([.C7]=INDEX([$Données.E$1:$Données.E$1048576];[$Données.F7]+3);&quot;VRAI&quot;;&quot;FAUX&quot;);&quot;&quot;))">
            <text:p/>
          </table:table-cell>
          <table:table-cell table:style-name="ce120" table:formula="of:=IF(AND([.$C$25];[.$D$25]);INDEX([$Données.E$1:$Données.E$1048576];[$Données.F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D$1:$Données.D$1048576];[$Données.F17]+3)" office:value-type="string" office:string-value="9 × 6" calcext:value-type="string">
            <text:p>9 × 6</text:p>
          </table:table-cell>
          <table:table-cell table:style-name="ce30"/>
          <table:table-cell table:style-name="ce170" table:formula="of:=IF(ISBLANK([.H7]);&quot;&quot;;IF([.$C$25];IF([.H7]=INDEX([$Données.E$1:$Données.E$1048576];[$Données.F17]+3);&quot;VRAI&quot;;&quot;FAUX&quot;);&quot;&quot;))">
            <text:p/>
          </table:table-cell>
          <table:table-cell table:style-name="ce141" table:formula="of:=IF(AND([.$C$25];[.$D$25]);INDEX([$Données.E$1:$Données.E$1048576];[$Données.F17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23" table:formula="of:=INDEX([$Données.D$1:$Données.D$1048576];[$Données.F8]+3)" office:value-type="string" office:string-value="6 × 8" calcext:value-type="string">
            <text:p>6 × 8</text:p>
          </table:table-cell>
          <table:table-cell table:style-name="ce30"/>
          <table:table-cell table:style-name="ce169" table:formula="of:=IF(ISBLANK([.C8]);&quot;&quot;;IF([.$C$25];IF([.C8]=INDEX([$Données.E$1:$Données.E$1048576];[$Données.F8]+3);&quot;VRAI&quot;;&quot;FAUX&quot;);&quot;&quot;))">
            <text:p/>
          </table:table-cell>
          <table:table-cell table:style-name="ce121" table:formula="of:=IF(AND([.$C$25];[.$D$25]);INDEX([$Données.E$1:$Données.E$1048576];[$Données.F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D$1:$Données.D$1048576];[$Données.F18]+3)" office:value-type="string" office:string-value="45²" calcext:value-type="string">
            <text:p>45²</text:p>
          </table:table-cell>
          <table:table-cell table:style-name="ce30"/>
          <table:table-cell table:style-name="ce169" table:formula="of:=IF(ISBLANK([.H8]);&quot;&quot;;IF([.$C$25];IF([.H8]=INDEX([$Données.E$1:$Données.E$1048576];[$Données.F18]+3);&quot;VRAI&quot;;&quot;FAUX&quot;);&quot;&quot;))">
            <text:p/>
          </table:table-cell>
          <table:table-cell table:style-name="ce142" table:formula="of:=IF(AND([.$C$25];[.$D$25]);INDEX([$Données.E$1:$Données.E$1048576];[$Données.F18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29" table:formula="of:=INDEX([$Données.D$1:$Données.D$1048576];[$Données.F9]+3)" office:value-type="string" office:string-value="65²" calcext:value-type="string">
            <text:p>65²</text:p>
          </table:table-cell>
          <table:table-cell table:style-name="ce30"/>
          <table:table-cell table:style-name="ce170" table:formula="of:=IF(ISBLANK([.C9]);&quot;&quot;;IF([.$C$25];IF([.C9]=INDEX([$Données.E$1:$Données.E$1048576];[$Données.F9]+3);&quot;VRAI&quot;;&quot;FAUX&quot;);&quot;&quot;))">
            <text:p/>
          </table:table-cell>
          <table:table-cell table:style-name="ce61" table:formula="of:=IF(AND([.$C$25];[.$D$25]);INDEX([$Données.E$1:$Données.E$1048576];[$Données.F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D$1:$Données.D$1048576];[$Données.F19]+3)" office:value-type="string" office:string-value="25²" calcext:value-type="string">
            <text:p>25²</text:p>
          </table:table-cell>
          <table:table-cell table:style-name="ce30"/>
          <table:table-cell table:style-name="ce170" table:formula="of:=IF(ISBLANK([.H9]);&quot;&quot;;IF([.$C$25];IF([.H9]=INDEX([$Données.E$1:$Données.E$1048576];[$Données.F19]+3);&quot;VRAI&quot;;&quot;FAUX&quot;);&quot;&quot;))">
            <text:p/>
          </table:table-cell>
          <table:table-cell table:style-name="ce143" table:formula="of:=IF(AND([.$C$25];[.$D$25]);INDEX([$Données.E$1:$Données.E$1048576];[$Données.F19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23" table:formula="of:=INDEX([$Données.D$1:$Données.D$1048576];[$Données.F10]+3)" office:value-type="string" office:string-value="9 × 8" calcext:value-type="string">
            <text:p>9 × 8</text:p>
          </table:table-cell>
          <table:table-cell table:style-name="ce30"/>
          <table:table-cell table:style-name="ce169" table:formula="of:=IF(ISBLANK([.C10]);&quot;&quot;;IF([.$C$25];IF([.C10]=INDEX([$Données.E$1:$Données.E$1048576];[$Données.F10]+3);&quot;VRAI&quot;;&quot;FAUX&quot;);&quot;&quot;))">
            <text:p/>
          </table:table-cell>
          <table:table-cell table:style-name="ce123" table:formula="of:=IF(AND([.$C$25];[.$D$25]);INDEX([$Données.E$1:$Données.E$1048576];[$Données.F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D$1:$Données.D$1048576];[$Données.F20]+3)" office:value-type="string" office:string-value="9 × 9" calcext:value-type="string">
            <text:p>9 × 9</text:p>
          </table:table-cell>
          <table:table-cell table:style-name="ce30"/>
          <table:table-cell table:style-name="ce169" table:formula="of:=IF(ISBLANK([.H10]);&quot;&quot;;IF([.$C$25];IF([.H10]=INDEX([$Données.E$1:$Données.E$1048576];[$Données.F20]+3);&quot;VRAI&quot;;&quot;FAUX&quot;);&quot;&quot;))">
            <text:p/>
          </table:table-cell>
          <table:table-cell table:style-name="ce148" table:formula="of:=IF(AND([.$C$25];[.$D$25]);INDEX([$Données.E$1:$Données.E$1048576];[$Données.F20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29" table:formula="of:=INDEX([$Données.D$1:$Données.D$1048576];[$Données.F11]+3)" office:value-type="string" office:string-value="14²" calcext:value-type="string">
            <text:p>14²</text:p>
          </table:table-cell>
          <table:table-cell table:style-name="ce30"/>
          <table:table-cell table:style-name="ce170" table:formula="of:=IF(ISBLANK([.C11]);&quot;&quot;;IF([.$C$25];IF([.C11]=INDEX([$Données.E$1:$Données.E$1048576];[$Données.F11]+3);&quot;VRAI&quot;;&quot;FAUX&quot;);&quot;&quot;))">
            <text:p/>
          </table:table-cell>
          <table:table-cell table:style-name="ce124" table:formula="of:=IF(AND([.$C$25];[.$D$25]);INDEX([$Données.E$1:$Données.E$1048576];[$Données.F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D$1:$Données.D$1048576];[$Données.F21]+3)" office:value-type="string" office:string-value="7 × 9" calcext:value-type="string">
            <text:p>7 × 9</text:p>
          </table:table-cell>
          <table:table-cell table:style-name="ce30"/>
          <table:table-cell table:style-name="ce170" table:formula="of:=IF(ISBLANK([.H11]);&quot;&quot;;IF([.$C$25];IF([.H11]=INDEX([$Données.E$1:$Données.E$1048576];[$Données.F21]+3);&quot;VRAI&quot;;&quot;FAUX&quot;);&quot;&quot;))">
            <text:p/>
          </table:table-cell>
          <table:table-cell table:style-name="ce151" table:formula="of:=IF(AND([.$C$25];[.$D$25]);INDEX([$Données.E$1:$Données.E$1048576];[$Données.F21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23" table:formula="of:=INDEX([$Données.D$1:$Données.D$1048576];[$Données.F12]+3)" office:value-type="string" office:string-value="8 × 7" calcext:value-type="string">
            <text:p>8 × 7</text:p>
          </table:table-cell>
          <table:table-cell table:style-name="ce30"/>
          <table:table-cell table:style-name="ce88" table:formula="of:=IF(ISBLANK([.C12]);&quot;&quot;;IF([.$C$25];IF([.C12]=INDEX([$Données.E$1:$Données.E$1048576];[$Données.F12]+3);&quot;VRAI&quot;;&quot;FAUX&quot;);&quot;&quot;))">
            <text:p/>
          </table:table-cell>
          <table:table-cell table:style-name="ce125" table:formula="of:=IF(AND([.$C$25];[.$D$25]);INDEX([$Données.E$1:$Données.E$1048576];[$Données.F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D$1:$Données.D$1048576];[$Données.F22]+3)" office:value-type="string" office:string-value="7 × 8" calcext:value-type="string">
            <text:p>7 × 8</text:p>
          </table:table-cell>
          <table:table-cell table:style-name="ce30"/>
          <table:table-cell table:style-name="ce169" table:formula="of:=IF(ISBLANK([.H12]);&quot;&quot;;IF([.$C$25];IF([.H12]=INDEX([$Données.E$1:$Données.E$1048576];[$Données.F22]+3);&quot;VRAI&quot;;&quot;FAUX&quot;);&quot;&quot;))">
            <text:p/>
          </table:table-cell>
          <table:table-cell table:style-name="ce154" table:formula="of:=IF(AND([.$C$25];[.$D$25]);INDEX([$Données.E$1:$Données.E$1048576];[$Données.F22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29" table:formula="of:=INDEX([$Données.D$1:$Données.D$1048576];[$Données.F13]+3)" office:value-type="string" office:string-value="35²" calcext:value-type="string">
            <text:p>35²</text:p>
          </table:table-cell>
          <table:table-cell table:style-name="ce30"/>
          <table:table-cell table:style-name="ce89" table:formula="of:=IF(ISBLANK([.C13]);&quot;&quot;;IF([.$C$25];IF([.C13]=INDEX([$Données.E$1:$Données.E$1048576];[$Données.F13]+3);&quot;VRAI&quot;;&quot;FAUX&quot;);&quot;&quot;))">
            <text:p/>
          </table:table-cell>
          <table:table-cell table:style-name="ce126" table:formula="of:=IF(AND([.$C$25];[.$D$25]);INDEX([$Données.E$1:$Données.E$1048576];[$Données.F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D$1:$Données.D$1048576];[$Données.F23]+3)" office:value-type="string" office:string-value="55²" calcext:value-type="string">
            <text:p>55²</text:p>
          </table:table-cell>
          <table:table-cell table:style-name="ce30"/>
          <table:table-cell table:style-name="ce170" table:formula="of:=IF(ISBLANK([.H13]);&quot;&quot;;IF([.$C$25];IF([.H13]=INDEX([$Données.E$1:$Données.E$1048576];[$Données.F23]+3);&quot;VRAI&quot;;&quot;FAUX&quot;);&quot;&quot;))">
            <text:p/>
          </table:table-cell>
          <table:table-cell table:style-name="ce155" table:formula="of:=IF(AND([.$C$25];[.$D$25]);INDEX([$Données.E$1:$Données.E$1048576];[$Données.F23]+3);&quot;&quot;)">
            <text:p/>
          </table:table-cell>
          <table:table-cell table:style-name="ce56"/>
          <table:table-cell table:number-columns-repeated="1013"/>
        </table:table-row>
        <table:table-row table:style-name="ro6">
          <table:table-cell table:style-name="ce60" table:number-columns-repeated="2"/>
          <table:table-cell table:style-name="Default" table:number-columns-repeated="2"/>
          <table:table-cell table:style-name="ce60" table:number-columns-repeated="6"/>
          <table:table-cell table:number-columns-repeated="1014"/>
        </table:table-row>
        <table:table-row table:style-name="ro6">
          <table:table-cell table:style-name="ce60" table:number-columns-repeated="2"/>
          <table:table-cell/>
          <table:table-cell table:style-name="ce47" table:number-columns-repeated="3"/>
          <table:table-cell table:style-name="ce86" table:number-columns-repeated="2"/>
          <table:table-cell table:style-name="ce47" table:number-columns-repeated="2"/>
          <table:table-cell table:number-columns-repeated="1014"/>
        </table:table-row>
        <table:table-row table:style-name="ro6">
          <table:table-cell table:style-name="ce60" table:number-columns-repeated="2"/>
          <table:table-cell table:number-columns-repeated="1022"/>
        </table:table-row>
        <table:table-row table:style-name="ro6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60"/>
          <table:covered-table-cell table:number-columns-repeated="8"/>
          <table:table-cell table:number-columns-repeated="1014"/>
        </table:table-row>
        <table:table-row table:style-name="ro6">
          <table:table-cell table:style-name="ce60" table:number-columns-repeated="2"/>
          <table:table-cell table:number-columns-repeated="1022"/>
        </table:table-row>
        <table:table-row table:style-name="ro6">
          <table:table-cell table:style-name="ce60" table:number-columns-repeated="2"/>
          <table:table-cell/>
          <table:table-cell table:style-name="ce77"/>
          <table:table-cell table:number-columns-repeated="1020"/>
        </table:table-row>
        <table:table-row table:style-name="ro6" table:number-rows-repeated="2">
          <table:table-cell table:style-name="ce60" table:number-columns-repeated="2"/>
          <table:table-cell table:number-columns-repeated="1022"/>
        </table:table-row>
        <table:table-row table:style-name="ro6">
          <table:table-cell table:style-name="ce60" table:number-columns-repeated="2"/>
          <table:table-cell table:style-name="Default" table:number-columns-repeated="2"/>
          <table:table-cell table:number-columns-repeated="1020"/>
        </table:table-row>
        <table:table-row table:style-name="ro6" table:number-rows-repeated="2">
          <table:table-cell table:style-name="ce60" table:number-columns-repeated="2"/>
          <table:table-cell table:number-columns-repeated="1022"/>
        </table:table-row>
        <table:table-row table:style-name="ro6">
          <table:table-cell table:style-name="ce60" table:number-columns-repeated="2"/>
          <table:table-cell table:style-name="ce69" office:value-type="boolean" office:boolean-value="false" calcext:value-type="boolean">
            <text:p>FAUX</text:p>
          </table:table-cell>
          <table:table-cell table:style-name="ce21" office:value-type="boolean" office:boolean-value="false" calcext:value-type="boolean">
            <text:p>FAUX</text:p>
          </table:table-cell>
          <table:table-cell table:style-name="ce94" table:formula="of:=COUNTIF([.$D$4:.$D$13];&quot;VRAI&quot;)+COUNTIF([.$I$4:.$I$13];&quot;VRAI&quot;)-0.5*COUNTIF([.$D$4:.$D$13];&quot;FAUX&quot;)+0.5*COUNTIF([.$I$4:.$I$13];&quot;FAUX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6" table:number-rows-repeated="63">
          <table:table-cell table:style-name="ce60" table:number-columns-repeated="2"/>
          <table:table-cell table:number-columns-repeated="1022"/>
        </table:table-row>
        <table:table-row table:style-name="ro6" table:number-rows-repeated="104848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iveau 1'.D4:'Niveau 1'.E10 'Niveau 1'.D11:'Niveau 1'.D13 'Niveau 1'.D12:'Niveau 1'.E13 'Niveau 1'.I4:'Niveau 1'.J13 'Niveau 1'.E11:'Niveau 1'.E11">
            <calcext:condition calcext:apply-style-name="VRAI" calcext:value="=&quot;VRAI&quot;" calcext:base-cell-address="'Niveau 1'.D4"/>
            <calcext:condition calcext:apply-style-name="FAUX" calcext:value="=&quot;FAUX&quot;" calcext:base-cell-address="'Niveau 1'.D4"/>
          </calcext:conditional-format>
          <calcext:conditional-format calcext:target-range-address="'Niveau 1'.E4:'Niveau 1'.E4">
            <calcext:condition calcext:apply-style-name="VRAI" calcext:value="formula-is(IF([.D4]=&quot;VRAI&quot;))" calcext:base-cell-address="'Niveau 1'.E4"/>
            <calcext:condition calcext:apply-style-name="FAUX" calcext:value="formula-is(IF([.D4]=&quot;FAUX&quot;))" calcext:base-cell-address="'Niveau 1'.E4"/>
            <calcext:condition calcext:apply-style-name="FAUX" calcext:value="=0" calcext:base-cell-address="'Niveau 1'.E4"/>
          </calcext:conditional-format>
          <calcext:conditional-format calcext:target-range-address="'Niveau 1'.E5:'Niveau 1'.E5">
            <calcext:condition calcext:apply-style-name="VRAI" calcext:value="formula-is(IF([.D5]=&quot;VRAI&quot;))" calcext:base-cell-address="'Niveau 1'.E5"/>
            <calcext:condition calcext:apply-style-name="FAUX" calcext:value="formula-is(IF([.D5]=&quot;FAUX&quot;))" calcext:base-cell-address="'Niveau 1'.E5"/>
            <calcext:condition calcext:apply-style-name="FAUX" calcext:value="=0" calcext:base-cell-address="'Niveau 1'.E5"/>
          </calcext:conditional-format>
          <calcext:conditional-format calcext:target-range-address="'Niveau 1'.E6:'Niveau 1'.E6">
            <calcext:condition calcext:apply-style-name="VRAI" calcext:value="formula-is(IF([.D6]=&quot;VRAI&quot;))" calcext:base-cell-address="'Niveau 1'.E6"/>
            <calcext:condition calcext:apply-style-name="FAUX" calcext:value="formula-is(IF([.D6]=&quot;FAUX&quot;))" calcext:base-cell-address="'Niveau 1'.E6"/>
            <calcext:condition calcext:apply-style-name="FAUX" calcext:value="=0" calcext:base-cell-address="'Niveau 1'.E6"/>
          </calcext:conditional-format>
          <calcext:conditional-format calcext:target-range-address="'Niveau 1'.E7:'Niveau 1'.E7">
            <calcext:condition calcext:apply-style-name="VRAI" calcext:value="formula-is(IF([.D7]=&quot;VRAI&quot;))" calcext:base-cell-address="'Niveau 1'.E7"/>
            <calcext:condition calcext:apply-style-name="FAUX" calcext:value="formula-is(IF([.D7]=&quot;FAUX&quot;))" calcext:base-cell-address="'Niveau 1'.E7"/>
            <calcext:condition calcext:apply-style-name="FAUX" calcext:value="=0" calcext:base-cell-address="'Niveau 1'.E7"/>
          </calcext:conditional-format>
          <calcext:conditional-format calcext:target-range-address="'Niveau 1'.E8:'Niveau 1'.E8">
            <calcext:condition calcext:apply-style-name="VRAI" calcext:value="formula-is(IF([.D8]=&quot;VRAI&quot;))" calcext:base-cell-address="'Niveau 1'.E8"/>
            <calcext:condition calcext:apply-style-name="FAUX" calcext:value="formula-is(IF([.D8]=&quot;FAUX&quot;))" calcext:base-cell-address="'Niveau 1'.E8"/>
            <calcext:condition calcext:apply-style-name="FAUX" calcext:value="=0" calcext:base-cell-address="'Niveau 1'.E8"/>
          </calcext:conditional-format>
          <calcext:conditional-format calcext:target-range-address="'Niveau 1'.E10:'Niveau 1'.E10">
            <calcext:condition calcext:apply-style-name="VRAI" calcext:value="formula-is(IF([.D10]=&quot;VRAI&quot;))" calcext:base-cell-address="'Niveau 1'.E10"/>
            <calcext:condition calcext:apply-style-name="FAUX" calcext:value="formula-is(IF([.D10]=&quot;FAUX&quot;))" calcext:base-cell-address="'Niveau 1'.E10"/>
            <calcext:condition calcext:apply-style-name="FAUX" calcext:value="=0" calcext:base-cell-address="'Niveau 1'.E10"/>
          </calcext:conditional-format>
          <calcext:conditional-format calcext:target-range-address="'Niveau 1'.E12:'Niveau 1'.E12">
            <calcext:condition calcext:apply-style-name="VRAI" calcext:value="formula-is(IF([.D12]=&quot;VRAI&quot;))" calcext:base-cell-address="'Niveau 1'.E12"/>
            <calcext:condition calcext:apply-style-name="FAUX" calcext:value="formula-is(IF([.D12]=&quot;FAUX&quot;))" calcext:base-cell-address="'Niveau 1'.E12"/>
            <calcext:condition calcext:apply-style-name="FAUX" calcext:value="=0" calcext:base-cell-address="'Niveau 1'.E12"/>
          </calcext:conditional-format>
          <calcext:conditional-format calcext:target-range-address="'Niveau 1'.E13:'Niveau 1'.E13">
            <calcext:condition calcext:apply-style-name="VRAI" calcext:value="formula-is(IF([.D13]=&quot;VRAI&quot;))" calcext:base-cell-address="'Niveau 1'.E13"/>
            <calcext:condition calcext:apply-style-name="FAUX" calcext:value="formula-is(IF([.D13]=&quot;FAUX&quot;))" calcext:base-cell-address="'Niveau 1'.E13"/>
            <calcext:condition calcext:apply-style-name="FAUX" calcext:value="=0" calcext:base-cell-address="'Niveau 1'.E13"/>
          </calcext:conditional-format>
          <calcext:conditional-format calcext:target-range-address="'Niveau 1'.J4:'Niveau 1'.J4">
            <calcext:condition calcext:apply-style-name="VRAI" calcext:value="formula-is(IF([.I4]=&quot;VRAI&quot;))" calcext:base-cell-address="'Niveau 1'.J4"/>
            <calcext:condition calcext:apply-style-name="FAUX" calcext:value="formula-is(IF([.I4]=&quot;FAUX&quot;))" calcext:base-cell-address="'Niveau 1'.J4"/>
            <calcext:condition calcext:apply-style-name="FAUX" calcext:value="=0" calcext:base-cell-address="'Niveau 1'.J4"/>
          </calcext:conditional-format>
          <calcext:conditional-format calcext:target-range-address="'Niveau 1'.J5:'Niveau 1'.J5">
            <calcext:condition calcext:apply-style-name="VRAI" calcext:value="formula-is(IF([.I5]=&quot;VRAI&quot;))" calcext:base-cell-address="'Niveau 1'.J5"/>
            <calcext:condition calcext:apply-style-name="FAUX" calcext:value="formula-is(IF([.I5]=&quot;FAUX&quot;))" calcext:base-cell-address="'Niveau 1'.J5"/>
            <calcext:condition calcext:apply-style-name="FAUX" calcext:value="=0" calcext:base-cell-address="'Niveau 1'.J5"/>
          </calcext:conditional-format>
          <calcext:conditional-format calcext:target-range-address="'Niveau 1'.J6:'Niveau 1'.J6">
            <calcext:condition calcext:apply-style-name="VRAI" calcext:value="formula-is(IF([.I6]=&quot;VRAI&quot;))" calcext:base-cell-address="'Niveau 1'.J6"/>
            <calcext:condition calcext:apply-style-name="FAUX" calcext:value="formula-is(IF([.I6]=&quot;FAUX&quot;))" calcext:base-cell-address="'Niveau 1'.J6"/>
            <calcext:condition calcext:apply-style-name="FAUX" calcext:value="=0" calcext:base-cell-address="'Niveau 1'.J6"/>
          </calcext:conditional-format>
          <calcext:conditional-format calcext:target-range-address="'Niveau 1'.J7:'Niveau 1'.J7">
            <calcext:condition calcext:apply-style-name="VRAI" calcext:value="formula-is(IF([.I7]=&quot;VRAI&quot;))" calcext:base-cell-address="'Niveau 1'.J7"/>
            <calcext:condition calcext:apply-style-name="FAUX" calcext:value="formula-is(IF([.I7]=&quot;FAUX&quot;))" calcext:base-cell-address="'Niveau 1'.J7"/>
            <calcext:condition calcext:apply-style-name="FAUX" calcext:value="=0" calcext:base-cell-address="'Niveau 1'.J7"/>
          </calcext:conditional-format>
          <calcext:conditional-format calcext:target-range-address="'Niveau 1'.J8:'Niveau 1'.J8">
            <calcext:condition calcext:apply-style-name="VRAI" calcext:value="formula-is(IF([.I8]=&quot;VRAI&quot;))" calcext:base-cell-address="'Niveau 1'.J8"/>
            <calcext:condition calcext:apply-style-name="FAUX" calcext:value="formula-is(IF([.I8]=&quot;FAUX&quot;))" calcext:base-cell-address="'Niveau 1'.J8"/>
            <calcext:condition calcext:apply-style-name="FAUX" calcext:value="=0" calcext:base-cell-address="'Niveau 1'.J8"/>
          </calcext:conditional-format>
          <calcext:conditional-format calcext:target-range-address="'Niveau 1'.J9:'Niveau 1'.J9">
            <calcext:condition calcext:apply-style-name="VRAI" calcext:value="formula-is(IF([.I9]=&quot;VRAI&quot;))" calcext:base-cell-address="'Niveau 1'.J9"/>
            <calcext:condition calcext:apply-style-name="FAUX" calcext:value="formula-is(IF([.I9]=&quot;FAUX&quot;))" calcext:base-cell-address="'Niveau 1'.J9"/>
            <calcext:condition calcext:apply-style-name="FAUX" calcext:value="=0" calcext:base-cell-address="'Niveau 1'.J9"/>
          </calcext:conditional-format>
          <calcext:conditional-format calcext:target-range-address="'Niveau 1'.J10:'Niveau 1'.J10">
            <calcext:condition calcext:apply-style-name="VRAI" calcext:value="formula-is(IF([.I10]=&quot;VRAI&quot;))" calcext:base-cell-address="'Niveau 1'.J10"/>
            <calcext:condition calcext:apply-style-name="FAUX" calcext:value="formula-is(IF([.I10]=&quot;FAUX&quot;))" calcext:base-cell-address="'Niveau 1'.J10"/>
            <calcext:condition calcext:apply-style-name="FAUX" calcext:value="=0" calcext:base-cell-address="'Niveau 1'.J10"/>
          </calcext:conditional-format>
          <calcext:conditional-format calcext:target-range-address="'Niveau 1'.J11:'Niveau 1'.J11">
            <calcext:condition calcext:apply-style-name="VRAI" calcext:value="formula-is(IF([.I11]=&quot;VRAI&quot;))" calcext:base-cell-address="'Niveau 1'.J11"/>
            <calcext:condition calcext:apply-style-name="FAUX" calcext:value="formula-is(IF([.I11]=&quot;FAUX&quot;))" calcext:base-cell-address="'Niveau 1'.J11"/>
            <calcext:condition calcext:apply-style-name="FAUX" calcext:value="=0" calcext:base-cell-address="'Niveau 1'.J11"/>
          </calcext:conditional-format>
          <calcext:conditional-format calcext:target-range-address="'Niveau 1'.J12:'Niveau 1'.J12">
            <calcext:condition calcext:apply-style-name="VRAI" calcext:value="formula-is(IF([.I12]=&quot;VRAI&quot;))" calcext:base-cell-address="'Niveau 1'.J12"/>
            <calcext:condition calcext:apply-style-name="FAUX" calcext:value="formula-is(IF([.I12]=&quot;FAUX&quot;))" calcext:base-cell-address="'Niveau 1'.J12"/>
            <calcext:condition calcext:apply-style-name="FAUX" calcext:value="=0" calcext:base-cell-address="'Niveau 1'.J12"/>
          </calcext:conditional-format>
          <calcext:conditional-format calcext:target-range-address="'Niveau 1'.J13:'Niveau 1'.J13">
            <calcext:condition calcext:apply-style-name="VRAI" calcext:value="formula-is(IF([.I13]=&quot;VRAI&quot;))" calcext:base-cell-address="'Niveau 1'.J13"/>
            <calcext:condition calcext:apply-style-name="FAUX" calcext:value="formula-is(IF([.I13]=&quot;FAUX&quot;))" calcext:base-cell-address="'Niveau 1'.J13"/>
            <calcext:condition calcext:apply-style-name="FAUX" calcext:value="=0" calcext:base-cell-address="'Niveau 1'.J13"/>
          </calcext:conditional-format>
          <calcext:conditional-format calcext:target-range-address="'Niveau 1'.E9:'Niveau 1'.E9">
            <calcext:condition calcext:apply-style-name="VRAI" calcext:value="formula-is(IF([.D9]=&quot;VRAI&quot;))" calcext:base-cell-address="'Niveau 1'.E9"/>
            <calcext:condition calcext:apply-style-name="FAUX" calcext:value="formula-is(IF([.D9]=&quot;FAUX&quot;))" calcext:base-cell-address="'Niveau 1'.E9"/>
            <calcext:condition calcext:apply-style-name="FAUX" calcext:value="=0" calcext:base-cell-address="'Niveau 1'.E9"/>
          </calcext:conditional-format>
          <calcext:conditional-format calcext:target-range-address="'Niveau 1'.E11:'Niveau 1'.E11">
            <calcext:condition calcext:apply-style-name="VRAI" calcext:value="formula-is(IF([.D11]=&quot;VRAI&quot;))" calcext:base-cell-address="'Niveau 1'.E11"/>
            <calcext:condition calcext:apply-style-name="FAUX" calcext:value="formula-is(IF([.D11]=&quot;FAUX&quot;))" calcext:base-cell-address="'Niveau 1'.E11"/>
            <calcext:condition calcext:apply-style-name="FAUX" calcext:value="=0" calcext:base-cell-address="'Niveau 1'.E11"/>
          </calcext:conditional-format>
        </calcext:conditional-formats>
      </table:table>
      <table:table table:name="Niveau 2" table:style-name="ta1" table:protected="true" table:protection-key="+6odNNuI6cU4bfX8P4KSXruyAX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5" form:id="control5" form:label="Résultat" form:linked-cell="'Niveau 2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6" form:id="control6" form:label="Réponses" form:linked-cell="'Niveau 2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60.18mm" svg:height="15mm" svg:x="49.07mm" svg:y="160mm" draw:control="control5"/>
          <draw:control draw:z-index="1" draw:style-name="gr3" draw:text-style-name="P3" svg:width="59.9mm" svg:height="15mm" svg:x="114.41mm" svg:y="160mm" draw:control="control6"/>
        </table:shapes>
        <table:table-column table:style-name="co10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default-cell-style-name="ce66"/>
        <table:table-column table:style-name="co14" table:default-cell-style-name="ce66"/>
        <table:table-column table:style-name="co10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default-cell-style-name="ce66"/>
        <table:table-column table:style-name="co14" table:default-cell-style-name="ce66"/>
        <table:table-column table:style-name="co15" table:default-cell-style-name="ce66"/>
        <table:table-column table:style-name="co1" table:number-columns-repeated="1013" table:default-cell-style-name="ce66"/>
        <table:table-row table:style-name="ro6">
          <table:table-cell table:style-name="ce50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92"/>
          <table:covered-table-cell table:style-name="ce53"/>
          <table:covered-table-cell table:number-columns-repeated="5" table:style-name="ce74"/>
          <table:table-cell table:style-name="ce51" table:formula="of:=IF([.$C$25];IF([.E25]&lt;0;0;[.E25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6">
          <table:table-cell table:style-name="ce2" office:value-type="string" calcext:value-type="string" table:number-columns-spanned="8" table:number-rows-spanned="1">
            <text:p>Nouveau test : Ctrl + Shift + F9</text:p>
          </table:table-cell>
          <table:covered-table-cell table:style-name="ce50"/>
          <table:covered-table-cell table:style-name="ce53"/>
          <table:covered-table-cell table:number-columns-repeated="7" table:style-name="ce74"/>
          <table:table-cell table:style-name="ce55"/>
          <table:table-cell table:number-columns-repeated="1013"/>
        </table:table-row>
        <table:table-row table:style-name="ro6">
          <table:table-cell table:style-name="ce53" office:value-type="string" calcext:value-type="string">
            <text:p>N°</text:p>
          </table:table-cell>
          <table:table-cell table:style-name="ce53" office:value-type="string" calcext:value-type="string">
            <text:p>Calcul</text:p>
          </table:table-cell>
          <table:table-cell table:style-name="ce53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ce53" office:value-type="string" calcext:value-type="string">
            <text:p>N°</text:p>
          </table:table-cell>
          <table:table-cell table:style-name="ce53" office:value-type="string" calcext:value-type="string">
            <text:p>Calcul</text:p>
          </table:table-cell>
          <table:table-cell table:style-name="ce53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57" table:formula="of:=INDEX([$Données.K$1:$Données.K$1048576];[$Données.M4]+3)" office:value-type="string" office:string-value="17²" calcext:value-type="string">
            <text:p>17²</text:p>
          </table:table-cell>
          <table:table-cell table:style-name="ce30"/>
          <table:table-cell table:style-name="ce158" table:formula="of:=IF(ISBLANK([.C4]);&quot;&quot;;IF([.$C$25];IF([.C4]=INDEX([$Données.L$1:$Données.L$1048576];[$Données.M4]+3);&quot;VRAI&quot;;&quot;FAUX&quot;);&quot;&quot;))">
            <text:p/>
          </table:table-cell>
          <table:table-cell table:style-name="ce162" table:formula="of:=IF(AND([.$C$25];[.$D$25]);INDEX([$Données.L$1:$Données.L$1048576];[$Données.M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57" table:formula="of:=INDEX([$Données.K$1:$Données.K$1048576];[$Données.M15]+3)" office:value-type="string" office:string-value="8 × 12" calcext:value-type="string">
            <text:p>8 × 12</text:p>
          </table:table-cell>
          <table:table-cell table:style-name="ce30"/>
          <table:table-cell table:style-name="ce158" table:formula="of:=IF(ISBLANK([.H4]);&quot;&quot;;IF([.$C$25];IF([.H4]=INDEX([$Données.L$1:$Données.L$1048576];[$Données.M15]+3);&quot;VRAI&quot;;&quot;FAUX&quot;);&quot;&quot;))">
            <text:p/>
          </table:table-cell>
          <table:table-cell table:style-name="ce182" table:formula="of:=IF(AND([.$C$25];[.$D$25]);INDEX([$Données.L$1:$Données.L$1048576];[$Données.M15]+3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29" table:formula="of:=INDEX([$Données.K$1:$Données.K$1048576];[$Données.M5]+3)" office:value-type="string" office:string-value="30 × 17" calcext:value-type="string">
            <text:p>30 × 17</text:p>
          </table:table-cell>
          <table:table-cell table:style-name="ce30"/>
          <table:table-cell table:style-name="ce159" table:formula="of:=IF(ISBLANK([.C5]);&quot;&quot;;IF([.$C$25];IF([.C5]=INDEX([$Données.L$1:$Données.L$1048576];[$Données.M5]+3);&quot;VRAI&quot;;&quot;FAUX&quot;);&quot;&quot;))">
            <text:p/>
          </table:table-cell>
          <table:table-cell table:style-name="ce163" table:formula="of:=IF(AND([.$C$25];[.$D$25]);INDEX([$Données.L$1:$Données.L$1048576];[$Données.M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K$1:$Données.K$1048576];[$Données.M16]+3)" office:value-type="string" office:string-value="12²" calcext:value-type="string">
            <text:p>12²</text:p>
          </table:table-cell>
          <table:table-cell table:style-name="ce30"/>
          <table:table-cell table:style-name="ce159" table:formula="of:=IF(ISBLANK([.H5]);&quot;&quot;;IF([.$C$25];IF([.H5]=INDEX([$Données.L$1:$Données.L$1048576];[$Données.M16]+3);&quot;VRAI&quot;;&quot;FAUX&quot;);&quot;&quot;))">
            <text:p/>
          </table:table-cell>
          <table:table-cell table:style-name="ce183" table:formula="of:=IF(AND([.$C$25];[.$D$25]);INDEX([$Données.L$1:$Données.L$1048576];[$Données.M16]+3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57" table:formula="of:=INDEX([$Données.K$1:$Données.K$1048576];[$Données.M6]+3)" office:value-type="string" office:string-value="65²" calcext:value-type="string">
            <text:p>65²</text:p>
          </table:table-cell>
          <table:table-cell table:style-name="ce30"/>
          <table:table-cell table:style-name="ce158" table:formula="of:=IF(ISBLANK([.C6]);&quot;&quot;;IF([.$C$25];IF([.C6]=INDEX([$Données.L$1:$Données.L$1048576];[$Données.M6]+3);&quot;VRAI&quot;;&quot;FAUX&quot;);&quot;&quot;))">
            <text:p/>
          </table:table-cell>
          <table:table-cell table:style-name="ce165" table:formula="of:=IF(AND([.$C$25];[.$D$25]);INDEX([$Données.L$1:$Données.L$1048576];[$Données.M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57" table:formula="of:=INDEX([$Données.K$1:$Données.K$1048576];[$Données.M17]+3)" office:value-type="string" office:string-value="14²" calcext:value-type="string">
            <text:p>14²</text:p>
          </table:table-cell>
          <table:table-cell table:style-name="ce30"/>
          <table:table-cell table:style-name="ce158" table:formula="of:=IF(ISBLANK([.H6]);&quot;&quot;;IF([.$C$25];IF([.H6]=INDEX([$Données.L$1:$Données.L$1048576];[$Données.M17]+3);&quot;VRAI&quot;;&quot;FAUX&quot;);&quot;&quot;))">
            <text:p/>
          </table:table-cell>
          <table:table-cell table:style-name="ce185" table:formula="of:=IF(AND([.$C$25];[.$D$25]);INDEX([$Données.L$1:$Données.L$1048576];[$Données.M17]+3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29" table:formula="of:=INDEX([$Données.K$1:$Données.K$1048576];[$Données.M7]+3)" office:value-type="string" office:string-value="45²" calcext:value-type="string">
            <text:p>45²</text:p>
          </table:table-cell>
          <table:table-cell table:style-name="ce30"/>
          <table:table-cell table:style-name="ce159" table:formula="of:=IF(ISBLANK([.C7]);&quot;&quot;;IF([.$C$25];IF([.C7]=INDEX([$Données.L$1:$Données.L$1048576];[$Données.M7]+3);&quot;VRAI&quot;;&quot;FAUX&quot;);&quot;&quot;))">
            <text:p/>
          </table:table-cell>
          <table:table-cell table:style-name="ce166" table:formula="of:=IF(AND([.$C$25];[.$D$25]);INDEX([$Données.L$1:$Données.L$1048576];[$Données.M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K$1:$Données.K$1048576];[$Données.M18]+3)" office:value-type="string" office:string-value="20 × 11" calcext:value-type="string">
            <text:p>20 × 11</text:p>
          </table:table-cell>
          <table:table-cell table:style-name="ce30"/>
          <table:table-cell table:style-name="ce159" table:formula="of:=IF(ISBLANK([.H7]);&quot;&quot;;IF([.$C$25];IF([.H7]=INDEX([$Données.L$1:$Données.L$1048576];[$Données.M18]+3);&quot;VRAI&quot;;&quot;FAUX&quot;);&quot;&quot;))">
            <text:p/>
          </table:table-cell>
          <table:table-cell table:style-name="ce186" table:formula="of:=IF(AND([.$C$25];[.$D$25]);INDEX([$Données.L$1:$Données.L$1048576];[$Données.M18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57" table:formula="of:=INDEX([$Données.K$1:$Données.K$1048576];[$Données.M8]+3)" office:value-type="string" office:string-value="28 × 16" calcext:value-type="string">
            <text:p>28 × 16</text:p>
          </table:table-cell>
          <table:table-cell table:style-name="ce30"/>
          <table:table-cell table:style-name="ce158" table:formula="of:=IF(ISBLANK([.C8]);&quot;&quot;;IF([.$C$25];IF([.C8]=INDEX([$Données.L$1:$Données.L$1048576];[$Données.M8]+3);&quot;VRAI&quot;;&quot;FAUX&quot;);&quot;&quot;))">
            <text:p/>
          </table:table-cell>
          <table:table-cell table:style-name="ce171" table:formula="of:=IF(AND([.$C$25];[.$D$25]);INDEX([$Données.L$1:$Données.L$1048576];[$Données.M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57" table:formula="of:=INDEX([$Données.K$1:$Données.K$1048576];[$Données.M19]+3)" office:value-type="string" office:string-value="16 × 15" calcext:value-type="string">
            <text:p>16 × 15</text:p>
          </table:table-cell>
          <table:table-cell table:style-name="ce30"/>
          <table:table-cell table:style-name="ce158" table:formula="of:=IF(ISBLANK([.H8]);&quot;&quot;;IF([.$C$25];IF([.H8]=INDEX([$Données.L$1:$Données.L$1048576];[$Données.M19]+3);&quot;VRAI&quot;;&quot;FAUX&quot;);&quot;&quot;))">
            <text:p/>
          </table:table-cell>
          <table:table-cell table:style-name="ce187" table:formula="of:=IF(AND([.$C$25];[.$D$25]);INDEX([$Données.L$1:$Données.L$1048576];[$Données.M19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29" table:formula="of:=INDEX([$Données.K$1:$Données.K$1048576];[$Données.M9]+3)" office:value-type="string" office:string-value="26 × 15" calcext:value-type="string">
            <text:p>26 × 15</text:p>
          </table:table-cell>
          <table:table-cell table:style-name="ce30"/>
          <table:table-cell table:style-name="ce159" table:formula="of:=IF(ISBLANK([.C9]);&quot;&quot;;IF([.$C$25];IF([.C9]=INDEX([$Données.L$1:$Données.L$1048576];[$Données.M9]+3);&quot;VRAI&quot;;&quot;FAUX&quot;);&quot;&quot;))">
            <text:p/>
          </table:table-cell>
          <table:table-cell table:style-name="ce175" table:formula="of:=IF(AND([.$C$25];[.$D$25]);INDEX([$Données.L$1:$Données.L$1048576];[$Données.M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K$1:$Données.K$1048576];[$Données.M20]+3)" office:value-type="string" office:string-value="26 × 11" calcext:value-type="string">
            <text:p>26 × 11</text:p>
          </table:table-cell>
          <table:table-cell table:style-name="ce30"/>
          <table:table-cell table:style-name="ce159" table:formula="of:=IF(ISBLANK([.H9]);&quot;&quot;;IF([.$C$25];IF([.H9]=INDEX([$Données.L$1:$Données.L$1048576];[$Données.M20]+3);&quot;VRAI&quot;;&quot;FAUX&quot;);&quot;&quot;))">
            <text:p/>
          </table:table-cell>
          <table:table-cell table:style-name="ce188" table:formula="of:=IF(AND([.$C$25];[.$D$25]);INDEX([$Données.L$1:$Données.L$1048576];[$Données.M20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57" table:formula="of:=INDEX([$Données.K$1:$Données.K$1048576];[$Données.M10]+3)" office:value-type="string" office:string-value="18 × 15" calcext:value-type="string">
            <text:p>18 × 15</text:p>
          </table:table-cell>
          <table:table-cell table:style-name="ce30"/>
          <table:table-cell table:style-name="ce158" table:formula="of:=IF(ISBLANK([.C10]);&quot;&quot;;IF([.$C$25];IF([.C10]=INDEX([$Données.L$1:$Données.L$1048576];[$Données.M10]+3);&quot;VRAI&quot;;&quot;FAUX&quot;);&quot;&quot;))">
            <text:p/>
          </table:table-cell>
          <table:table-cell table:style-name="ce173" table:formula="of:=IF(AND([.$C$25];[.$D$25]);INDEX([$Données.L$1:$Données.L$1048576];[$Données.M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57" table:formula="of:=INDEX([$Données.K$1:$Données.K$1048576];[$Données.M21]+3)" office:value-type="string" office:string-value="13²" calcext:value-type="string">
            <text:p>13²</text:p>
          </table:table-cell>
          <table:table-cell table:style-name="ce30"/>
          <table:table-cell table:style-name="ce158" table:formula="of:=IF(ISBLANK([.H10]);&quot;&quot;;IF([.$C$25];IF([.H10]=INDEX([$Données.L$1:$Données.L$1048576];[$Données.M21]+3);&quot;VRAI&quot;;&quot;FAUX&quot;);&quot;&quot;))">
            <text:p/>
          </table:table-cell>
          <table:table-cell table:style-name="ce189" table:formula="of:=IF(AND([.$C$25];[.$D$25]);INDEX([$Données.L$1:$Données.L$1048576];[$Données.M21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29" table:formula="of:=INDEX([$Données.K$1:$Données.K$1048576];[$Données.M11]+3)" office:value-type="string" office:string-value="12 × 15" calcext:value-type="string">
            <text:p>12 × 15</text:p>
          </table:table-cell>
          <table:table-cell table:style-name="ce30"/>
          <table:table-cell table:style-name="ce159" table:formula="of:=IF(ISBLANK([.C11]);&quot;&quot;;IF([.$C$25];IF([.C11]=INDEX([$Données.L$1:$Données.L$1048576];[$Données.M11]+3);&quot;VRAI&quot;;&quot;FAUX&quot;);&quot;&quot;))">
            <text:p/>
          </table:table-cell>
          <table:table-cell table:style-name="ce174" table:formula="of:=IF(AND([.$C$25];[.$D$25]);INDEX([$Données.L$1:$Données.L$1048576];[$Données.M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K$1:$Données.K$1048576];[$Données.M22]+3)" office:value-type="string" office:string-value="15²" calcext:value-type="string">
            <text:p>15²</text:p>
          </table:table-cell>
          <table:table-cell table:style-name="ce30"/>
          <table:table-cell table:style-name="ce159" table:formula="of:=IF(ISBLANK([.H11]);&quot;&quot;;IF([.$C$25];IF([.H11]=INDEX([$Données.L$1:$Données.L$1048576];[$Données.M22]+3);&quot;VRAI&quot;;&quot;FAUX&quot;);&quot;&quot;))">
            <text:p/>
          </table:table-cell>
          <table:table-cell table:style-name="ce191" table:formula="of:=IF(AND([.$C$25];[.$D$25]);INDEX([$Données.L$1:$Données.L$1048576];[$Données.M22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57" table:formula="of:=INDEX([$Données.K$1:$Données.K$1048576];[$Données.M12]+3)" office:value-type="string" office:string-value="12 × 11" calcext:value-type="string">
            <text:p>12 × 11</text:p>
          </table:table-cell>
          <table:table-cell table:style-name="ce30"/>
          <table:table-cell table:style-name="ce158" table:formula="of:=IF(ISBLANK([.C12]);&quot;&quot;;IF([.$C$25];IF([.C12]=INDEX([$Données.L$1:$Données.L$1048576];[$Données.M12]+3);&quot;VRAI&quot;;&quot;FAUX&quot;);&quot;&quot;))">
            <text:p/>
          </table:table-cell>
          <table:table-cell table:style-name="ce177" table:formula="of:=IF(AND([.$C$25];[.$D$25]);INDEX([$Données.L$1:$Données.L$1048576];[$Données.M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57" table:formula="of:=INDEX([$Données.K$1:$Données.K$1048576];[$Données.M23]+3)" office:value-type="string" office:string-value="9 × 13" calcext:value-type="string">
            <text:p>9 × 13</text:p>
          </table:table-cell>
          <table:table-cell table:style-name="ce30"/>
          <table:table-cell table:style-name="ce158" table:formula="of:=IF(ISBLANK([.H12]);&quot;&quot;;IF([.$C$25];IF([.H12]=INDEX([$Données.L$1:$Données.L$1048576];[$Données.M23]+3);&quot;VRAI&quot;;&quot;FAUX&quot;);&quot;&quot;))">
            <text:p/>
          </table:table-cell>
          <table:table-cell table:style-name="ce190" table:formula="of:=IF(AND([.$C$25];[.$D$25]);INDEX([$Données.L$1:$Données.L$1048576];[$Données.M23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29" table:formula="of:=INDEX([$Données.K$1:$Données.K$1048576];[$Données.M13]+3)" office:value-type="string" office:string-value="35²" calcext:value-type="string">
            <text:p>35²</text:p>
          </table:table-cell>
          <table:table-cell table:style-name="ce30"/>
          <table:table-cell table:style-name="ce159" table:formula="of:=IF(ISBLANK([.C13]);&quot;&quot;;IF([.$C$25];IF([.C13]=INDEX([$Données.L$1:$Données.L$1048576];[$Données.M13]+3);&quot;VRAI&quot;;&quot;FAUX&quot;);&quot;&quot;))">
            <text:p/>
          </table:table-cell>
          <table:table-cell table:style-name="ce179" table:formula="of:=IF(AND([.$C$25];[.$D$25]);INDEX([$Données.L$1:$Données.L$1048576];[$Données.M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K$1:$Données.K$1048576];[$Données.M24]+3)" office:value-type="string" office:string-value="22 × 11" calcext:value-type="string">
            <text:p>22 × 11</text:p>
          </table:table-cell>
          <table:table-cell table:style-name="ce30"/>
          <table:table-cell table:style-name="ce159" table:formula="of:=IF(ISBLANK([.H13]);&quot;&quot;;IF([.$C$25];IF([.H13]=INDEX([$Données.L$1:$Données.L$1048576];[$Données.M24]+3);&quot;VRAI&quot;;&quot;FAUX&quot;);&quot;&quot;))">
            <text:p/>
          </table:table-cell>
          <table:table-cell table:style-name="ce193" table:formula="of:=IF(AND([.$C$25];[.$D$25]);INDEX([$Données.L$1:$Données.L$1048576];[$Données.M24]+3);&quot;&quot;)">
            <text:p/>
          </table:table-cell>
          <table:table-cell table:number-columns-repeated="1014"/>
        </table:table-row>
        <table:table-row table:style-name="ro6">
          <table:table-cell table:style-name="ce60" table:number-columns-repeated="2"/>
          <table:table-cell/>
          <table:table-cell table:style-name="ce60" table:number-columns-repeated="7"/>
          <table:table-cell table:style-name="ce56"/>
          <table:table-cell table:number-columns-repeated="1013"/>
        </table:table-row>
        <table:table-row table:style-name="ro6">
          <table:table-cell table:style-name="ce60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6">
          <table:table-cell table:style-name="ce60" table:number-columns-repeated="2"/>
          <table:table-cell table:number-columns-repeated="1022"/>
        </table:table-row>
        <table:table-row table:style-name="ro6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60"/>
          <table:covered-table-cell table:number-columns-repeated="8"/>
          <table:table-cell table:number-columns-repeated="1014"/>
        </table:table-row>
        <table:table-row table:style-name="ro6" table:number-rows-repeated="7">
          <table:table-cell table:style-name="ce60" table:number-columns-repeated="2"/>
          <table:table-cell table:number-columns-repeated="1022"/>
        </table:table-row>
        <table:table-row table:style-name="ro6">
          <table:table-cell table:style-name="ce131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315" office:value-type="boolean" office:boolean-value="false" calcext:value-type="boolean">
            <text:p>FAUX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style-name="ce168" table:number-columns-repeated="1019"/>
        </table:table-row>
        <table:table-row table:style-name="ro6" table:number-rows-repeated="63">
          <table:table-cell table:style-name="ce60" table:number-columns-repeated="2"/>
          <table:table-cell table:number-columns-repeated="1022"/>
        </table:table-row>
        <table:table-row table:style-name="ro6" table:number-rows-repeated="104848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iveau 2'.D4:'Niveau 2'.E13 'Niveau 2'.I4:'Niveau 2'.J13">
            <calcext:condition calcext:apply-style-name="VRAI" calcext:value="=&quot;VRAI&quot;" calcext:base-cell-address="'Niveau 2'.D4"/>
            <calcext:condition calcext:apply-style-name="FAUX" calcext:value="=&quot;FAUX&quot;" calcext:base-cell-address="'Niveau 2'.D4"/>
          </calcext:conditional-format>
          <calcext:conditional-format calcext:target-range-address="'Niveau 2'.E4:'Niveau 2'.E4">
            <calcext:condition calcext:apply-style-name="VRAI" calcext:value="formula-is(IF([.D4]=&quot;VRAI&quot;))" calcext:base-cell-address="'Niveau 2'.E4"/>
            <calcext:condition calcext:apply-style-name="FAUX" calcext:value="formula-is(IF([.D4]=&quot;FAUX&quot;))" calcext:base-cell-address="'Niveau 2'.E4"/>
            <calcext:condition calcext:apply-style-name="FAUX" calcext:value="=0" calcext:base-cell-address="'Niveau 2'.E4"/>
          </calcext:conditional-format>
          <calcext:conditional-format calcext:target-range-address="'Niveau 2'.E5:'Niveau 2'.E5">
            <calcext:condition calcext:apply-style-name="VRAI" calcext:value="formula-is(IF([.D5]=&quot;VRAI&quot;))" calcext:base-cell-address="'Niveau 2'.E5"/>
            <calcext:condition calcext:apply-style-name="FAUX" calcext:value="formula-is(IF([.D5]=&quot;FAUX&quot;))" calcext:base-cell-address="'Niveau 2'.E5"/>
            <calcext:condition calcext:apply-style-name="FAUX" calcext:value="=0" calcext:base-cell-address="'Niveau 2'.E5"/>
          </calcext:conditional-format>
          <calcext:conditional-format calcext:target-range-address="'Niveau 2'.E6:'Niveau 2'.E6">
            <calcext:condition calcext:apply-style-name="VRAI" calcext:value="formula-is(IF([.D6]=&quot;VRAI&quot;))" calcext:base-cell-address="'Niveau 2'.E6"/>
            <calcext:condition calcext:apply-style-name="FAUX" calcext:value="formula-is(IF([.D6]=&quot;FAUX&quot;))" calcext:base-cell-address="'Niveau 2'.E6"/>
            <calcext:condition calcext:apply-style-name="FAUX" calcext:value="=0" calcext:base-cell-address="'Niveau 2'.E6"/>
          </calcext:conditional-format>
          <calcext:conditional-format calcext:target-range-address="'Niveau 2'.E7:'Niveau 2'.E7">
            <calcext:condition calcext:apply-style-name="VRAI" calcext:value="formula-is(IF([.D7]=&quot;VRAI&quot;))" calcext:base-cell-address="'Niveau 2'.E7"/>
            <calcext:condition calcext:apply-style-name="FAUX" calcext:value="formula-is(IF([.D7]=&quot;FAUX&quot;))" calcext:base-cell-address="'Niveau 2'.E7"/>
            <calcext:condition calcext:apply-style-name="FAUX" calcext:value="=0" calcext:base-cell-address="'Niveau 2'.E7"/>
          </calcext:conditional-format>
          <calcext:conditional-format calcext:target-range-address="'Niveau 2'.E8:'Niveau 2'.E8">
            <calcext:condition calcext:apply-style-name="VRAI" calcext:value="formula-is(IF([.D8]=&quot;VRAI&quot;))" calcext:base-cell-address="'Niveau 2'.E8"/>
            <calcext:condition calcext:apply-style-name="FAUX" calcext:value="formula-is(IF([.D8]=&quot;FAUX&quot;))" calcext:base-cell-address="'Niveau 2'.E8"/>
            <calcext:condition calcext:apply-style-name="FAUX" calcext:value="=0" calcext:base-cell-address="'Niveau 2'.E8"/>
          </calcext:conditional-format>
          <calcext:conditional-format calcext:target-range-address="'Niveau 2'.E9:'Niveau 2'.E9">
            <calcext:condition calcext:apply-style-name="VRAI" calcext:value="formula-is(IF([.D9]=&quot;VRAI&quot;))" calcext:base-cell-address="'Niveau 2'.E9"/>
            <calcext:condition calcext:apply-style-name="FAUX" calcext:value="formula-is(IF([.D9]=&quot;FAUX&quot;))" calcext:base-cell-address="'Niveau 2'.E9"/>
            <calcext:condition calcext:apply-style-name="FAUX" calcext:value="=0" calcext:base-cell-address="'Niveau 2'.E9"/>
          </calcext:conditional-format>
          <calcext:conditional-format calcext:target-range-address="'Niveau 2'.E10:'Niveau 2'.E10">
            <calcext:condition calcext:apply-style-name="VRAI" calcext:value="formula-is(IF([.D10]=&quot;VRAI&quot;))" calcext:base-cell-address="'Niveau 2'.E10"/>
            <calcext:condition calcext:apply-style-name="FAUX" calcext:value="formula-is(IF([.D10]=&quot;FAUX&quot;))" calcext:base-cell-address="'Niveau 2'.E10"/>
            <calcext:condition calcext:apply-style-name="FAUX" calcext:value="=0" calcext:base-cell-address="'Niveau 2'.E10"/>
          </calcext:conditional-format>
          <calcext:conditional-format calcext:target-range-address="'Niveau 2'.E11:'Niveau 2'.E11">
            <calcext:condition calcext:apply-style-name="VRAI" calcext:value="formula-is(IF([.D11]=&quot;VRAI&quot;))" calcext:base-cell-address="'Niveau 2'.E11"/>
            <calcext:condition calcext:apply-style-name="FAUX" calcext:value="formula-is(IF([.D11]=&quot;FAUX&quot;))" calcext:base-cell-address="'Niveau 2'.E11"/>
            <calcext:condition calcext:apply-style-name="FAUX" calcext:value="=0" calcext:base-cell-address="'Niveau 2'.E11"/>
          </calcext:conditional-format>
          <calcext:conditional-format calcext:target-range-address="'Niveau 2'.E12:'Niveau 2'.E12">
            <calcext:condition calcext:apply-style-name="VRAI" calcext:value="formula-is(IF([.D12]=&quot;VRAI&quot;))" calcext:base-cell-address="'Niveau 2'.E12"/>
            <calcext:condition calcext:apply-style-name="FAUX" calcext:value="formula-is(IF([.D12]=&quot;FAUX&quot;))" calcext:base-cell-address="'Niveau 2'.E12"/>
            <calcext:condition calcext:apply-style-name="FAUX" calcext:value="=0" calcext:base-cell-address="'Niveau 2'.E12"/>
          </calcext:conditional-format>
          <calcext:conditional-format calcext:target-range-address="'Niveau 2'.E13:'Niveau 2'.E13">
            <calcext:condition calcext:apply-style-name="VRAI" calcext:value="formula-is(IF([.D13]=&quot;VRAI&quot;))" calcext:base-cell-address="'Niveau 2'.E13"/>
            <calcext:condition calcext:apply-style-name="FAUX" calcext:value="formula-is(IF([.D13]=&quot;FAUX&quot;))" calcext:base-cell-address="'Niveau 2'.E13"/>
            <calcext:condition calcext:apply-style-name="FAUX" calcext:value="=0" calcext:base-cell-address="'Niveau 2'.E13"/>
          </calcext:conditional-format>
          <calcext:conditional-format calcext:target-range-address="'Niveau 2'.J4:'Niveau 2'.J4">
            <calcext:condition calcext:apply-style-name="VRAI" calcext:value="formula-is(IF([.I4]=&quot;VRAI&quot;))" calcext:base-cell-address="'Niveau 2'.J4"/>
            <calcext:condition calcext:apply-style-name="FAUX" calcext:value="formula-is(IF([.I4]=&quot;FAUX&quot;))" calcext:base-cell-address="'Niveau 2'.J4"/>
            <calcext:condition calcext:apply-style-name="FAUX" calcext:value="=0" calcext:base-cell-address="'Niveau 2'.J4"/>
          </calcext:conditional-format>
          <calcext:conditional-format calcext:target-range-address="'Niveau 2'.J5:'Niveau 2'.J5">
            <calcext:condition calcext:apply-style-name="VRAI" calcext:value="formula-is(IF([.I5]=&quot;VRAI&quot;))" calcext:base-cell-address="'Niveau 2'.J5"/>
            <calcext:condition calcext:apply-style-name="FAUX" calcext:value="formula-is(IF([.I5]=&quot;FAUX&quot;))" calcext:base-cell-address="'Niveau 2'.J5"/>
            <calcext:condition calcext:apply-style-name="FAUX" calcext:value="=0" calcext:base-cell-address="'Niveau 2'.J5"/>
          </calcext:conditional-format>
          <calcext:conditional-format calcext:target-range-address="'Niveau 2'.J6:'Niveau 2'.J6">
            <calcext:condition calcext:apply-style-name="VRAI" calcext:value="formula-is(IF([.I6]=&quot;VRAI&quot;))" calcext:base-cell-address="'Niveau 2'.J6"/>
            <calcext:condition calcext:apply-style-name="FAUX" calcext:value="formula-is(IF([.I6]=&quot;FAUX&quot;))" calcext:base-cell-address="'Niveau 2'.J6"/>
            <calcext:condition calcext:apply-style-name="FAUX" calcext:value="=0" calcext:base-cell-address="'Niveau 2'.J6"/>
          </calcext:conditional-format>
          <calcext:conditional-format calcext:target-range-address="'Niveau 2'.J7:'Niveau 2'.J7">
            <calcext:condition calcext:apply-style-name="VRAI" calcext:value="formula-is(IF([.I7]=&quot;VRAI&quot;))" calcext:base-cell-address="'Niveau 2'.J7"/>
            <calcext:condition calcext:apply-style-name="FAUX" calcext:value="formula-is(IF([.I7]=&quot;FAUX&quot;))" calcext:base-cell-address="'Niveau 2'.J7"/>
            <calcext:condition calcext:apply-style-name="FAUX" calcext:value="=0" calcext:base-cell-address="'Niveau 2'.J7"/>
          </calcext:conditional-format>
          <calcext:conditional-format calcext:target-range-address="'Niveau 2'.J8:'Niveau 2'.J8">
            <calcext:condition calcext:apply-style-name="VRAI" calcext:value="formula-is(IF([.I8]=&quot;VRAI&quot;))" calcext:base-cell-address="'Niveau 2'.J8"/>
            <calcext:condition calcext:apply-style-name="FAUX" calcext:value="formula-is(IF([.I8]=&quot;FAUX&quot;))" calcext:base-cell-address="'Niveau 2'.J8"/>
            <calcext:condition calcext:apply-style-name="FAUX" calcext:value="=0" calcext:base-cell-address="'Niveau 2'.J8"/>
          </calcext:conditional-format>
          <calcext:conditional-format calcext:target-range-address="'Niveau 2'.J9:'Niveau 2'.J9">
            <calcext:condition calcext:apply-style-name="VRAI" calcext:value="formula-is(IF([.I9]=&quot;VRAI&quot;))" calcext:base-cell-address="'Niveau 2'.J9"/>
            <calcext:condition calcext:apply-style-name="FAUX" calcext:value="formula-is(IF([.I9]=&quot;FAUX&quot;))" calcext:base-cell-address="'Niveau 2'.J9"/>
            <calcext:condition calcext:apply-style-name="FAUX" calcext:value="=0" calcext:base-cell-address="'Niveau 2'.J9"/>
          </calcext:conditional-format>
          <calcext:conditional-format calcext:target-range-address="'Niveau 2'.J10:'Niveau 2'.J10">
            <calcext:condition calcext:apply-style-name="VRAI" calcext:value="formula-is(IF([.I10]=&quot;VRAI&quot;))" calcext:base-cell-address="'Niveau 2'.J10"/>
            <calcext:condition calcext:apply-style-name="FAUX" calcext:value="formula-is(IF([.I10]=&quot;FAUX&quot;))" calcext:base-cell-address="'Niveau 2'.J10"/>
            <calcext:condition calcext:apply-style-name="FAUX" calcext:value="=0" calcext:base-cell-address="'Niveau 2'.J10"/>
          </calcext:conditional-format>
          <calcext:conditional-format calcext:target-range-address="'Niveau 2'.J11:'Niveau 2'.J11">
            <calcext:condition calcext:apply-style-name="VRAI" calcext:value="formula-is(IF([.I11]=&quot;VRAI&quot;))" calcext:base-cell-address="'Niveau 2'.J11"/>
            <calcext:condition calcext:apply-style-name="FAUX" calcext:value="formula-is(IF([.I11]=&quot;FAUX&quot;))" calcext:base-cell-address="'Niveau 2'.J11"/>
            <calcext:condition calcext:apply-style-name="FAUX" calcext:value="=0" calcext:base-cell-address="'Niveau 2'.J11"/>
          </calcext:conditional-format>
          <calcext:conditional-format calcext:target-range-address="'Niveau 2'.J12:'Niveau 2'.J12">
            <calcext:condition calcext:apply-style-name="VRAI" calcext:value="formula-is(IF([.I12]=&quot;VRAI&quot;))" calcext:base-cell-address="'Niveau 2'.J12"/>
            <calcext:condition calcext:apply-style-name="FAUX" calcext:value="formula-is(IF([.I12]=&quot;FAUX&quot;))" calcext:base-cell-address="'Niveau 2'.J12"/>
            <calcext:condition calcext:apply-style-name="FAUX" calcext:value="=0" calcext:base-cell-address="'Niveau 2'.J12"/>
          </calcext:conditional-format>
          <calcext:conditional-format calcext:target-range-address="'Niveau 2'.J13:'Niveau 2'.J13">
            <calcext:condition calcext:apply-style-name="VRAI" calcext:value="formula-is(IF([.I13]=&quot;VRAI&quot;))" calcext:base-cell-address="'Niveau 2'.J13"/>
            <calcext:condition calcext:apply-style-name="FAUX" calcext:value="formula-is(IF([.I13]=&quot;FAUX&quot;))" calcext:base-cell-address="'Niveau 2'.J13"/>
            <calcext:condition calcext:apply-style-name="FAUX" calcext:value="=0" calcext:base-cell-address="'Niveau 2'.J13"/>
          </calcext:conditional-format>
        </calcext:conditional-formats>
      </table:table>
      <table:table table:name="Niveau 3" table:style-name="ta1" table:protected="true" table:protection-key="+6odNNuI6cU4bfX8P4KSXruyAX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7" form:id="control7" form:label="Résultat" form:linked-cell="'Niveau 3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8" form:id="control8" form:label="Réponses" form:linked-cell="'Niveau 3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65.01mm" svg:height="20mm" svg:x="65.1mm" svg:y="160mm" draw:control="control7"/>
          <draw:control draw:z-index="1" draw:style-name="gr3" draw:text-style-name="P3" svg:width="64.97mm" svg:height="20mm" svg:x="135.12mm" svg:y="160mm" draw:control="control8"/>
        </table:shapes>
        <table:table-column table:style-name="co2" table:default-cell-style-name="ce66"/>
        <table:table-column table:style-name="co7" table:number-columns-repeated="2" table:default-cell-style-name="ce66"/>
        <table:table-column table:style-name="co16" table:default-cell-style-name="ce66"/>
        <table:table-column table:style-name="co14" table:default-cell-style-name="ce66"/>
        <table:table-column table:style-name="co2" table:default-cell-style-name="ce66"/>
        <table:table-column table:style-name="co7" table:number-columns-repeated="2" table:default-cell-style-name="ce66"/>
        <table:table-column table:style-name="co16" table:default-cell-style-name="ce66"/>
        <table:table-column table:style-name="co14" table:default-cell-style-name="ce66"/>
        <table:table-column table:style-name="co15" table:default-cell-style-name="ce66"/>
        <table:table-column table:style-name="co1" table:number-columns-repeated="1013" table:default-cell-style-name="ce66"/>
        <table:table-row table:style-name="ro6">
          <table:table-cell table:style-name="ce50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92"/>
          <table:covered-table-cell table:style-name="ce53"/>
          <table:covered-table-cell table:number-columns-repeated="5" table:style-name="ce74"/>
          <table:table-cell table:style-name="ce51" table:formula="of:=IF([.$C$25];IF([.E25]&lt;0;[.E25];[.E25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6">
          <table:table-cell table:style-name="ce2" office:value-type="string" calcext:value-type="string" table:number-columns-spanned="8" table:number-rows-spanned="1">
            <text:p>Nouveau test : Ctrl + Shift + F9</text:p>
          </table:table-cell>
          <table:covered-table-cell table:style-name="ce50"/>
          <table:covered-table-cell table:style-name="ce53"/>
          <table:covered-table-cell table:number-columns-repeated="7" table:style-name="ce74"/>
          <table:table-cell table:style-name="ce55"/>
          <table:table-cell table:number-columns-repeated="1013"/>
        </table:table-row>
        <table:table-row table:style-name="ro6">
          <table:table-cell table:style-name="ce53" office:value-type="string" calcext:value-type="string">
            <text:p>N°</text:p>
          </table:table-cell>
          <table:table-cell table:style-name="ce53" office:value-type="string" calcext:value-type="string">
            <text:p>Calcul</text:p>
          </table:table-cell>
          <table:table-cell table:style-name="ce53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ce53" office:value-type="string" calcext:value-type="string">
            <text:p>N°</text:p>
          </table:table-cell>
          <table:table-cell table:style-name="ce53" office:value-type="string" calcext:value-type="string">
            <text:p>Calcul</text:p>
          </table:table-cell>
          <table:table-cell table:style-name="ce53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23" table:formula="of:=INDEX([$Données.R$1:$Données.R$1048576];[$Données.T4]+3)" office:value-type="string" office:string-value="22²" calcext:value-type="string">
            <text:p>22²</text:p>
          </table:table-cell>
          <table:table-cell table:style-name="ce30"/>
          <table:table-cell table:style-name="ce195" table:formula="of:=IF(ISBLANK([.C4]);&quot;&quot;;IF([.$C$25];IF([.C4]=INDEX([$Données.S$1:$Données.S$1048576];[$Données.T4]+3);&quot;VRAI&quot;;&quot;FAUX&quot;);&quot;&quot;))">
            <text:p/>
          </table:table-cell>
          <table:table-cell table:style-name="ce197" table:formula="of:=IF(AND([.$C$25];[.$D$25]);INDEX([$Données.S$1:$Données.S$1048576];[$Données.T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3" table:formula="of:=INDEX([$Données.R$1:$Données.R$1048576];[$Données.T20]+3)" office:value-type="string" office:string-value="26 × 34" calcext:value-type="string">
            <text:p>26 × 34</text:p>
          </table:table-cell>
          <table:table-cell table:style-name="ce30"/>
          <table:table-cell table:style-name="ce195" table:formula="of:=IF(ISBLANK([.H4]);&quot;&quot;;IF([.$C$25];IF([.H4]=INDEX([$Données.S$1:$Données.S$1048576];[$Données.T20]+3);&quot;VRAI&quot;;&quot;FAUX&quot;);&quot;&quot;))">
            <text:p/>
          </table:table-cell>
          <table:table-cell table:style-name="ce207" table:formula="of:=IF(AND([.$C$25];[.$D$25]);INDEX([$Données.S$1:$Données.S$1048576];[$Données.T20]+3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29" table:formula="of:=INDEX([$Données.R$1:$Données.R$1048576];[$Données.T5]+3)" office:value-type="string" office:string-value="27²" calcext:value-type="string">
            <text:p>27²</text:p>
          </table:table-cell>
          <table:table-cell table:style-name="ce30"/>
          <table:table-cell table:style-name="ce196" table:formula="of:=IF(ISBLANK([.C5]);&quot;&quot;;IF([.$C$25];IF([.C5]=INDEX([$Données.S$1:$Données.S$1048576];[$Données.T5]+3);&quot;VRAI&quot;;&quot;FAUX&quot;);&quot;&quot;))">
            <text:p/>
          </table:table-cell>
          <table:table-cell table:style-name="ce198" table:formula="of:=IF(AND([.$C$25];[.$D$25]);INDEX([$Données.S$1:$Données.S$1048576];[$Données.T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R$1:$Données.R$1048576];[$Données.T21]+3)" office:value-type="string" office:string-value="6 × 14" calcext:value-type="string">
            <text:p>6 × 14</text:p>
          </table:table-cell>
          <table:table-cell table:style-name="ce30"/>
          <table:table-cell table:style-name="ce196" table:formula="of:=IF(ISBLANK([.H5]);&quot;&quot;;IF([.$C$25];IF([.H5]=INDEX([$Données.S$1:$Données.S$1048576];[$Données.T21]+3);&quot;VRAI&quot;;&quot;FAUX&quot;);&quot;&quot;))">
            <text:p/>
          </table:table-cell>
          <table:table-cell table:style-name="ce208" table:formula="of:=IF(AND([.$C$25];[.$D$25]);INDEX([$Données.S$1:$Données.S$1048576];[$Données.T21]+3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23" table:formula="of:=INDEX([$Données.R$1:$Données.R$1048576];[$Données.T6]+3)" office:value-type="string" office:string-value="8 × 14" calcext:value-type="string">
            <text:p>8 × 14</text:p>
          </table:table-cell>
          <table:table-cell table:style-name="ce30"/>
          <table:table-cell table:style-name="ce195" table:formula="of:=IF(ISBLANK([.C6]);&quot;&quot;;IF([.$C$25];IF([.C6]=INDEX([$Données.S$1:$Données.S$1048576];[$Données.T6]+3);&quot;VRAI&quot;;&quot;FAUX&quot;);&quot;&quot;))">
            <text:p/>
          </table:table-cell>
          <table:table-cell table:style-name="ce199" table:formula="of:=IF(AND([.$C$25];[.$D$25]);INDEX([$Données.S$1:$Données.S$1048576];[$Données.T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R$1:$Données.R$1048576];[$Données.T22]+3)" office:value-type="string" office:string-value="8 × 13" calcext:value-type="string">
            <text:p>8 × 13</text:p>
          </table:table-cell>
          <table:table-cell table:style-name="ce30"/>
          <table:table-cell table:style-name="ce195" table:formula="of:=IF(ISBLANK([.H6]);&quot;&quot;;IF([.$C$25];IF([.H6]=INDEX([$Données.S$1:$Données.S$1048576];[$Données.T22]+3);&quot;VRAI&quot;;&quot;FAUX&quot;);&quot;&quot;))">
            <text:p/>
          </table:table-cell>
          <table:table-cell table:style-name="ce209" table:formula="of:=IF(AND([.$C$25];[.$D$25]);INDEX([$Données.S$1:$Données.S$1048576];[$Données.T22]+3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29" table:formula="of:=INDEX([$Données.R$1:$Données.R$1048576];[$Données.T7]+3)" office:value-type="string" office:string-value="21²" calcext:value-type="string">
            <text:p>21²</text:p>
          </table:table-cell>
          <table:table-cell table:style-name="ce30"/>
          <table:table-cell table:style-name="ce196" table:formula="of:=IF(ISBLANK([.C7]);&quot;&quot;;IF([.$C$25];IF([.C7]=INDEX([$Données.S$1:$Données.S$1048576];[$Données.T7]+3);&quot;VRAI&quot;;&quot;FAUX&quot;);&quot;&quot;))">
            <text:p/>
          </table:table-cell>
          <table:table-cell table:style-name="ce200" table:formula="of:=IF(AND([.$C$25];[.$D$25]);INDEX([$Données.S$1:$Données.S$1048576];[$Données.T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R$1:$Données.R$1048576];[$Données.T23]+3)" office:value-type="string" office:string-value="48 × 11" calcext:value-type="string">
            <text:p>48 × 11</text:p>
          </table:table-cell>
          <table:table-cell table:style-name="ce30"/>
          <table:table-cell table:style-name="ce196" table:formula="of:=IF(ISBLANK([.H7]);&quot;&quot;;IF([.$C$25];IF([.H7]=INDEX([$Données.S$1:$Données.S$1048576];[$Données.T23]+3);&quot;VRAI&quot;;&quot;FAUX&quot;);&quot;&quot;))">
            <text:p/>
          </table:table-cell>
          <table:table-cell table:style-name="ce210" table:formula="of:=IF(AND([.$C$25];[.$D$25]);INDEX([$Données.S$1:$Données.S$1048576];[$Données.T23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23" table:formula="of:=INDEX([$Données.R$1:$Données.R$1048576];[$Données.T8]+3)" office:value-type="string" office:string-value="6 × 16" calcext:value-type="string">
            <text:p>6 × 16</text:p>
          </table:table-cell>
          <table:table-cell table:style-name="ce30"/>
          <table:table-cell table:style-name="ce195" table:formula="of:=IF(ISBLANK([.C8]);&quot;&quot;;IF([.$C$25];IF([.C8]=INDEX([$Données.S$1:$Données.S$1048576];[$Données.T8]+3);&quot;VRAI&quot;;&quot;FAUX&quot;);&quot;&quot;))">
            <text:p/>
          </table:table-cell>
          <table:table-cell table:style-name="ce201" table:formula="of:=IF(AND([.$C$25];[.$D$25]);INDEX([$Données.S$1:$Données.S$1048576];[$Données.T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R$1:$Données.R$1048576];[$Données.T24]+3)" office:value-type="string" office:string-value="23 × 11" calcext:value-type="string">
            <text:p>23 × 11</text:p>
          </table:table-cell>
          <table:table-cell table:style-name="ce30"/>
          <table:table-cell table:style-name="ce195" table:formula="of:=IF(ISBLANK([.H8]);&quot;&quot;;IF([.$C$25];IF([.H8]=INDEX([$Données.S$1:$Données.S$1048576];[$Données.T24]+3);&quot;VRAI&quot;;&quot;FAUX&quot;);&quot;&quot;))">
            <text:p/>
          </table:table-cell>
          <table:table-cell table:style-name="ce211" table:formula="of:=IF(AND([.$C$25];[.$D$25]);INDEX([$Données.S$1:$Données.S$1048576];[$Données.T24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29" table:formula="of:=INDEX([$Données.R$1:$Données.R$1048576];[$Données.T9]+3)" office:value-type="string" office:string-value="7 × 16" calcext:value-type="string">
            <text:p>7 × 16</text:p>
          </table:table-cell>
          <table:table-cell table:style-name="ce30"/>
          <table:table-cell table:style-name="ce196" table:formula="of:=IF(ISBLANK([.C9]);&quot;&quot;;IF([.$C$25];IF([.C9]=INDEX([$Données.S$1:$Données.S$1048576];[$Données.T9]+3);&quot;VRAI&quot;;&quot;FAUX&quot;);&quot;&quot;))">
            <text:p/>
          </table:table-cell>
          <table:table-cell table:style-name="ce202" table:formula="of:=IF(AND([.$C$25];[.$D$25]);INDEX([$Données.S$1:$Données.S$1048576];[$Données.T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R$1:$Données.R$1048576];[$Données.T25]+3)" office:value-type="string" office:string-value="45²" calcext:value-type="string">
            <text:p>45²</text:p>
          </table:table-cell>
          <table:table-cell table:style-name="ce30"/>
          <table:table-cell table:style-name="ce196" table:formula="of:=IF(ISBLANK([.H9]);&quot;&quot;;IF([.$C$25];IF([.H9]=INDEX([$Données.S$1:$Données.S$1048576];[$Données.T25]+3);&quot;VRAI&quot;;&quot;FAUX&quot;);&quot;&quot;))">
            <text:p/>
          </table:table-cell>
          <table:table-cell table:style-name="ce212" table:formula="of:=IF(AND([.$C$25];[.$D$25]);INDEX([$Données.S$1:$Données.S$1048576];[$Données.T25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23" table:formula="of:=INDEX([$Données.R$1:$Données.R$1048576];[$Données.T10]+3)" office:value-type="string" office:string-value="52 × 15" calcext:value-type="string">
            <text:p>52 × 15</text:p>
          </table:table-cell>
          <table:table-cell table:style-name="ce30"/>
          <table:table-cell table:style-name="ce195" table:formula="of:=IF(ISBLANK([.C10]);&quot;&quot;;IF([.$C$25];IF([.C10]=INDEX([$Données.S$1:$Données.S$1048576];[$Données.T10]+3);&quot;VRAI&quot;;&quot;FAUX&quot;);&quot;&quot;))">
            <text:p/>
          </table:table-cell>
          <table:table-cell table:style-name="ce203" table:formula="of:=IF(AND([.$C$25];[.$D$25]);INDEX([$Données.S$1:$Données.S$1048576];[$Données.T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R$1:$Données.R$1048576];[$Données.T26]+3)" office:value-type="string" office:string-value="27 × 33" calcext:value-type="string">
            <text:p>27 × 33</text:p>
          </table:table-cell>
          <table:table-cell table:style-name="ce30"/>
          <table:table-cell table:style-name="ce195" table:formula="of:=IF(ISBLANK([.H10]);&quot;&quot;;IF([.$C$25];IF([.H10]=INDEX([$Données.S$1:$Données.S$1048576];[$Données.T26]+3);&quot;VRAI&quot;;&quot;FAUX&quot;);&quot;&quot;))">
            <text:p/>
          </table:table-cell>
          <table:table-cell table:style-name="ce213" table:formula="of:=IF(AND([.$C$25];[.$D$25]);INDEX([$Données.S$1:$Données.S$1048576];[$Données.T26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29" table:formula="of:=INDEX([$Données.R$1:$Données.R$1048576];[$Données.T11]+3)" office:value-type="string" office:string-value="16²" calcext:value-type="string">
            <text:p>16²</text:p>
          </table:table-cell>
          <table:table-cell table:style-name="ce30"/>
          <table:table-cell table:style-name="ce196" table:formula="of:=IF(ISBLANK([.C11]);&quot;&quot;;IF([.$C$25];IF([.C11]=INDEX([$Données.S$1:$Données.S$1048576];[$Données.T11]+3);&quot;VRAI&quot;;&quot;FAUX&quot;);&quot;&quot;))">
            <text:p/>
          </table:table-cell>
          <table:table-cell table:style-name="ce204" table:formula="of:=IF(AND([.$C$25];[.$D$25]);INDEX([$Données.S$1:$Données.S$1048576];[$Données.T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R$1:$Données.R$1048576];[$Données.T27]+3)" office:value-type="string" office:string-value="25²" calcext:value-type="string">
            <text:p>25²</text:p>
          </table:table-cell>
          <table:table-cell table:style-name="ce30"/>
          <table:table-cell table:style-name="ce196" table:formula="of:=IF(ISBLANK([.H11]);&quot;&quot;;IF([.$C$25];IF([.H11]=INDEX([$Données.S$1:$Données.S$1048576];[$Données.T27]+3);&quot;VRAI&quot;;&quot;FAUX&quot;);&quot;&quot;))">
            <text:p/>
          </table:table-cell>
          <table:table-cell table:style-name="ce214" table:formula="of:=IF(AND([.$C$25];[.$D$25]);INDEX([$Données.S$1:$Données.S$1048576];[$Données.T27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23" table:formula="of:=INDEX([$Données.R$1:$Données.R$1048576];[$Données.T12]+3)" office:value-type="string" office:string-value="17²" calcext:value-type="string">
            <text:p>17²</text:p>
          </table:table-cell>
          <table:table-cell table:style-name="ce30"/>
          <table:table-cell table:style-name="ce195" table:formula="of:=IF(ISBLANK([.C12]);&quot;&quot;;IF([.$C$25];IF([.C12]=INDEX([$Données.S$1:$Données.S$1048576];[$Données.T12]+3);&quot;VRAI&quot;;&quot;FAUX&quot;);&quot;&quot;))">
            <text:p/>
          </table:table-cell>
          <table:table-cell table:style-name="ce205" table:formula="of:=IF(AND([.$C$25];[.$D$25]);INDEX([$Données.S$1:$Données.S$1048576];[$Données.T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R$1:$Données.R$1048576];[$Données.T28]+3)" office:value-type="string" office:string-value="23²" calcext:value-type="string">
            <text:p>23²</text:p>
          </table:table-cell>
          <table:table-cell table:style-name="ce30"/>
          <table:table-cell table:style-name="ce195" table:formula="of:=IF(ISBLANK([.H12]);&quot;&quot;;IF([.$C$25];IF([.H12]=INDEX([$Données.S$1:$Données.S$1048576];[$Données.T28]+3);&quot;VRAI&quot;;&quot;FAUX&quot;);&quot;&quot;))">
            <text:p/>
          </table:table-cell>
          <table:table-cell table:style-name="ce215" table:formula="of:=IF(AND([.$C$25];[.$D$25]);INDEX([$Données.S$1:$Données.S$1048576];[$Données.T28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29" table:formula="of:=INDEX([$Données.R$1:$Données.R$1048576];[$Données.T13]+3)" office:value-type="string" office:string-value="25 × 35" calcext:value-type="string">
            <text:p>25 × 35</text:p>
          </table:table-cell>
          <table:table-cell table:style-name="ce30"/>
          <table:table-cell table:style-name="ce196" table:formula="of:=IF(ISBLANK([.C13]);&quot;&quot;;IF([.$C$25];IF([.C13]=INDEX([$Données.S$1:$Données.S$1048576];[$Données.T13]+3);&quot;VRAI&quot;;&quot;FAUX&quot;);&quot;&quot;))">
            <text:p/>
          </table:table-cell>
          <table:table-cell table:style-name="ce206" table:formula="of:=IF(AND([.$C$25];[.$D$25]);INDEX([$Données.S$1:$Données.S$1048576];[$Données.T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R$1:$Données.R$1048576];[$Données.T29]+3)" office:value-type="string" office:string-value="7 × 13" calcext:value-type="string">
            <text:p>7 × 13</text:p>
          </table:table-cell>
          <table:table-cell table:style-name="ce30"/>
          <table:table-cell table:style-name="ce196" table:formula="of:=IF(ISBLANK([.H13]);&quot;&quot;;IF([.$C$25];IF([.H13]=INDEX([$Données.S$1:$Données.S$1048576];[$Données.T29]+3);&quot;VRAI&quot;;&quot;FAUX&quot;);&quot;&quot;))">
            <text:p/>
          </table:table-cell>
          <table:table-cell table:style-name="ce216" table:formula="of:=IF(AND([.$C$25];[.$D$25]);INDEX([$Données.S$1:$Données.S$1048576];[$Données.T29]+3);&quot;&quot;)">
            <text:p/>
          </table:table-cell>
          <table:table-cell table:number-columns-repeated="1014"/>
        </table:table-row>
        <table:table-row table:style-name="ro6">
          <table:table-cell table:style-name="ce60" table:number-columns-repeated="2"/>
          <table:table-cell/>
          <table:table-cell table:style-name="ce60" table:number-columns-repeated="7"/>
          <table:table-cell table:style-name="ce56"/>
          <table:table-cell table:number-columns-repeated="1013"/>
        </table:table-row>
        <table:table-row table:style-name="ro6">
          <table:table-cell table:style-name="ce60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6">
          <table:table-cell table:style-name="ce60" table:number-columns-repeated="2"/>
          <table:table-cell table:number-columns-repeated="1022"/>
        </table:table-row>
        <table:table-row table:style-name="ro6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60"/>
          <table:covered-table-cell table:number-columns-repeated="8"/>
          <table:table-cell table:number-columns-repeated="1014"/>
        </table:table-row>
        <table:table-row table:style-name="ro6" table:number-rows-repeated="7">
          <table:table-cell table:style-name="ce60" table:number-columns-repeated="2"/>
          <table:table-cell table:number-columns-repeated="1022"/>
        </table:table-row>
        <table:table-row table:style-name="ro6">
          <table:table-cell table:style-name="ce60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315" office:value-type="boolean" office:boolean-value="false" calcext:value-type="boolean">
            <text:p>FAUX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6">
          <table:table-cell table:style-name="ce60" table:number-columns-repeated="2"/>
          <table:table-cell table:style-name="ce184" table:number-columns-repeated="3"/>
          <table:table-cell table:number-columns-repeated="1019"/>
        </table:table-row>
        <table:table-row table:style-name="ro6" table:number-rows-repeated="62">
          <table:table-cell table:style-name="ce60" table:number-columns-repeated="2"/>
          <table:table-cell table:number-columns-repeated="1022"/>
        </table:table-row>
        <table:table-row table:style-name="ro6" table:number-rows-repeated="104848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iveau 3'.D4:'Niveau 3'.E13 'Niveau 3'.I4:'Niveau 3'.J13">
            <calcext:condition calcext:apply-style-name="VRAI" calcext:value="=&quot;VRAI&quot;" calcext:base-cell-address="'Niveau 3'.D4"/>
            <calcext:condition calcext:apply-style-name="FAUX" calcext:value="=&quot;FAUX&quot;" calcext:base-cell-address="'Niveau 3'.D4"/>
          </calcext:conditional-format>
          <calcext:conditional-format calcext:target-range-address="'Niveau 3'.E4:'Niveau 3'.E4">
            <calcext:condition calcext:apply-style-name="VRAI" calcext:value="formula-is(IF([.D4]=&quot;VRAI&quot;))" calcext:base-cell-address="'Niveau 3'.E4"/>
            <calcext:condition calcext:apply-style-name="FAUX" calcext:value="formula-is(IF([.D4]=&quot;FAUX&quot;))" calcext:base-cell-address="'Niveau 3'.E4"/>
            <calcext:condition calcext:apply-style-name="FAUX" calcext:value="=0" calcext:base-cell-address="'Niveau 3'.E4"/>
          </calcext:conditional-format>
          <calcext:conditional-format calcext:target-range-address="'Niveau 3'.E5:'Niveau 3'.E5">
            <calcext:condition calcext:apply-style-name="VRAI" calcext:value="formula-is(IF([.D5]=&quot;VRAI&quot;))" calcext:base-cell-address="'Niveau 3'.E5"/>
            <calcext:condition calcext:apply-style-name="FAUX" calcext:value="formula-is(IF([.D5]=&quot;FAUX&quot;))" calcext:base-cell-address="'Niveau 3'.E5"/>
            <calcext:condition calcext:apply-style-name="FAUX" calcext:value="=0" calcext:base-cell-address="'Niveau 3'.E5"/>
          </calcext:conditional-format>
          <calcext:conditional-format calcext:target-range-address="'Niveau 3'.E6:'Niveau 3'.E6">
            <calcext:condition calcext:apply-style-name="VRAI" calcext:value="formula-is(IF([.D6]=&quot;VRAI&quot;))" calcext:base-cell-address="'Niveau 3'.E6"/>
            <calcext:condition calcext:apply-style-name="FAUX" calcext:value="formula-is(IF([.D6]=&quot;FAUX&quot;))" calcext:base-cell-address="'Niveau 3'.E6"/>
            <calcext:condition calcext:apply-style-name="FAUX" calcext:value="=0" calcext:base-cell-address="'Niveau 3'.E6"/>
          </calcext:conditional-format>
          <calcext:conditional-format calcext:target-range-address="'Niveau 3'.E7:'Niveau 3'.E7">
            <calcext:condition calcext:apply-style-name="VRAI" calcext:value="formula-is(IF([.D7]=&quot;VRAI&quot;))" calcext:base-cell-address="'Niveau 3'.E7"/>
            <calcext:condition calcext:apply-style-name="FAUX" calcext:value="formula-is(IF([.D7]=&quot;FAUX&quot;))" calcext:base-cell-address="'Niveau 3'.E7"/>
            <calcext:condition calcext:apply-style-name="FAUX" calcext:value="=0" calcext:base-cell-address="'Niveau 3'.E7"/>
          </calcext:conditional-format>
          <calcext:conditional-format calcext:target-range-address="'Niveau 3'.E8:'Niveau 3'.E8">
            <calcext:condition calcext:apply-style-name="VRAI" calcext:value="formula-is(IF([.D8]=&quot;VRAI&quot;))" calcext:base-cell-address="'Niveau 3'.E8"/>
            <calcext:condition calcext:apply-style-name="FAUX" calcext:value="formula-is(IF([.D8]=&quot;FAUX&quot;))" calcext:base-cell-address="'Niveau 3'.E8"/>
            <calcext:condition calcext:apply-style-name="FAUX" calcext:value="=0" calcext:base-cell-address="'Niveau 3'.E8"/>
          </calcext:conditional-format>
          <calcext:conditional-format calcext:target-range-address="'Niveau 3'.E9:'Niveau 3'.E9">
            <calcext:condition calcext:apply-style-name="VRAI" calcext:value="formula-is(IF([.D9]=&quot;VRAI&quot;))" calcext:base-cell-address="'Niveau 3'.E9"/>
            <calcext:condition calcext:apply-style-name="FAUX" calcext:value="formula-is(IF([.D9]=&quot;FAUX&quot;))" calcext:base-cell-address="'Niveau 3'.E9"/>
            <calcext:condition calcext:apply-style-name="FAUX" calcext:value="=0" calcext:base-cell-address="'Niveau 3'.E9"/>
          </calcext:conditional-format>
          <calcext:conditional-format calcext:target-range-address="'Niveau 3'.E10:'Niveau 3'.E10">
            <calcext:condition calcext:apply-style-name="VRAI" calcext:value="formula-is(IF([.D10]=&quot;VRAI&quot;))" calcext:base-cell-address="'Niveau 3'.E10"/>
            <calcext:condition calcext:apply-style-name="FAUX" calcext:value="formula-is(IF([.D10]=&quot;FAUX&quot;))" calcext:base-cell-address="'Niveau 3'.E10"/>
            <calcext:condition calcext:apply-style-name="FAUX" calcext:value="=0" calcext:base-cell-address="'Niveau 3'.E10"/>
          </calcext:conditional-format>
          <calcext:conditional-format calcext:target-range-address="'Niveau 3'.E11:'Niveau 3'.E11">
            <calcext:condition calcext:apply-style-name="VRAI" calcext:value="formula-is(IF([.D11]=&quot;VRAI&quot;))" calcext:base-cell-address="'Niveau 3'.E11"/>
            <calcext:condition calcext:apply-style-name="FAUX" calcext:value="formula-is(IF([.D11]=&quot;FAUX&quot;))" calcext:base-cell-address="'Niveau 3'.E11"/>
            <calcext:condition calcext:apply-style-name="FAUX" calcext:value="=0" calcext:base-cell-address="'Niveau 3'.E11"/>
          </calcext:conditional-format>
          <calcext:conditional-format calcext:target-range-address="'Niveau 3'.E12:'Niveau 3'.E12">
            <calcext:condition calcext:apply-style-name="VRAI" calcext:value="formula-is(IF([.D12]=&quot;VRAI&quot;))" calcext:base-cell-address="'Niveau 3'.E12"/>
            <calcext:condition calcext:apply-style-name="FAUX" calcext:value="formula-is(IF([.D12]=&quot;FAUX&quot;))" calcext:base-cell-address="'Niveau 3'.E12"/>
            <calcext:condition calcext:apply-style-name="FAUX" calcext:value="=0" calcext:base-cell-address="'Niveau 3'.E12"/>
          </calcext:conditional-format>
          <calcext:conditional-format calcext:target-range-address="'Niveau 3'.E13:'Niveau 3'.E13">
            <calcext:condition calcext:apply-style-name="VRAI" calcext:value="formula-is(IF([.D13]=&quot;VRAI&quot;))" calcext:base-cell-address="'Niveau 3'.E13"/>
            <calcext:condition calcext:apply-style-name="FAUX" calcext:value="formula-is(IF([.D13]=&quot;FAUX&quot;))" calcext:base-cell-address="'Niveau 3'.E13"/>
            <calcext:condition calcext:apply-style-name="FAUX" calcext:value="=0" calcext:base-cell-address="'Niveau 3'.E13"/>
          </calcext:conditional-format>
          <calcext:conditional-format calcext:target-range-address="'Niveau 3'.J4:'Niveau 3'.J4">
            <calcext:condition calcext:apply-style-name="VRAI" calcext:value="formula-is(IF([.I4]=&quot;VRAI&quot;))" calcext:base-cell-address="'Niveau 3'.J4"/>
            <calcext:condition calcext:apply-style-name="FAUX" calcext:value="formula-is(IF([.I4]=&quot;FAUX&quot;))" calcext:base-cell-address="'Niveau 3'.J4"/>
            <calcext:condition calcext:apply-style-name="FAUX" calcext:value="=0" calcext:base-cell-address="'Niveau 3'.J4"/>
          </calcext:conditional-format>
          <calcext:conditional-format calcext:target-range-address="'Niveau 3'.J5:'Niveau 3'.J5">
            <calcext:condition calcext:apply-style-name="VRAI" calcext:value="formula-is(IF([.I5]=&quot;VRAI&quot;))" calcext:base-cell-address="'Niveau 3'.J5"/>
            <calcext:condition calcext:apply-style-name="FAUX" calcext:value="formula-is(IF([.I5]=&quot;FAUX&quot;))" calcext:base-cell-address="'Niveau 3'.J5"/>
            <calcext:condition calcext:apply-style-name="FAUX" calcext:value="=0" calcext:base-cell-address="'Niveau 3'.J5"/>
          </calcext:conditional-format>
          <calcext:conditional-format calcext:target-range-address="'Niveau 3'.J6:'Niveau 3'.J6">
            <calcext:condition calcext:apply-style-name="VRAI" calcext:value="formula-is(IF([.I6]=&quot;VRAI&quot;))" calcext:base-cell-address="'Niveau 3'.J6"/>
            <calcext:condition calcext:apply-style-name="FAUX" calcext:value="formula-is(IF([.I6]=&quot;FAUX&quot;))" calcext:base-cell-address="'Niveau 3'.J6"/>
            <calcext:condition calcext:apply-style-name="FAUX" calcext:value="=0" calcext:base-cell-address="'Niveau 3'.J6"/>
          </calcext:conditional-format>
          <calcext:conditional-format calcext:target-range-address="'Niveau 3'.J7:'Niveau 3'.J7">
            <calcext:condition calcext:apply-style-name="VRAI" calcext:value="formula-is(IF([.I7]=&quot;VRAI&quot;))" calcext:base-cell-address="'Niveau 3'.J7"/>
            <calcext:condition calcext:apply-style-name="FAUX" calcext:value="formula-is(IF([.I7]=&quot;FAUX&quot;))" calcext:base-cell-address="'Niveau 3'.J7"/>
            <calcext:condition calcext:apply-style-name="FAUX" calcext:value="=0" calcext:base-cell-address="'Niveau 3'.J7"/>
          </calcext:conditional-format>
          <calcext:conditional-format calcext:target-range-address="'Niveau 3'.J8:'Niveau 3'.J8">
            <calcext:condition calcext:apply-style-name="VRAI" calcext:value="formula-is(IF([.I8]=&quot;VRAI&quot;))" calcext:base-cell-address="'Niveau 3'.J8"/>
            <calcext:condition calcext:apply-style-name="FAUX" calcext:value="formula-is(IF([.I8]=&quot;FAUX&quot;))" calcext:base-cell-address="'Niveau 3'.J8"/>
            <calcext:condition calcext:apply-style-name="FAUX" calcext:value="=0" calcext:base-cell-address="'Niveau 3'.J8"/>
          </calcext:conditional-format>
          <calcext:conditional-format calcext:target-range-address="'Niveau 3'.J9:'Niveau 3'.J9">
            <calcext:condition calcext:apply-style-name="VRAI" calcext:value="formula-is(IF([.I9]=&quot;VRAI&quot;))" calcext:base-cell-address="'Niveau 3'.J9"/>
            <calcext:condition calcext:apply-style-name="FAUX" calcext:value="formula-is(IF([.I9]=&quot;FAUX&quot;))" calcext:base-cell-address="'Niveau 3'.J9"/>
            <calcext:condition calcext:apply-style-name="FAUX" calcext:value="=0" calcext:base-cell-address="'Niveau 3'.J9"/>
          </calcext:conditional-format>
          <calcext:conditional-format calcext:target-range-address="'Niveau 3'.J10:'Niveau 3'.J10">
            <calcext:condition calcext:apply-style-name="VRAI" calcext:value="formula-is(IF([.I10]=&quot;VRAI&quot;))" calcext:base-cell-address="'Niveau 3'.J10"/>
            <calcext:condition calcext:apply-style-name="FAUX" calcext:value="formula-is(IF([.I10]=&quot;FAUX&quot;))" calcext:base-cell-address="'Niveau 3'.J10"/>
            <calcext:condition calcext:apply-style-name="FAUX" calcext:value="=0" calcext:base-cell-address="'Niveau 3'.J10"/>
          </calcext:conditional-format>
          <calcext:conditional-format calcext:target-range-address="'Niveau 3'.J11:'Niveau 3'.J11">
            <calcext:condition calcext:apply-style-name="VRAI" calcext:value="formula-is(IF([.I11]=&quot;VRAI&quot;))" calcext:base-cell-address="'Niveau 3'.J11"/>
            <calcext:condition calcext:apply-style-name="FAUX" calcext:value="formula-is(IF([.I11]=&quot;FAUX&quot;))" calcext:base-cell-address="'Niveau 3'.J11"/>
            <calcext:condition calcext:apply-style-name="FAUX" calcext:value="=0" calcext:base-cell-address="'Niveau 3'.J11"/>
          </calcext:conditional-format>
          <calcext:conditional-format calcext:target-range-address="'Niveau 3'.J12:'Niveau 3'.J12">
            <calcext:condition calcext:apply-style-name="VRAI" calcext:value="formula-is(IF([.I12]=&quot;VRAI&quot;))" calcext:base-cell-address="'Niveau 3'.J12"/>
            <calcext:condition calcext:apply-style-name="FAUX" calcext:value="formula-is(IF([.I12]=&quot;FAUX&quot;))" calcext:base-cell-address="'Niveau 3'.J12"/>
            <calcext:condition calcext:apply-style-name="FAUX" calcext:value="=0" calcext:base-cell-address="'Niveau 3'.J12"/>
          </calcext:conditional-format>
          <calcext:conditional-format calcext:target-range-address="'Niveau 3'.J13:'Niveau 3'.J13">
            <calcext:condition calcext:apply-style-name="VRAI" calcext:value="formula-is(IF([.I13]=&quot;VRAI&quot;))" calcext:base-cell-address="'Niveau 3'.J13"/>
            <calcext:condition calcext:apply-style-name="FAUX" calcext:value="formula-is(IF([.I13]=&quot;FAUX&quot;))" calcext:base-cell-address="'Niveau 3'.J13"/>
            <calcext:condition calcext:apply-style-name="FAUX" calcext:value="=0" calcext:base-cell-address="'Niveau 3'.J13"/>
          </calcext:conditional-format>
        </calcext:conditional-formats>
      </table:table>
      <table:table table:name="Niveau 4" table:style-name="ta1" table:protected="true" table:protection-key="+6odNNuI6cU4bfX8P4KSXruyAX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9" form:id="control9" form:label="Résultat" form:linked-cell="'Niveau 4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linked-cell="'Niveau 4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65.01mm" svg:height="20mm" svg:x="65.1mm" svg:y="160mm" draw:control="control9"/>
          <draw:control draw:z-index="1" draw:style-name="gr3" draw:text-style-name="P3" svg:width="64.97mm" svg:height="20mm" svg:x="135.12mm" svg:y="160mm" draw:control="control10"/>
        </table:shapes>
        <table:table-column table:style-name="co2" table:default-cell-style-name="ce66"/>
        <table:table-column table:style-name="co7" table:number-columns-repeated="2" table:default-cell-style-name="ce66"/>
        <table:table-column table:style-name="co17" table:default-cell-style-name="ce66"/>
        <table:table-column table:style-name="co18" table:default-cell-style-name="ce66"/>
        <table:table-column table:style-name="co2" table:default-cell-style-name="ce66"/>
        <table:table-column table:style-name="co7" table:number-columns-repeated="2" table:default-cell-style-name="ce66"/>
        <table:table-column table:style-name="co17" table:default-cell-style-name="ce66"/>
        <table:table-column table:style-name="co18" table:default-cell-style-name="ce66"/>
        <table:table-column table:style-name="co15" table:default-cell-style-name="ce66"/>
        <table:table-column table:style-name="co1" table:number-columns-repeated="1013" table:default-cell-style-name="ce66"/>
        <table:table-row table:style-name="ro6">
          <table:table-cell table:style-name="ce50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92"/>
          <table:covered-table-cell table:style-name="ce53"/>
          <table:covered-table-cell table:number-columns-repeated="5" table:style-name="ce74"/>
          <table:table-cell table:style-name="ce51" table:formula="of:=IF([.$C$25];IF([.E25]&lt;0;0;[.E25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6">
          <table:table-cell table:style-name="ce2" office:value-type="string" calcext:value-type="string" table:number-columns-spanned="8" table:number-rows-spanned="1">
            <text:p>Nouveau test : Ctrl + Shift + F9</text:p>
          </table:table-cell>
          <table:covered-table-cell table:style-name="ce50"/>
          <table:covered-table-cell table:style-name="ce53"/>
          <table:covered-table-cell table:number-columns-repeated="7" table:style-name="ce74"/>
          <table:table-cell table:style-name="ce55"/>
          <table:table-cell table:number-columns-repeated="1013"/>
        </table:table-row>
        <table:table-row table:style-name="ro6">
          <table:table-cell table:style-name="ce53" office:value-type="string" calcext:value-type="string">
            <text:p>N°</text:p>
          </table:table-cell>
          <table:table-cell table:style-name="ce53" office:value-type="string" calcext:value-type="string">
            <text:p>Calcul</text:p>
          </table:table-cell>
          <table:table-cell table:style-name="ce53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ce53" office:value-type="string" calcext:value-type="string">
            <text:p>N°</text:p>
          </table:table-cell>
          <table:table-cell table:style-name="ce53" office:value-type="string" calcext:value-type="string">
            <text:p>Calcul</text:p>
          </table:table-cell>
          <table:table-cell table:style-name="ce53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23" table:formula="of:=INDEX([$Données.Y$1:$Données.Y$1048576];[$Données.AA4]+3)" office:value-type="string" office:string-value="16 × 19" calcext:value-type="string">
            <text:p>16 × 19</text:p>
          </table:table-cell>
          <table:table-cell table:style-name="ce30"/>
          <table:table-cell table:style-name="ce217" table:formula="of:=IF(ISBLANK([.C4]);&quot;&quot;;IF([.$C$25];IF([.C4]=INDEX([$Données.Z$1:$Données.Z$1048576];[$Données.AA4]+3);&quot;VRAI&quot;;&quot;FAUX&quot;);&quot;&quot;))">
            <text:p/>
          </table:table-cell>
          <table:table-cell table:style-name="ce220" table:formula="of:=IF(AND([.$C$25];[.$D$25]);INDEX([$Données.Z$1:$Données.Z$1048576];[$Données.AA4]+3);&quot;&quot;)">
            <text:p/>
          </table:table-cell>
          <table:table-cell table:style-name="ce248" office:value-type="float" office:value="11" calcext:value-type="float">
            <text:p>11</text:p>
          </table:table-cell>
          <table:table-cell table:style-name="ce23" table:formula="of:=INDEX([$Données.Y$1:$Données.Y$1048576];[$Données.AA14]+3)" office:value-type="string" office:string-value="13 × 17" calcext:value-type="string">
            <text:p>13 × 17</text:p>
          </table:table-cell>
          <table:table-cell table:style-name="ce30"/>
          <table:table-cell table:style-name="ce219" table:formula="of:=IF(ISBLANK([.H4]);&quot;&quot;;IF([.$C$25];IF([.H4]=INDEX([$Données.Z$1:$Données.Z$1048576];[$Données.AA14]+3);&quot;VRAI&quot;;&quot;FAUX&quot;);&quot;&quot;))">
            <text:p/>
          </table:table-cell>
          <table:table-cell table:style-name="ce231" table:formula="of:=IF(AND([.$C$25];[.$D$25]);INDEX([$Données.Z$1:$Données.Z$1048576];[$Données.AA14]+3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29" table:formula="of:=INDEX([$Données.Y$1:$Données.Y$1048576];[$Données.AA5]+3)" office:value-type="string" office:string-value="17 × 19" calcext:value-type="string">
            <text:p>17 × 19</text:p>
          </table:table-cell>
          <table:table-cell table:style-name="ce30"/>
          <table:table-cell table:style-name="ce218" table:formula="of:=IF(ISBLANK([.C5]);&quot;&quot;;IF([.$C$25];IF([.C5]=INDEX([$Données.Z$1:$Données.Z$1048576];[$Données.AA5]+3);&quot;VRAI&quot;;&quot;FAUX&quot;);&quot;&quot;))">
            <text:p/>
          </table:table-cell>
          <table:table-cell table:style-name="ce221" table:formula="of:=IF(AND([.$C$25];[.$D$25]);INDEX([$Données.Z$1:$Données.Z$1048576];[$Données.AA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Y$1:$Données.Y$1048576];[$Données.AA15]+3)" office:value-type="string" office:string-value="17 × 14" calcext:value-type="string">
            <text:p>17 × 14</text:p>
          </table:table-cell>
          <table:table-cell table:style-name="ce30"/>
          <table:table-cell table:style-name="ce218" table:formula="of:=IF(ISBLANK([.H5]);&quot;&quot;;IF([.$C$25];IF([.H5]=INDEX([$Données.Z$1:$Données.Z$1048576];[$Données.AA15]+3);&quot;VRAI&quot;;&quot;FAUX&quot;);&quot;&quot;))">
            <text:p/>
          </table:table-cell>
          <table:table-cell table:style-name="ce232" table:formula="of:=IF(AND([.$C$25];[.$D$25]);INDEX([$Données.Z$1:$Données.Z$1048576];[$Données.AA15]+3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23" table:formula="of:=INDEX([$Données.Y$1:$Données.Y$1048576];[$Données.AA6]+3)" office:value-type="string" office:string-value="16 × 19" calcext:value-type="string">
            <text:p>16 × 19</text:p>
          </table:table-cell>
          <table:table-cell table:style-name="ce30"/>
          <table:table-cell table:style-name="ce219" table:formula="of:=IF(ISBLANK([.C6]);&quot;&quot;;IF([.$C$25];IF([.C6]=INDEX([$Données.Z$1:$Données.Z$1048576];[$Données.AA6]+3);&quot;VRAI&quot;;&quot;FAUX&quot;);&quot;&quot;))">
            <text:p/>
          </table:table-cell>
          <table:table-cell table:style-name="ce222" table:formula="of:=IF(AND([.$C$25];[.$D$25]);INDEX([$Données.Z$1:$Données.Z$1048576];[$Données.AA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Y$1:$Données.Y$1048576];[$Données.AA16]+3)" office:value-type="string" office:string-value="16 × 17" calcext:value-type="string">
            <text:p>16 × 17</text:p>
          </table:table-cell>
          <table:table-cell table:style-name="ce30"/>
          <table:table-cell table:style-name="ce219" table:formula="of:=IF(ISBLANK([.H6]);&quot;&quot;;IF([.$C$25];IF([.H6]=INDEX([$Données.Z$1:$Données.Z$1048576];[$Données.AA16]+3);&quot;VRAI&quot;;&quot;FAUX&quot;);&quot;&quot;))">
            <text:p/>
          </table:table-cell>
          <table:table-cell table:style-name="ce233" table:formula="of:=IF(AND([.$C$25];[.$D$25]);INDEX([$Données.Z$1:$Données.Z$1048576];[$Données.AA16]+3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29" table:formula="of:=INDEX([$Données.Y$1:$Données.Y$1048576];[$Données.AA7]+3)" office:value-type="string" office:string-value="12 × 19" calcext:value-type="string">
            <text:p>12 × 19</text:p>
          </table:table-cell>
          <table:table-cell table:style-name="ce30"/>
          <table:table-cell table:style-name="ce218" table:formula="of:=IF(ISBLANK([.C7]);&quot;&quot;;IF([.$C$25];IF([.C7]=INDEX([$Données.Z$1:$Données.Z$1048576];[$Données.AA7]+3);&quot;VRAI&quot;;&quot;FAUX&quot;);&quot;&quot;))">
            <text:p/>
          </table:table-cell>
          <table:table-cell table:style-name="ce223" table:formula="of:=IF(AND([.$C$25];[.$D$25]);INDEX([$Données.Z$1:$Données.Z$1048576];[$Données.AA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Y$1:$Données.Y$1048576];[$Données.AA17]+3)" office:value-type="string" office:string-value="14 × 15" calcext:value-type="string">
            <text:p>14 × 15</text:p>
          </table:table-cell>
          <table:table-cell table:style-name="ce30"/>
          <table:table-cell table:style-name="ce218" table:formula="of:=IF(ISBLANK([.H7]);&quot;&quot;;IF([.$C$25];IF([.H7]=INDEX([$Données.Z$1:$Données.Z$1048576];[$Données.AA17]+3);&quot;VRAI&quot;;&quot;FAUX&quot;);&quot;&quot;))">
            <text:p/>
          </table:table-cell>
          <table:table-cell table:style-name="ce234" table:formula="of:=IF(AND([.$C$25];[.$D$25]);INDEX([$Données.Z$1:$Données.Z$1048576];[$Données.AA17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23" table:formula="of:=INDEX([$Données.Y$1:$Données.Y$1048576];[$Données.AA8]+3)" office:value-type="string" office:string-value="16 × 15" calcext:value-type="string">
            <text:p>16 × 15</text:p>
          </table:table-cell>
          <table:table-cell table:style-name="ce30"/>
          <table:table-cell table:style-name="ce219" table:formula="of:=IF(ISBLANK([.C8]);&quot;&quot;;IF([.$C$25];IF([.C8]=INDEX([$Données.Z$1:$Données.Z$1048576];[$Données.AA8]+3);&quot;VRAI&quot;;&quot;FAUX&quot;);&quot;&quot;))">
            <text:p/>
          </table:table-cell>
          <table:table-cell table:style-name="ce224" table:formula="of:=IF(AND([.$C$25];[.$D$25]);INDEX([$Données.Z$1:$Données.Z$1048576];[$Données.AA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Y$1:$Données.Y$1048576];[$Données.AA18]+3)" office:value-type="string" office:string-value="19 × 12" calcext:value-type="string">
            <text:p>19 × 12</text:p>
          </table:table-cell>
          <table:table-cell table:style-name="ce30"/>
          <table:table-cell table:style-name="ce219" table:formula="of:=IF(ISBLANK([.H8]);&quot;&quot;;IF([.$C$25];IF([.H8]=INDEX([$Données.Z$1:$Données.Z$1048576];[$Données.AA18]+3);&quot;VRAI&quot;;&quot;FAUX&quot;);&quot;&quot;))">
            <text:p/>
          </table:table-cell>
          <table:table-cell table:style-name="ce235" table:formula="of:=IF(AND([.$C$25];[.$D$25]);INDEX([$Données.Z$1:$Données.Z$1048576];[$Données.AA18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29" table:formula="of:=INDEX([$Données.Y$1:$Données.Y$1048576];[$Données.AA9]+3)" office:value-type="string" office:string-value="14 × 12" calcext:value-type="string">
            <text:p>14 × 12</text:p>
          </table:table-cell>
          <table:table-cell table:style-name="ce30"/>
          <table:table-cell table:style-name="ce218" table:formula="of:=IF(ISBLANK([.C9]);&quot;&quot;;IF([.$C$25];IF([.C9]=INDEX([$Données.Z$1:$Données.Z$1048576];[$Données.AA9]+3);&quot;VRAI&quot;;&quot;FAUX&quot;);&quot;&quot;))">
            <text:p/>
          </table:table-cell>
          <table:table-cell table:style-name="ce225" table:formula="of:=IF(AND([.$C$25];[.$D$25]);INDEX([$Données.Z$1:$Données.Z$1048576];[$Données.AA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Y$1:$Données.Y$1048576];[$Données.AA19]+3)" office:value-type="string" office:string-value="15 × 18" calcext:value-type="string">
            <text:p>15 × 18</text:p>
          </table:table-cell>
          <table:table-cell table:style-name="ce30"/>
          <table:table-cell table:style-name="ce218" table:formula="of:=IF(ISBLANK([.H9]);&quot;&quot;;IF([.$C$25];IF([.H9]=INDEX([$Données.Z$1:$Données.Z$1048576];[$Données.AA19]+3);&quot;VRAI&quot;;&quot;FAUX&quot;);&quot;&quot;))">
            <text:p/>
          </table:table-cell>
          <table:table-cell table:style-name="ce236" table:formula="of:=IF(AND([.$C$25];[.$D$25]);INDEX([$Données.Z$1:$Données.Z$1048576];[$Données.AA19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23" table:formula="of:=INDEX([$Données.Y$1:$Données.Y$1048576];[$Données.AA10]+3)" office:value-type="string" office:string-value="19 × 13" calcext:value-type="string">
            <text:p>19 × 13</text:p>
          </table:table-cell>
          <table:table-cell table:style-name="ce30"/>
          <table:table-cell table:style-name="ce219" table:formula="of:=IF(ISBLANK([.C10]);&quot;&quot;;IF([.$C$25];IF([.C10]=INDEX([$Données.Z$1:$Données.Z$1048576];[$Données.AA10]+3);&quot;VRAI&quot;;&quot;FAUX&quot;);&quot;&quot;))">
            <text:p/>
          </table:table-cell>
          <table:table-cell table:style-name="ce226" table:formula="of:=IF(AND([.$C$25];[.$D$25]);INDEX([$Données.Z$1:$Données.Z$1048576];[$Données.AA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Y$1:$Données.Y$1048576];[$Données.AA20]+3)" office:value-type="string" office:string-value="17 × 18" calcext:value-type="string">
            <text:p>17 × 18</text:p>
          </table:table-cell>
          <table:table-cell table:style-name="ce30"/>
          <table:table-cell table:style-name="ce219" table:formula="of:=IF(ISBLANK([.H10]);&quot;&quot;;IF([.$C$25];IF([.H10]=INDEX([$Données.Z$1:$Données.Z$1048576];[$Données.AA20]+3);&quot;VRAI&quot;;&quot;FAUX&quot;);&quot;&quot;))">
            <text:p/>
          </table:table-cell>
          <table:table-cell table:style-name="ce237" table:formula="of:=IF(AND([.$C$25];[.$D$25]);INDEX([$Données.Z$1:$Données.Z$1048576];[$Données.AA20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29" table:formula="of:=INDEX([$Données.Y$1:$Données.Y$1048576];[$Données.AA11]+3)" office:value-type="string" office:string-value="13 × 16" calcext:value-type="string">
            <text:p>13 × 16</text:p>
          </table:table-cell>
          <table:table-cell table:style-name="ce30"/>
          <table:table-cell table:style-name="ce218" table:formula="of:=IF(ISBLANK([.C11]);&quot;&quot;;IF([.$C$25];IF([.C11]=INDEX([$Données.Z$1:$Données.Z$1048576];[$Données.AA11]+3);&quot;VRAI&quot;;&quot;FAUX&quot;);&quot;&quot;))">
            <text:p/>
          </table:table-cell>
          <table:table-cell table:style-name="ce227" table:formula="of:=IF(AND([.$C$25];[.$D$25]);INDEX([$Données.Z$1:$Données.Z$1048576];[$Données.AA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Y$1:$Données.Y$1048576];[$Données.AA21]+3)" office:value-type="string" office:string-value="17 × 15" calcext:value-type="string">
            <text:p>17 × 15</text:p>
          </table:table-cell>
          <table:table-cell table:style-name="ce30"/>
          <table:table-cell table:style-name="ce218" table:formula="of:=IF(ISBLANK([.H11]);&quot;&quot;;IF([.$C$25];IF([.H11]=INDEX([$Données.Z$1:$Données.Z$1048576];[$Données.AA21]+3);&quot;VRAI&quot;;&quot;FAUX&quot;);&quot;&quot;))">
            <text:p/>
          </table:table-cell>
          <table:table-cell table:style-name="ce238" table:formula="of:=IF(AND([.$C$25];[.$D$25]);INDEX([$Données.Z$1:$Données.Z$1048576];[$Données.AA21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23" table:formula="of:=INDEX([$Données.Y$1:$Données.Y$1048576];[$Données.AA12]+3)" office:value-type="string" office:string-value="18 × 14" calcext:value-type="string">
            <text:p>18 × 14</text:p>
          </table:table-cell>
          <table:table-cell table:style-name="ce30"/>
          <table:table-cell table:style-name="ce219" table:formula="of:=IF(ISBLANK([.C12]);&quot;&quot;;IF([.$C$25];IF([.C12]=INDEX([$Données.Z$1:$Données.Z$1048576];[$Données.AA12]+3);&quot;VRAI&quot;;&quot;FAUX&quot;);&quot;&quot;))">
            <text:p/>
          </table:table-cell>
          <table:table-cell table:style-name="ce228" table:formula="of:=IF(AND([.$C$25];[.$D$25]);INDEX([$Données.Z$1:$Données.Z$1048576];[$Données.AA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Y$1:$Données.Y$1048576];[$Données.AA22]+3)" office:value-type="string" office:string-value="12 × 14" calcext:value-type="string">
            <text:p>12 × 14</text:p>
          </table:table-cell>
          <table:table-cell table:style-name="ce30"/>
          <table:table-cell table:style-name="ce219" table:formula="of:=IF(ISBLANK([.H12]);&quot;&quot;;IF([.$C$25];IF([.H12]=INDEX([$Données.Z$1:$Données.Z$1048576];[$Données.AA22]+3);&quot;VRAI&quot;;&quot;FAUX&quot;);&quot;&quot;))">
            <text:p/>
          </table:table-cell>
          <table:table-cell table:style-name="ce239" table:formula="of:=IF(AND([.$C$25];[.$D$25]);INDEX([$Données.Z$1:$Données.Z$1048576];[$Données.AA22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29" table:formula="of:=INDEX([$Données.Y$1:$Données.Y$1048576];[$Données.AA13]+3)" office:value-type="string" office:string-value="12 × 18" calcext:value-type="string">
            <text:p>12 × 18</text:p>
          </table:table-cell>
          <table:table-cell table:style-name="ce30"/>
          <table:table-cell table:style-name="ce218" table:formula="of:=IF(ISBLANK([.C13]);&quot;&quot;;IF([.$C$25];IF([.C13]=INDEX([$Données.Z$1:$Données.Z$1048576];[$Données.AA13]+3);&quot;VRAI&quot;;&quot;FAUX&quot;);&quot;&quot;))">
            <text:p/>
          </table:table-cell>
          <table:table-cell table:style-name="ce229" table:formula="of:=IF(AND([.$C$25];[.$D$25]);INDEX([$Données.Z$1:$Données.Z$1048576];[$Données.AA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Y$1:$Données.Y$1048576];[$Données.AA23]+3)" office:value-type="string" office:string-value="12 × 16" calcext:value-type="string">
            <text:p>12 × 16</text:p>
          </table:table-cell>
          <table:table-cell table:style-name="ce30"/>
          <table:table-cell table:style-name="ce218" table:formula="of:=IF(ISBLANK([.H13]);&quot;&quot;;IF([.$C$25];IF([.H13]=INDEX([$Données.Z$1:$Données.Z$1048576];[$Données.AA23]+3);&quot;VRAI&quot;;&quot;FAUX&quot;);&quot;&quot;))">
            <text:p/>
          </table:table-cell>
          <table:table-cell table:style-name="ce240" table:formula="of:=IF(AND([.$C$25];[.$D$25]);INDEX([$Données.Z$1:$Données.Z$1048576];[$Données.AA23]+3);&quot;&quot;)">
            <text:p/>
          </table:table-cell>
          <table:table-cell table:number-columns-repeated="1014"/>
        </table:table-row>
        <table:table-row table:style-name="ro6">
          <table:table-cell table:style-name="ce60" table:number-columns-repeated="2"/>
          <table:table-cell/>
          <table:table-cell table:style-name="ce60" table:number-columns-repeated="7"/>
          <table:table-cell table:style-name="ce56"/>
          <table:table-cell table:number-columns-repeated="1013"/>
        </table:table-row>
        <table:table-row table:style-name="ro6">
          <table:table-cell table:style-name="ce60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6">
          <table:table-cell table:style-name="ce60" table:number-columns-repeated="2"/>
          <table:table-cell table:number-columns-repeated="1022"/>
        </table:table-row>
        <table:table-row table:style-name="ro6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60"/>
          <table:covered-table-cell table:number-columns-repeated="8"/>
          <table:table-cell table:number-columns-repeated="1014"/>
        </table:table-row>
        <table:table-row table:style-name="ro6" table:number-rows-repeated="7">
          <table:table-cell table:style-name="ce60" table:number-columns-repeated="2"/>
          <table:table-cell table:number-columns-repeated="1022"/>
        </table:table-row>
        <table:table-row table:style-name="ro6">
          <table:table-cell table:style-name="ce60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315" office:value-type="boolean" office:boolean-value="false" calcext:value-type="boolean">
            <text:p>FAUX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6" table:number-rows-repeated="63">
          <table:table-cell table:style-name="ce60" table:number-columns-repeated="2"/>
          <table:table-cell table:number-columns-repeated="1022"/>
        </table:table-row>
        <table:table-row table:style-name="ro6" table:number-rows-repeated="104848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iveau 4'.D4:'Niveau 4'.D13 'Niveau 4'.I4:'Niveau 4'.J13 'Niveau 4'.D4:'Niveau 4'.F4 'Niveau 4'.E5:'Niveau 4'.E13">
            <calcext:condition calcext:apply-style-name="VRAI" calcext:value="=&quot;VRAI&quot;" calcext:base-cell-address="'Niveau 4'.D4"/>
            <calcext:condition calcext:apply-style-name="FAUX" calcext:value="=&quot;FAUX&quot;" calcext:base-cell-address="'Niveau 4'.D4"/>
          </calcext:conditional-format>
          <calcext:conditional-format calcext:target-range-address="'Niveau 4'.E4:'Niveau 4'.E4">
            <calcext:condition calcext:apply-style-name="VRAI" calcext:value="formula-is(IF([.D4]=&quot;VRAI&quot;))" calcext:base-cell-address="'Niveau 4'.E4"/>
            <calcext:condition calcext:apply-style-name="FAUX" calcext:value="formula-is(IF([.D4]=&quot;FAUX&quot;))" calcext:base-cell-address="'Niveau 4'.E4"/>
            <calcext:condition calcext:apply-style-name="FAUX" calcext:value="=0" calcext:base-cell-address="'Niveau 4'.E4"/>
          </calcext:conditional-format>
          <calcext:conditional-format calcext:target-range-address="'Niveau 4'.E5:'Niveau 4'.E5">
            <calcext:condition calcext:apply-style-name="VRAI" calcext:value="formula-is(IF([.D5]=&quot;VRAI&quot;))" calcext:base-cell-address="'Niveau 4'.E5"/>
            <calcext:condition calcext:apply-style-name="FAUX" calcext:value="formula-is(IF([.D5]=&quot;FAUX&quot;))" calcext:base-cell-address="'Niveau 4'.E5"/>
            <calcext:condition calcext:apply-style-name="FAUX" calcext:value="=0" calcext:base-cell-address="'Niveau 4'.E5"/>
          </calcext:conditional-format>
          <calcext:conditional-format calcext:target-range-address="'Niveau 4'.E6:'Niveau 4'.E6">
            <calcext:condition calcext:apply-style-name="VRAI" calcext:value="formula-is(IF([.D6]=&quot;VRAI&quot;))" calcext:base-cell-address="'Niveau 4'.E6"/>
            <calcext:condition calcext:apply-style-name="FAUX" calcext:value="formula-is(IF([.D6]=&quot;FAUX&quot;))" calcext:base-cell-address="'Niveau 4'.E6"/>
            <calcext:condition calcext:apply-style-name="FAUX" calcext:value="=0" calcext:base-cell-address="'Niveau 4'.E6"/>
          </calcext:conditional-format>
          <calcext:conditional-format calcext:target-range-address="'Niveau 4'.E7:'Niveau 4'.E7">
            <calcext:condition calcext:apply-style-name="VRAI" calcext:value="formula-is(IF([.D7]=&quot;VRAI&quot;))" calcext:base-cell-address="'Niveau 4'.E7"/>
            <calcext:condition calcext:apply-style-name="FAUX" calcext:value="formula-is(IF([.D7]=&quot;FAUX&quot;))" calcext:base-cell-address="'Niveau 4'.E7"/>
            <calcext:condition calcext:apply-style-name="FAUX" calcext:value="=0" calcext:base-cell-address="'Niveau 4'.E7"/>
          </calcext:conditional-format>
          <calcext:conditional-format calcext:target-range-address="'Niveau 4'.E8:'Niveau 4'.E8">
            <calcext:condition calcext:apply-style-name="VRAI" calcext:value="formula-is(IF([.D8]=&quot;VRAI&quot;))" calcext:base-cell-address="'Niveau 4'.E8"/>
            <calcext:condition calcext:apply-style-name="FAUX" calcext:value="formula-is(IF([.D8]=&quot;FAUX&quot;))" calcext:base-cell-address="'Niveau 4'.E8"/>
            <calcext:condition calcext:apply-style-name="FAUX" calcext:value="=0" calcext:base-cell-address="'Niveau 4'.E8"/>
          </calcext:conditional-format>
          <calcext:conditional-format calcext:target-range-address="'Niveau 4'.E9:'Niveau 4'.E9">
            <calcext:condition calcext:apply-style-name="VRAI" calcext:value="formula-is(IF([.D9]=&quot;VRAI&quot;))" calcext:base-cell-address="'Niveau 4'.E9"/>
            <calcext:condition calcext:apply-style-name="FAUX" calcext:value="formula-is(IF([.D9]=&quot;FAUX&quot;))" calcext:base-cell-address="'Niveau 4'.E9"/>
            <calcext:condition calcext:apply-style-name="FAUX" calcext:value="=0" calcext:base-cell-address="'Niveau 4'.E9"/>
          </calcext:conditional-format>
          <calcext:conditional-format calcext:target-range-address="'Niveau 4'.E10:'Niveau 4'.E10">
            <calcext:condition calcext:apply-style-name="VRAI" calcext:value="formula-is(IF([.D10]=&quot;VRAI&quot;))" calcext:base-cell-address="'Niveau 4'.E10"/>
            <calcext:condition calcext:apply-style-name="FAUX" calcext:value="formula-is(IF([.D10]=&quot;FAUX&quot;))" calcext:base-cell-address="'Niveau 4'.E10"/>
            <calcext:condition calcext:apply-style-name="FAUX" calcext:value="=0" calcext:base-cell-address="'Niveau 4'.E10"/>
          </calcext:conditional-format>
          <calcext:conditional-format calcext:target-range-address="'Niveau 4'.E11:'Niveau 4'.E11">
            <calcext:condition calcext:apply-style-name="VRAI" calcext:value="formula-is(IF([.D11]=&quot;VRAI&quot;))" calcext:base-cell-address="'Niveau 4'.E11"/>
            <calcext:condition calcext:apply-style-name="FAUX" calcext:value="formula-is(IF([.D11]=&quot;FAUX&quot;))" calcext:base-cell-address="'Niveau 4'.E11"/>
            <calcext:condition calcext:apply-style-name="FAUX" calcext:value="=0" calcext:base-cell-address="'Niveau 4'.E11"/>
          </calcext:conditional-format>
          <calcext:conditional-format calcext:target-range-address="'Niveau 4'.E12:'Niveau 4'.E12">
            <calcext:condition calcext:apply-style-name="VRAI" calcext:value="formula-is(IF([.D12]=&quot;VRAI&quot;))" calcext:base-cell-address="'Niveau 4'.E12"/>
            <calcext:condition calcext:apply-style-name="FAUX" calcext:value="formula-is(IF([.D12]=&quot;FAUX&quot;))" calcext:base-cell-address="'Niveau 4'.E12"/>
            <calcext:condition calcext:apply-style-name="FAUX" calcext:value="=0" calcext:base-cell-address="'Niveau 4'.E12"/>
          </calcext:conditional-format>
          <calcext:conditional-format calcext:target-range-address="'Niveau 4'.E13:'Niveau 4'.E13">
            <calcext:condition calcext:apply-style-name="VRAI" calcext:value="formula-is(IF([.D13]=&quot;VRAI&quot;))" calcext:base-cell-address="'Niveau 4'.E13"/>
            <calcext:condition calcext:apply-style-name="FAUX" calcext:value="formula-is(IF([.D13]=&quot;FAUX&quot;))" calcext:base-cell-address="'Niveau 4'.E13"/>
            <calcext:condition calcext:apply-style-name="FAUX" calcext:value="=0" calcext:base-cell-address="'Niveau 4'.E13"/>
          </calcext:conditional-format>
          <calcext:conditional-format calcext:target-range-address="'Niveau 4'.J4:'Niveau 4'.J4">
            <calcext:condition calcext:apply-style-name="VRAI" calcext:value="formula-is(IF([.I4]=&quot;VRAI&quot;))" calcext:base-cell-address="'Niveau 4'.J4"/>
            <calcext:condition calcext:apply-style-name="FAUX" calcext:value="formula-is(IF([.I4]=&quot;FAUX&quot;))" calcext:base-cell-address="'Niveau 4'.J4"/>
            <calcext:condition calcext:apply-style-name="FAUX" calcext:value="=0" calcext:base-cell-address="'Niveau 4'.J4"/>
          </calcext:conditional-format>
          <calcext:conditional-format calcext:target-range-address="'Niveau 4'.J5:'Niveau 4'.J5">
            <calcext:condition calcext:apply-style-name="VRAI" calcext:value="formula-is(IF([.I5]=&quot;VRAI&quot;))" calcext:base-cell-address="'Niveau 4'.J5"/>
            <calcext:condition calcext:apply-style-name="FAUX" calcext:value="formula-is(IF([.I5]=&quot;FAUX&quot;))" calcext:base-cell-address="'Niveau 4'.J5"/>
            <calcext:condition calcext:apply-style-name="FAUX" calcext:value="=0" calcext:base-cell-address="'Niveau 4'.J5"/>
          </calcext:conditional-format>
          <calcext:conditional-format calcext:target-range-address="'Niveau 4'.J6:'Niveau 4'.J6">
            <calcext:condition calcext:apply-style-name="VRAI" calcext:value="formula-is(IF([.I6]=&quot;VRAI&quot;))" calcext:base-cell-address="'Niveau 4'.J6"/>
            <calcext:condition calcext:apply-style-name="FAUX" calcext:value="formula-is(IF([.I6]=&quot;FAUX&quot;))" calcext:base-cell-address="'Niveau 4'.J6"/>
            <calcext:condition calcext:apply-style-name="FAUX" calcext:value="=0" calcext:base-cell-address="'Niveau 4'.J6"/>
          </calcext:conditional-format>
          <calcext:conditional-format calcext:target-range-address="'Niveau 4'.J7:'Niveau 4'.J7">
            <calcext:condition calcext:apply-style-name="VRAI" calcext:value="formula-is(IF([.I7]=&quot;VRAI&quot;))" calcext:base-cell-address="'Niveau 4'.J7"/>
            <calcext:condition calcext:apply-style-name="FAUX" calcext:value="formula-is(IF([.I7]=&quot;FAUX&quot;))" calcext:base-cell-address="'Niveau 4'.J7"/>
            <calcext:condition calcext:apply-style-name="FAUX" calcext:value="=0" calcext:base-cell-address="'Niveau 4'.J7"/>
          </calcext:conditional-format>
          <calcext:conditional-format calcext:target-range-address="'Niveau 4'.J8:'Niveau 4'.J8">
            <calcext:condition calcext:apply-style-name="VRAI" calcext:value="formula-is(IF([.I8]=&quot;VRAI&quot;))" calcext:base-cell-address="'Niveau 4'.J8"/>
            <calcext:condition calcext:apply-style-name="FAUX" calcext:value="formula-is(IF([.I8]=&quot;FAUX&quot;))" calcext:base-cell-address="'Niveau 4'.J8"/>
            <calcext:condition calcext:apply-style-name="FAUX" calcext:value="=0" calcext:base-cell-address="'Niveau 4'.J8"/>
          </calcext:conditional-format>
          <calcext:conditional-format calcext:target-range-address="'Niveau 4'.J9:'Niveau 4'.J9">
            <calcext:condition calcext:apply-style-name="VRAI" calcext:value="formula-is(IF([.I9]=&quot;VRAI&quot;))" calcext:base-cell-address="'Niveau 4'.J9"/>
            <calcext:condition calcext:apply-style-name="FAUX" calcext:value="formula-is(IF([.I9]=&quot;FAUX&quot;))" calcext:base-cell-address="'Niveau 4'.J9"/>
            <calcext:condition calcext:apply-style-name="FAUX" calcext:value="=0" calcext:base-cell-address="'Niveau 4'.J9"/>
          </calcext:conditional-format>
          <calcext:conditional-format calcext:target-range-address="'Niveau 4'.J10:'Niveau 4'.J10">
            <calcext:condition calcext:apply-style-name="VRAI" calcext:value="formula-is(IF([.I10]=&quot;VRAI&quot;))" calcext:base-cell-address="'Niveau 4'.J10"/>
            <calcext:condition calcext:apply-style-name="FAUX" calcext:value="formula-is(IF([.I10]=&quot;FAUX&quot;))" calcext:base-cell-address="'Niveau 4'.J10"/>
            <calcext:condition calcext:apply-style-name="FAUX" calcext:value="=0" calcext:base-cell-address="'Niveau 4'.J10"/>
          </calcext:conditional-format>
          <calcext:conditional-format calcext:target-range-address="'Niveau 4'.J11:'Niveau 4'.J11">
            <calcext:condition calcext:apply-style-name="VRAI" calcext:value="formula-is(IF([.I11]=&quot;VRAI&quot;))" calcext:base-cell-address="'Niveau 4'.J11"/>
            <calcext:condition calcext:apply-style-name="FAUX" calcext:value="formula-is(IF([.I11]=&quot;FAUX&quot;))" calcext:base-cell-address="'Niveau 4'.J11"/>
            <calcext:condition calcext:apply-style-name="FAUX" calcext:value="=0" calcext:base-cell-address="'Niveau 4'.J11"/>
          </calcext:conditional-format>
          <calcext:conditional-format calcext:target-range-address="'Niveau 4'.J12:'Niveau 4'.J12">
            <calcext:condition calcext:apply-style-name="VRAI" calcext:value="formula-is(IF([.I12]=&quot;VRAI&quot;))" calcext:base-cell-address="'Niveau 4'.J12"/>
            <calcext:condition calcext:apply-style-name="FAUX" calcext:value="formula-is(IF([.I12]=&quot;FAUX&quot;))" calcext:base-cell-address="'Niveau 4'.J12"/>
            <calcext:condition calcext:apply-style-name="FAUX" calcext:value="=0" calcext:base-cell-address="'Niveau 4'.J12"/>
          </calcext:conditional-format>
          <calcext:conditional-format calcext:target-range-address="'Niveau 4'.J13:'Niveau 4'.J13">
            <calcext:condition calcext:apply-style-name="VRAI" calcext:value="formula-is(IF([.I13]=&quot;VRAI&quot;))" calcext:base-cell-address="'Niveau 4'.J13"/>
            <calcext:condition calcext:apply-style-name="FAUX" calcext:value="formula-is(IF([.I13]=&quot;FAUX&quot;))" calcext:base-cell-address="'Niveau 4'.J13"/>
            <calcext:condition calcext:apply-style-name="FAUX" calcext:value="=0" calcext:base-cell-address="'Niveau 4'.J13"/>
          </calcext:conditional-format>
        </calcext:conditional-formats>
      </table:table>
      <table:table table:name="Données" table:style-name="ta2" table:protected="true" table:protection-key="+6odNNuI6cU4bfX8P4KSXruyAXM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9" table:default-cell-style-name="ce251"/>
        <table:table-column table:style-name="co20" table:number-columns-repeated="2" table:default-cell-style-name="ce251"/>
        <table:table-column table:style-name="co21" table:default-cell-style-name="ce251"/>
        <table:table-column table:style-name="co22" table:default-cell-style-name="ce251"/>
        <table:table-column table:style-name="co23" table:default-cell-style-name="ce251"/>
        <table:table-column table:style-name="co24" table:default-cell-style-name="ce251"/>
        <table:table-column table:style-name="co19" table:default-cell-style-name="ce251"/>
        <table:table-column table:style-name="co25" table:number-columns-repeated="2" table:default-cell-style-name="ce251"/>
        <table:table-column table:style-name="co26" table:default-cell-style-name="ce251"/>
        <table:table-column table:style-name="co22" table:default-cell-style-name="ce251"/>
        <table:table-column table:style-name="co23" table:default-cell-style-name="ce251"/>
        <table:table-column table:style-name="co27" table:default-cell-style-name="ce251"/>
        <table:table-column table:style-name="co28" table:default-cell-style-name="ce251"/>
        <table:table-column table:style-name="co29" table:number-columns-repeated="2" table:default-cell-style-name="ce251"/>
        <table:table-column table:style-name="co26" table:default-cell-style-name="ce251"/>
        <table:table-column table:style-name="co1" table:default-cell-style-name="ce251"/>
        <table:table-column table:style-name="co30" table:default-cell-style-name="ce251"/>
        <table:table-column table:style-name="co31" table:default-cell-style-name="ce251"/>
        <table:table-column table:style-name="co28" table:default-cell-style-name="ce251"/>
        <table:table-column table:style-name="co29" table:number-columns-repeated="2" table:default-cell-style-name="ce251"/>
        <table:table-column table:style-name="co26" table:default-cell-style-name="ce251"/>
        <table:table-column table:style-name="co1" table:default-cell-style-name="ce251"/>
        <table:table-column table:style-name="co32" table:default-cell-style-name="ce251"/>
        <table:table-column table:style-name="co31" table:default-cell-style-name="ce251"/>
        <table:table-column table:style-name="co1" table:number-columns-repeated="991" table:default-cell-style-name="ce251"/>
        <table:table-row table:style-name="ro6">
          <table:table-cell table:style-name="ce241" office:value-type="string" calcext:value-type="string" table:number-columns-spanned="28" table:number-rows-spanned="1">
            <text:p>KELLER Stéphane - Lycée agricole Louis Pasteur</text:p>
          </table:table-cell>
          <table:covered-table-cell table:number-columns-repeated="2" table:style-name="ce241"/>
          <table:covered-table-cell table:number-columns-repeated="7" table:style-name="ce250"/>
          <table:covered-table-cell table:style-name="ce277"/>
          <table:covered-table-cell/>
          <table:covered-table-cell table:number-columns-repeated="5" table:style-name="ce280"/>
          <table:covered-table-cell table:number-columns-repeated="4"/>
          <table:covered-table-cell table:number-columns-repeated="3" table:style-name="ce280"/>
          <table:covered-table-cell table:number-columns-repeated="4"/>
          <table:table-cell table:number-columns-repeated="991"/>
        </table:table-row>
        <table:table-row table:style-name="ro6">
          <table:table-cell table:style-name="ce241"/>
          <table:table-cell table:style-name="ce241" office:value-type="string" calcext:value-type="string" table:number-columns-spanned="6" table:number-rows-spanned="1">
            <text:p>Niveau 1</text:p>
          </table:table-cell>
          <table:covered-table-cell table:style-name="ce241"/>
          <table:covered-table-cell table:number-columns-repeated="3" table:style-name="ce250"/>
          <table:covered-table-cell table:style-name="Default"/>
          <table:table-cell table:style-name="ce241" office:value-type="string" calcext:value-type="string" table:number-columns-spanned="7" table:number-rows-spanned="1">
            <text:p>Niveau 2</text:p>
          </table:table-cell>
          <table:covered-table-cell table:number-columns-repeated="2" table:style-name="ce250"/>
          <table:covered-table-cell table:style-name="ce277"/>
          <table:covered-table-cell/>
          <table:covered-table-cell table:number-columns-repeated="2" table:style-name="ce280"/>
          <table:table-cell table:style-name="ce241" office:value-type="string" calcext:value-type="string" table:number-columns-spanned="7" table:number-rows-spanned="1">
            <text:p>Niveau 3</text:p>
          </table:table-cell>
          <table:covered-table-cell table:number-columns-repeated="2" table:style-name="ce280"/>
          <table:covered-table-cell table:number-columns-repeated="4"/>
          <table:table-cell table:style-name="ce241" office:value-type="string" calcext:value-type="string" table:number-columns-spanned="7" table:number-rows-spanned="1">
            <text:p>Niveau 4</text:p>
          </table:table-cell>
          <table:covered-table-cell table:number-columns-repeated="2" table:style-name="ce280"/>
          <table:covered-table-cell table:number-columns-repeated="4"/>
          <table:table-cell table:number-columns-repeated="991"/>
        </table:table-row>
        <table:table-row table:style-name="ro3"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number-columns-repeated="991"/>
        </table:table-row>
        <table:table-row table:style-name="ro3">
          <table:table-cell table:style-name="ce72" table:formula="of:=RANDBETWEEN(1;1000000)" office:value-type="float" office:value="147385" calcext:value-type="float">
            <text:p>147385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5" calcext:value-type="float">
            <text:p>5</text:p>
          </table:table-cell>
          <table:table-cell table:style-name="ce72" table:formula="of:=COM.MICROSOFT.CONCAT([.B4];&quot; × &quot;;[.C4])" office:value-type="string" office:string-value="6 × 5" calcext:value-type="string">
            <text:p>6 × 5</text:p>
          </table:table-cell>
          <table:table-cell table:style-name="ce96" table:formula="of:=[.B4]*[.C4]" office:value-type="float" office:value="30" calcext:value-type="float">
            <text:p>30</text:p>
          </table:table-cell>
          <table:table-cell table:style-name="ce72" table:formula="of:=RANK([.A4];[.$A$4:.$A$28];0)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85" table:formula="of:=RANDBETWEEN(1;1000000)" office:value-type="float" office:value="71635" calcext:value-type="float">
            <text:p>71635</text:p>
          </table:table-cell>
          <table:table-cell table:style-name="ce85" office:value-type="float" office:value="15" calcext:value-type="float">
            <text:p>15</text:p>
          </table:table-cell>
          <table:table-cell table:style-name="ce85"/>
          <table:table-cell table:style-name="ce85" table:formula="of:=COM.MICROSOFT.CONCAT([.I4];&quot;²&quot;)" office:value-type="string" office:string-value="15²" calcext:value-type="string">
            <text:p>15²</text:p>
          </table:table-cell>
          <table:table-cell table:style-name="ce102" table:formula="of:=[.I4]^2" office:value-type="float" office:value="225" calcext:value-type="float">
            <text:p>225</text:p>
          </table:table-cell>
          <table:table-cell table:style-name="ce85" table:formula="of:=RANK([.H4];[.$H$4:.$H$49];0)" office:value-type="float" office:value="44" calcext:value-type="float">
            <text:p>44</text:p>
          </table:table-cell>
          <table:table-cell table:style-name="ce98" office:value-type="float" office:value="1" calcext:value-type="float">
            <text:p>1</text:p>
          </table:table-cell>
          <table:table-cell table:style-name="ce24" table:formula="of:=RANDBETWEEN(1;1000000)" office:value-type="float" office:value="753497" calcext:value-type="float">
            <text:p>753497</text:p>
          </table:table-cell>
          <table:table-cell table:style-name="ce24" office:value-type="float" office:value="15" calcext:value-type="float">
            <text:p>15</text:p>
          </table:table-cell>
          <table:table-cell table:style-name="ce24"/>
          <table:table-cell table:style-name="ce24" table:formula="of:=COM.MICROSOFT.CONCAT([.P4];&quot;²&quot;)" office:value-type="string" office:string-value="15²" calcext:value-type="string">
            <text:p>15²</text:p>
          </table:table-cell>
          <table:table-cell table:style-name="ce35" table:formula="of:=[.P4]^2" office:value-type="float" office:value="225" calcext:value-type="float">
            <text:p>225</text:p>
          </table:table-cell>
          <table:table-cell table:style-name="ce24" table:formula="of:=RANK([.O4];[.$O$4:.$O$44];0)" office:value-type="float" office:value="14" calcext:value-type="float">
            <text:p>14</text:p>
          </table:table-cell>
          <table:table-cell table:style-name="ce137" office:value-type="float" office:value="1" calcext:value-type="float">
            <text:p>1</text:p>
          </table:table-cell>
          <table:table-cell table:style-name="ce139" table:formula="of:=RANDBETWEEN(1;1000000)" office:value-type="float" office:value="401947" calcext:value-type="float">
            <text:p>401947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3" calcext:value-type="float">
            <text:p>13</text:p>
          </table:table-cell>
          <table:table-cell table:style-name="ce139" table:formula="of:=COM.MICROSOFT.CONCAT([.W4];&quot; × &quot;;[.X4])" office:value-type="string" office:string-value="12 × 13" calcext:value-type="string">
            <text:p>12 × 13</text:p>
          </table:table-cell>
          <table:table-cell table:style-name="ce149" table:formula="of:=[.W4]*[.X4]" office:value-type="float" office:value="156" calcext:value-type="float">
            <text:p>156</text:p>
          </table:table-cell>
          <table:table-cell table:style-name="ce139" table:formula="of:=RANK([.V4];[.$V$4:.$V$36];0)" office:value-type="float" office:value="21" calcext:value-type="float">
            <text:p>21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table:style-name="ce72" table:formula="of:=RANDBETWEEN(1;1000000)" office:value-type="float" office:value="157967" calcext:value-type="float">
            <text:p>157967</text:p>
          </table:table-cell>
          <table:table-cell table:number-columns-repeated="2" table:style-name="ce72" office:value-type="float" office:value="6" calcext:value-type="float">
            <text:p>6</text:p>
          </table:table-cell>
          <table:table-cell table:style-name="ce72" table:formula="of:=COM.MICROSOFT.CONCAT([.B5];&quot; × &quot;;[.C5])" office:value-type="string" office:string-value="6 × 6" calcext:value-type="string">
            <text:p>6 × 6</text:p>
          </table:table-cell>
          <table:table-cell table:style-name="ce96" table:formula="of:=[.B5]*[.C5]" office:value-type="float" office:value="36" calcext:value-type="float">
            <text:p>36</text:p>
          </table:table-cell>
          <table:table-cell table:style-name="ce72" table:formula="of:=RANK([.A5];[.$A$4:.$A$33];0)" office:value-type="float" office:value="20" calcext:value-type="float">
            <text:p>20</text:p>
          </table:table-cell>
          <table:table-cell table:style-name="ce98" office:value-type="float" office:value="2" calcext:value-type="float">
            <text:p>2</text:p>
          </table:table-cell>
          <table:table-cell table:style-name="ce85" table:formula="of:=RANDBETWEEN(1;1000000)" office:value-type="float" office:value="276730" calcext:value-type="float">
            <text:p>276730</text:p>
          </table:table-cell>
          <table:table-cell table:style-name="ce85" office:value-type="float" office:value="25" calcext:value-type="float">
            <text:p>25</text:p>
          </table:table-cell>
          <table:table-cell table:style-name="ce85"/>
          <table:table-cell table:style-name="ce85" table:formula="of:=COM.MICROSOFT.CONCAT([.I5];&quot;²&quot;)" office:value-type="string" office:string-value="25²" calcext:value-type="string">
            <text:p>25²</text:p>
          </table:table-cell>
          <table:table-cell table:style-name="ce102" table:formula="of:=[.I5]^2" office:value-type="float" office:value="625" calcext:value-type="float">
            <text:p>625</text:p>
          </table:table-cell>
          <table:table-cell table:style-name="ce85" table:formula="of:=RANK([.H5];[.$H$4:.$H$49];0)" office:value-type="float" office:value="36" calcext:value-type="float">
            <text:p>36</text:p>
          </table:table-cell>
          <table:table-cell table:style-name="ce98" office:value-type="float" office:value="2" calcext:value-type="float">
            <text:p>2</text:p>
          </table:table-cell>
          <table:table-cell table:style-name="ce24" table:formula="of:=RANDBETWEEN(1;1000000)" office:value-type="float" office:value="599890" calcext:value-type="float">
            <text:p>599890</text:p>
          </table:table-cell>
          <table:table-cell table:style-name="ce24" office:value-type="float" office:value="25" calcext:value-type="float">
            <text:p>25</text:p>
          </table:table-cell>
          <table:table-cell table:style-name="ce24"/>
          <table:table-cell table:style-name="ce24" table:formula="of:=COM.MICROSOFT.CONCAT([.P5];&quot;²&quot;)" office:value-type="string" office:string-value="25²" calcext:value-type="string">
            <text:p>25²</text:p>
          </table:table-cell>
          <table:table-cell table:style-name="ce35" table:formula="of:=[.P5]^2" office:value-type="float" office:value="625" calcext:value-type="float">
            <text:p>625</text:p>
          </table:table-cell>
          <table:table-cell table:style-name="ce24" table:formula="of:=RANK([.O5];[.$O$4:.$O$44];0)" office:value-type="float" office:value="18" calcext:value-type="float">
            <text:p>18</text:p>
          </table:table-cell>
          <table:table-cell table:style-name="ce137" office:value-type="float" office:value="2" calcext:value-type="float">
            <text:p>2</text:p>
          </table:table-cell>
          <table:table-cell table:style-name="ce139" table:formula="of:=RANDBETWEEN(1;1000000)" office:value-type="float" office:value="161904" calcext:value-type="float">
            <text:p>161904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4" calcext:value-type="float">
            <text:p>14</text:p>
          </table:table-cell>
          <table:table-cell table:style-name="ce139" table:formula="of:=COM.MICROSOFT.CONCAT([.W5];&quot; × &quot;;[.X5])" office:value-type="string" office:string-value="12 × 14" calcext:value-type="string">
            <text:p>12 × 14</text:p>
          </table:table-cell>
          <table:table-cell table:style-name="ce149" table:formula="of:=[.W5]*[.X5]" office:value-type="float" office:value="168" calcext:value-type="float">
            <text:p>168</text:p>
          </table:table-cell>
          <table:table-cell table:style-name="ce139" table:formula="of:=RANK([.V5];[.$V$4:.$V$36];0)" office:value-type="float" office:value="28" calcext:value-type="float">
            <text:p>28</text:p>
          </table:table-cell>
          <table:table-cell table:style-name="ce152" office:value-type="float" office:value="2" calcext:value-type="float">
            <text:p>2</text:p>
          </table:table-cell>
          <table:table-cell table:number-columns-repeated="991"/>
        </table:table-row>
        <table:table-row table:style-name="ro3">
          <table:table-cell table:style-name="ce72" table:formula="of:=RANDBETWEEN(1;1000000)" office:value-type="float" office:value="374236" calcext:value-type="float">
            <text:p>374236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7" calcext:value-type="float">
            <text:p>7</text:p>
          </table:table-cell>
          <table:table-cell table:style-name="ce72" table:formula="of:=COM.MICROSOFT.CONCAT([.B6];&quot; × &quot;;[.C6])" office:value-type="string" office:string-value="6 × 7" calcext:value-type="string">
            <text:p>6 × 7</text:p>
          </table:table-cell>
          <table:table-cell table:style-name="ce96" table:formula="of:=[.B6]*[.C6]" office:value-type="float" office:value="42" calcext:value-type="float">
            <text:p>42</text:p>
          </table:table-cell>
          <table:table-cell table:style-name="ce72" table:formula="of:=RANK([.A6];[.$A$4:.$A$33];0)" office:value-type="float" office:value="12" calcext:value-type="float">
            <text:p>12</text:p>
          </table:table-cell>
          <table:table-cell table:style-name="ce98" office:value-type="float" office:value="3" calcext:value-type="float">
            <text:p>3</text:p>
          </table:table-cell>
          <table:table-cell table:style-name="ce85" table:formula="of:=RANDBETWEEN(1;1000000)" office:value-type="float" office:value="898099" calcext:value-type="float">
            <text:p>898099</text:p>
          </table:table-cell>
          <table:table-cell table:style-name="ce85" office:value-type="float" office:value="35" calcext:value-type="float">
            <text:p>35</text:p>
          </table:table-cell>
          <table:table-cell table:style-name="ce85"/>
          <table:table-cell table:style-name="ce85" table:formula="of:=COM.MICROSOFT.CONCAT([.I6];&quot;²&quot;)" office:value-type="string" office:string-value="35²" calcext:value-type="string">
            <text:p>35²</text:p>
          </table:table-cell>
          <table:table-cell table:style-name="ce102" table:formula="of:=[.I6]^2" office:value-type="float" office:value="1225" calcext:value-type="float">
            <text:p>1 225</text:p>
          </table:table-cell>
          <table:table-cell table:style-name="ce85" table:formula="of:=RANK([.H6];[.$H$4:.$H$49];0)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24" table:formula="of:=RANDBETWEEN(1;1000000)" office:value-type="float" office:value="343780" calcext:value-type="float">
            <text:p>343780</text:p>
          </table:table-cell>
          <table:table-cell table:style-name="ce24" office:value-type="float" office:value="35" calcext:value-type="float">
            <text:p>35</text:p>
          </table:table-cell>
          <table:table-cell table:style-name="ce24"/>
          <table:table-cell table:style-name="ce24" table:formula="of:=COM.MICROSOFT.CONCAT([.P6];&quot;²&quot;)" office:value-type="string" office:string-value="35²" calcext:value-type="string">
            <text:p>35²</text:p>
          </table:table-cell>
          <table:table-cell table:style-name="ce35" table:formula="of:=[.P6]^2" office:value-type="float" office:value="1225" calcext:value-type="float">
            <text:p>1 225</text:p>
          </table:table-cell>
          <table:table-cell table:style-name="ce24" table:formula="of:=RANK([.O6];[.$O$4:.$O$44];0)" office:value-type="float" office:value="30" calcext:value-type="float">
            <text:p>30</text:p>
          </table:table-cell>
          <table:table-cell table:style-name="ce137" office:value-type="float" office:value="3" calcext:value-type="float">
            <text:p>3</text:p>
          </table:table-cell>
          <table:table-cell table:style-name="ce139" table:formula="of:=RANDBETWEEN(1;1000000)" office:value-type="float" office:value="203277" calcext:value-type="float">
            <text:p>203277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5" calcext:value-type="float">
            <text:p>15</text:p>
          </table:table-cell>
          <table:table-cell table:style-name="ce139" table:formula="of:=COM.MICROSOFT.CONCAT([.W6];&quot; × &quot;;[.X6])" office:value-type="string" office:string-value="12 × 15" calcext:value-type="string">
            <text:p>12 × 15</text:p>
          </table:table-cell>
          <table:table-cell table:style-name="ce149" table:formula="of:=[.W6]*[.X6]" office:value-type="float" office:value="180" calcext:value-type="float">
            <text:p>180</text:p>
          </table:table-cell>
          <table:table-cell table:style-name="ce139" table:formula="of:=RANK([.V6];[.$V$4:.$V$36];0)" office:value-type="float" office:value="25" calcext:value-type="float">
            <text:p>25</text:p>
          </table:table-cell>
          <table:table-cell table:style-name="ce152"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table:style-name="ce72" table:formula="of:=RANDBETWEEN(1;1000000)" office:value-type="float" office:value="919041" calcext:value-type="float">
            <text:p>919041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8" calcext:value-type="float">
            <text:p>8</text:p>
          </table:table-cell>
          <table:table-cell table:style-name="ce72" table:formula="of:=COM.MICROSOFT.CONCAT([.B7];&quot; × &quot;;[.C7])" office:value-type="string" office:string-value="6 × 8" calcext:value-type="string">
            <text:p>6 × 8</text:p>
          </table:table-cell>
          <table:table-cell table:style-name="ce96" table:formula="of:=[.B7]*[.C7]" office:value-type="float" office:value="48" calcext:value-type="float">
            <text:p>48</text:p>
          </table:table-cell>
          <table:table-cell table:style-name="ce72" table:formula="of:=RANK([.A7];[.$A$4:.$A$33];0)" office:value-type="float" office:value="1" calcext:value-type="float">
            <text:p>1</text:p>
          </table:table-cell>
          <table:table-cell table:style-name="ce98" office:value-type="float" office:value="4" calcext:value-type="float">
            <text:p>4</text:p>
          </table:table-cell>
          <table:table-cell table:style-name="ce85" table:formula="of:=RANDBETWEEN(1;1000000)" office:value-type="float" office:value="961755" calcext:value-type="float">
            <text:p>961755</text:p>
          </table:table-cell>
          <table:table-cell table:style-name="ce85" office:value-type="float" office:value="45" calcext:value-type="float">
            <text:p>45</text:p>
          </table:table-cell>
          <table:table-cell table:style-name="ce85"/>
          <table:table-cell table:style-name="ce85" table:formula="of:=COM.MICROSOFT.CONCAT([.I7];&quot;²&quot;)" office:value-type="string" office:string-value="45²" calcext:value-type="string">
            <text:p>45²</text:p>
          </table:table-cell>
          <table:table-cell table:style-name="ce102" table:formula="of:=[.I7]^2" office:value-type="float" office:value="2025" calcext:value-type="float">
            <text:p>2 025</text:p>
          </table:table-cell>
          <table:table-cell table:style-name="ce85" table:formula="of:=RANK([.H7];[.$H$4:.$H$49];0)" office:value-type="float" office:value="4" calcext:value-type="float">
            <text:p>4</text:p>
          </table:table-cell>
          <table:table-cell table:style-name="ce98" office:value-type="float" office:value="4" calcext:value-type="float">
            <text:p>4</text:p>
          </table:table-cell>
          <table:table-cell table:style-name="ce24" table:formula="of:=RANDBETWEEN(1;1000000)" office:value-type="float" office:value="778638" calcext:value-type="float">
            <text:p>778638</text:p>
          </table:table-cell>
          <table:table-cell table:style-name="ce24" office:value-type="float" office:value="45" calcext:value-type="float">
            <text:p>45</text:p>
          </table:table-cell>
          <table:table-cell table:style-name="ce24"/>
          <table:table-cell table:style-name="ce24" table:formula="of:=COM.MICROSOFT.CONCAT([.P7];&quot;²&quot;)" office:value-type="string" office:string-value="45²" calcext:value-type="string">
            <text:p>45²</text:p>
          </table:table-cell>
          <table:table-cell table:style-name="ce35" table:formula="of:=[.P7]^2" office:value-type="float" office:value="2025" calcext:value-type="float">
            <text:p>2 025</text:p>
          </table:table-cell>
          <table:table-cell table:style-name="ce24" table:formula="of:=RANK([.O7];[.$O$4:.$O$44];0)" office:value-type="float" office:value="13" calcext:value-type="float">
            <text:p>13</text:p>
          </table:table-cell>
          <table:table-cell table:style-name="ce137" office:value-type="float" office:value="4" calcext:value-type="float">
            <text:p>4</text:p>
          </table:table-cell>
          <table:table-cell table:style-name="ce139" table:formula="of:=RANDBETWEEN(1;1000000)" office:value-type="float" office:value="884037" calcext:value-type="float">
            <text:p>884037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table:formula="of:=COM.MICROSOFT.CONCAT([.W7];&quot; × &quot;;[.X7])" office:value-type="string" office:string-value="12 × 16" calcext:value-type="string">
            <text:p>12 × 16</text:p>
          </table:table-cell>
          <table:table-cell table:style-name="ce149" table:formula="of:=[.W7]*[.X7]" office:value-type="float" office:value="192" calcext:value-type="float">
            <text:p>192</text:p>
          </table:table-cell>
          <table:table-cell table:style-name="ce139" table:formula="of:=RANK([.V7];[.$V$4:.$V$36];0)" office:value-type="float" office:value="7" calcext:value-type="float">
            <text:p>7</text:p>
          </table:table-cell>
          <table:table-cell table:style-name="ce152" office:value-type="float" office:value="4" calcext:value-type="float">
            <text:p>4</text:p>
          </table:table-cell>
          <table:table-cell table:number-columns-repeated="991"/>
        </table:table-row>
        <table:table-row table:style-name="ro3">
          <table:table-cell table:style-name="ce72" table:formula="of:=RANDBETWEEN(1;1000000)" office:value-type="float" office:value="846802" calcext:value-type="float">
            <text:p>846802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9" calcext:value-type="float">
            <text:p>9</text:p>
          </table:table-cell>
          <table:table-cell table:style-name="ce72" table:formula="of:=COM.MICROSOFT.CONCAT([.B8];&quot; × &quot;;[.C8])" office:value-type="string" office:string-value="6 × 9" calcext:value-type="string">
            <text:p>6 × 9</text:p>
          </table:table-cell>
          <table:table-cell table:style-name="ce96" table:formula="of:=[.B8]*[.C8]" office:value-type="float" office:value="54" calcext:value-type="float">
            <text:p>54</text:p>
          </table:table-cell>
          <table:table-cell table:style-name="ce72" table:formula="of:=RANK([.A8];[.$A$4:.$A$33];0)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85" table:formula="of:=RANDBETWEEN(1;1000000)" office:value-type="float" office:value="335141" calcext:value-type="float">
            <text:p>335141</text:p>
          </table:table-cell>
          <table:table-cell table:style-name="ce85" office:value-type="float" office:value="55" calcext:value-type="float">
            <text:p>55</text:p>
          </table:table-cell>
          <table:table-cell table:style-name="ce85"/>
          <table:table-cell table:style-name="ce85" table:formula="of:=COM.MICROSOFT.CONCAT([.I8];&quot;²&quot;)" office:value-type="string" office:string-value="55²" calcext:value-type="string">
            <text:p>55²</text:p>
          </table:table-cell>
          <table:table-cell table:style-name="ce102" table:formula="of:=[.I8]^2" office:value-type="float" office:value="3025" calcext:value-type="float">
            <text:p>3 025</text:p>
          </table:table-cell>
          <table:table-cell table:style-name="ce85" table:formula="of:=RANK([.H8];[.$H$4:.$H$49];0)" office:value-type="float" office:value="35" calcext:value-type="float">
            <text:p>35</text:p>
          </table:table-cell>
          <table:table-cell table:style-name="ce98" office:value-type="float" office:value="5" calcext:value-type="float">
            <text:p>5</text:p>
          </table:table-cell>
          <table:table-cell table:style-name="ce24" table:formula="of:=RANDBETWEEN(1;1000000)" office:value-type="float" office:value="146933" calcext:value-type="float">
            <text:p>146933</text:p>
          </table:table-cell>
          <table:table-cell table:style-name="ce24" office:value-type="float" office:value="55" calcext:value-type="float">
            <text:p>55</text:p>
          </table:table-cell>
          <table:table-cell table:style-name="ce24"/>
          <table:table-cell table:style-name="ce24" table:formula="of:=COM.MICROSOFT.CONCAT([.P8];&quot;²&quot;)" office:value-type="string" office:string-value="55²" calcext:value-type="string">
            <text:p>55²</text:p>
          </table:table-cell>
          <table:table-cell table:style-name="ce35" table:formula="of:=[.P8]^2" office:value-type="float" office:value="3025" calcext:value-type="float">
            <text:p>3 025</text:p>
          </table:table-cell>
          <table:table-cell table:style-name="ce24" table:formula="of:=RANK([.O8];[.$O$4:.$O$44];0)" office:value-type="float" office:value="38" calcext:value-type="float">
            <text:p>38</text:p>
          </table:table-cell>
          <table:table-cell table:style-name="ce137" office:value-type="float" office:value="5" calcext:value-type="float">
            <text:p>5</text:p>
          </table:table-cell>
          <table:table-cell table:style-name="ce139" table:formula="of:=RANDBETWEEN(1;1000000)" office:value-type="float" office:value="359492" calcext:value-type="float">
            <text:p>359492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7" calcext:value-type="float">
            <text:p>17</text:p>
          </table:table-cell>
          <table:table-cell table:style-name="ce139" table:formula="of:=COM.MICROSOFT.CONCAT([.W8];&quot; × &quot;;[.X8])" office:value-type="string" office:string-value="12 × 17" calcext:value-type="string">
            <text:p>12 × 17</text:p>
          </table:table-cell>
          <table:table-cell table:style-name="ce149" table:formula="of:=[.W8]*[.X8]" office:value-type="float" office:value="204" calcext:value-type="float">
            <text:p>204</text:p>
          </table:table-cell>
          <table:table-cell table:style-name="ce139" table:formula="of:=RANK([.V8];[.$V$4:.$V$36];0)" office:value-type="float" office:value="22" calcext:value-type="float">
            <text:p>22</text:p>
          </table:table-cell>
          <table:table-cell table:style-name="ce152" office:value-type="float" office:value="5" calcext:value-type="float">
            <text:p>5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20647" calcext:value-type="float">
            <text:p>20647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formula="of:=COM.MICROSOFT.CONCAT([.B9];&quot; × &quot;;[.C9])" office:value-type="string" office:string-value="7 × 5" calcext:value-type="string">
            <text:p>7 × 5</text:p>
          </table:table-cell>
          <table:table-cell table:style-name="ce36" table:formula="of:=[.B9]*[.C9]" office:value-type="float" office:value="35" calcext:value-type="float">
            <text:p>35</text:p>
          </table:table-cell>
          <table:table-cell table:style-name="ce25" table:formula="of:=RANK([.A9];[.$A$4:.$A$33];0)" office:value-type="float" office:value="30" calcext:value-type="float">
            <text:p>30</text:p>
          </table:table-cell>
          <table:table-cell table:style-name="ce98" office:value-type="float" office:value="6" calcext:value-type="float">
            <text:p>6</text:p>
          </table:table-cell>
          <table:table-cell table:style-name="ce85" table:formula="of:=RANDBETWEEN(1;1000000)" office:value-type="float" office:value="351372" calcext:value-type="float">
            <text:p>351372</text:p>
          </table:table-cell>
          <table:table-cell table:style-name="ce85" office:value-type="float" office:value="65" calcext:value-type="float">
            <text:p>65</text:p>
          </table:table-cell>
          <table:table-cell table:style-name="ce85"/>
          <table:table-cell table:style-name="ce85" table:formula="of:=COM.MICROSOFT.CONCAT([.I9];&quot;²&quot;)" office:value-type="string" office:string-value="65²" calcext:value-type="string">
            <text:p>65²</text:p>
          </table:table-cell>
          <table:table-cell table:style-name="ce102" table:formula="of:=[.I9]^2" office:value-type="float" office:value="4225" calcext:value-type="float">
            <text:p>4 225</text:p>
          </table:table-cell>
          <table:table-cell table:style-name="ce85" table:formula="of:=RANK([.H9];[.$H$4:.$H$49];0)" office:value-type="float" office:value="34" calcext:value-type="float">
            <text:p>34</text:p>
          </table:table-cell>
          <table:table-cell table:style-name="ce98" office:value-type="float" office:value="6" calcext:value-type="float">
            <text:p>6</text:p>
          </table:table-cell>
          <table:table-cell table:style-name="ce24" table:formula="of:=RANDBETWEEN(1;1000000)" office:value-type="float" office:value="237547" calcext:value-type="float">
            <text:p>237547</text:p>
          </table:table-cell>
          <table:table-cell table:style-name="ce24" office:value-type="float" office:value="65" calcext:value-type="float">
            <text:p>65</text:p>
          </table:table-cell>
          <table:table-cell table:style-name="ce24"/>
          <table:table-cell table:style-name="ce24" table:formula="of:=COM.MICROSOFT.CONCAT([.P9];&quot;²&quot;)" office:value-type="string" office:string-value="65²" calcext:value-type="string">
            <text:p>65²</text:p>
          </table:table-cell>
          <table:table-cell table:style-name="ce35" table:formula="of:=[.P9]^2" office:value-type="float" office:value="4225" calcext:value-type="float">
            <text:p>4 225</text:p>
          </table:table-cell>
          <table:table-cell table:style-name="ce24" table:formula="of:=RANK([.O9];[.$O$4:.$O$44];0)" office:value-type="float" office:value="35" calcext:value-type="float">
            <text:p>35</text:p>
          </table:table-cell>
          <table:table-cell table:style-name="ce137" office:value-type="float" office:value="6" calcext:value-type="float">
            <text:p>6</text:p>
          </table:table-cell>
          <table:table-cell table:style-name="ce139" table:formula="of:=RANDBETWEEN(1;1000000)" office:value-type="float" office:value="609676" calcext:value-type="float">
            <text:p>609676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8" calcext:value-type="float">
            <text:p>18</text:p>
          </table:table-cell>
          <table:table-cell table:style-name="ce139" table:formula="of:=COM.MICROSOFT.CONCAT([.W9];&quot; × &quot;;[.X9])" office:value-type="string" office:string-value="12 × 18" calcext:value-type="string">
            <text:p>12 × 18</text:p>
          </table:table-cell>
          <table:table-cell table:style-name="ce149" table:formula="of:=[.W9]*[.X9]" office:value-type="float" office:value="216" calcext:value-type="float">
            <text:p>216</text:p>
          </table:table-cell>
          <table:table-cell table:style-name="ce139" table:formula="of:=RANK([.V9];[.$V$4:.$V$36];0)" office:value-type="float" office:value="15" calcext:value-type="float">
            <text:p>15</text:p>
          </table:table-cell>
          <table:table-cell table:style-name="ce152"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235594" calcext:value-type="float">
            <text:p>235594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formula="of:=COM.MICROSOFT.CONCAT([.B10];&quot; × &quot;;[.C10])" office:value-type="string" office:string-value="7 × 6" calcext:value-type="string">
            <text:p>7 × 6</text:p>
          </table:table-cell>
          <table:table-cell table:style-name="ce36" table:formula="of:=[.B10]*[.C10]" office:value-type="float" office:value="42" calcext:value-type="float">
            <text:p>42</text:p>
          </table:table-cell>
          <table:table-cell table:style-name="ce25" table:formula="of:=RANK([.A10];[.$A$4:.$A$33];0)" office:value-type="float" office:value="19" calcext:value-type="float">
            <text:p>19</text:p>
          </table:table-cell>
          <table:table-cell table:style-name="ce98" office:value-type="float" office:value="7" calcext:value-type="float">
            <text:p>7</text:p>
          </table:table-cell>
          <table:table-cell table:style-name="ce85" table:formula="of:=RANDBETWEEN(1;1000000)" office:value-type="float" office:value="397028" calcext:value-type="float">
            <text:p>397028</text:p>
          </table:table-cell>
          <table:table-cell table:style-name="ce85" office:value-type="float" office:value="75" calcext:value-type="float">
            <text:p>75</text:p>
          </table:table-cell>
          <table:table-cell table:style-name="ce85"/>
          <table:table-cell table:style-name="ce85" table:formula="of:=COM.MICROSOFT.CONCAT([.I10];&quot;²&quot;)" office:value-type="string" office:string-value="75²" calcext:value-type="string">
            <text:p>75²</text:p>
          </table:table-cell>
          <table:table-cell table:style-name="ce102" table:formula="of:=[.I10]^2" office:value-type="float" office:value="5625" calcext:value-type="float">
            <text:p>5 625</text:p>
          </table:table-cell>
          <table:table-cell table:style-name="ce85" table:formula="of:=RANK([.H10];[.$H$4:.$H$49];0)" office:value-type="float" office:value="31" calcext:value-type="float">
            <text:p>31</text:p>
          </table:table-cell>
          <table:table-cell table:style-name="ce98" office:value-type="float" office:value="7" calcext:value-type="float">
            <text:p>7</text:p>
          </table:table-cell>
          <table:table-cell table:style-name="ce24" table:formula="of:=RANDBETWEEN(1;1000000)" office:value-type="float" office:value="364425" calcext:value-type="float">
            <text:p>364425</text:p>
          </table:table-cell>
          <table:table-cell table:style-name="ce24" office:value-type="float" office:value="75" calcext:value-type="float">
            <text:p>75</text:p>
          </table:table-cell>
          <table:table-cell table:style-name="ce24"/>
          <table:table-cell table:style-name="ce24" table:formula="of:=COM.MICROSOFT.CONCAT([.P10];&quot;²&quot;)" office:value-type="string" office:string-value="75²" calcext:value-type="string">
            <text:p>75²</text:p>
          </table:table-cell>
          <table:table-cell table:style-name="ce35" table:formula="of:=[.P10]^2" office:value-type="float" office:value="5625" calcext:value-type="float">
            <text:p>5 625</text:p>
          </table:table-cell>
          <table:table-cell table:style-name="ce24" table:formula="of:=RANK([.O10];[.$O$4:.$O$44];0)" office:value-type="float" office:value="28" calcext:value-type="float">
            <text:p>28</text:p>
          </table:table-cell>
          <table:table-cell table:style-name="ce137" office:value-type="float" office:value="7" calcext:value-type="float">
            <text:p>7</text:p>
          </table:table-cell>
          <table:table-cell table:style-name="ce139" table:formula="of:=RANDBETWEEN(1;1000000)" office:value-type="float" office:value="41430" calcext:value-type="float">
            <text:p>41430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9" calcext:value-type="float">
            <text:p>19</text:p>
          </table:table-cell>
          <table:table-cell table:style-name="ce139" table:formula="of:=COM.MICROSOFT.CONCAT([.W10];&quot; × &quot;;[.X10])" office:value-type="string" office:string-value="12 × 19" calcext:value-type="string">
            <text:p>12 × 19</text:p>
          </table:table-cell>
          <table:table-cell table:style-name="ce149" table:formula="of:=[.W10]*[.X10]" office:value-type="float" office:value="228" calcext:value-type="float">
            <text:p>228</text:p>
          </table:table-cell>
          <table:table-cell table:style-name="ce139" table:formula="of:=RANK([.V10];[.$V$4:.$V$36];0)" office:value-type="float" office:value="32" calcext:value-type="float">
            <text:p>32</text:p>
          </table:table-cell>
          <table:table-cell table:style-name="ce152"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141456" calcext:value-type="float">
            <text:p>141456</text:p>
          </table:table-cell>
          <table:table-cell table:number-columns-repeated="2" table:style-name="ce25" office:value-type="float" office:value="7" calcext:value-type="float">
            <text:p>7</text:p>
          </table:table-cell>
          <table:table-cell table:style-name="ce25" table:formula="of:=COM.MICROSOFT.CONCAT([.B11];&quot; × &quot;;[.C11])" office:value-type="string" office:string-value="7 × 7" calcext:value-type="string">
            <text:p>7 × 7</text:p>
          </table:table-cell>
          <table:table-cell table:style-name="ce36" table:formula="of:=[.B11]*[.C11]" office:value-type="float" office:value="49" calcext:value-type="float">
            <text:p>49</text:p>
          </table:table-cell>
          <table:table-cell table:style-name="ce25" table:formula="of:=RANK([.A11];[.$A$4:.$A$33];0)" office:value-type="float" office:value="24" calcext:value-type="float">
            <text:p>24</text:p>
          </table:table-cell>
          <table:table-cell table:style-name="ce98" office:value-type="float" office:value="8" calcext:value-type="float">
            <text:p>8</text:p>
          </table:table-cell>
          <table:table-cell table:style-name="ce85" table:formula="of:=RANDBETWEEN(1;1000000)" office:value-type="float" office:value="502298" calcext:value-type="float">
            <text:p>502298</text:p>
          </table:table-cell>
          <table:table-cell table:style-name="ce85" office:value-type="float" office:value="85" calcext:value-type="float">
            <text:p>85</text:p>
          </table:table-cell>
          <table:table-cell table:style-name="ce85"/>
          <table:table-cell table:style-name="ce85" table:formula="of:=COM.MICROSOFT.CONCAT([.I11];&quot;²&quot;)" office:value-type="string" office:string-value="85²" calcext:value-type="string">
            <text:p>85²</text:p>
          </table:table-cell>
          <table:table-cell table:style-name="ce102" table:formula="of:=[.I11]^2" office:value-type="float" office:value="7225" calcext:value-type="float">
            <text:p>7 225</text:p>
          </table:table-cell>
          <table:table-cell table:style-name="ce85" table:formula="of:=RANK([.H11];[.$H$4:.$H$49];0)" office:value-type="float" office:value="28" calcext:value-type="float">
            <text:p>28</text:p>
          </table:table-cell>
          <table:table-cell table:style-name="ce98" office:value-type="float" office:value="8" calcext:value-type="float">
            <text:p>8</text:p>
          </table:table-cell>
          <table:table-cell table:style-name="ce24" table:formula="of:=RANDBETWEEN(1;1000000)" office:value-type="float" office:value="810091" calcext:value-type="float">
            <text:p>810091</text:p>
          </table:table-cell>
          <table:table-cell table:style-name="ce24" office:value-type="float" office:value="85" calcext:value-type="float">
            <text:p>85</text:p>
          </table:table-cell>
          <table:table-cell table:style-name="ce24"/>
          <table:table-cell table:style-name="ce24" table:formula="of:=COM.MICROSOFT.CONCAT([.P11];&quot;²&quot;)" office:value-type="string" office:string-value="85²" calcext:value-type="string">
            <text:p>85²</text:p>
          </table:table-cell>
          <table:table-cell table:style-name="ce35" table:formula="of:=[.P11]^2" office:value-type="float" office:value="7225" calcext:value-type="float">
            <text:p>7 225</text:p>
          </table:table-cell>
          <table:table-cell table:style-name="ce24" table:formula="of:=RANK([.O11];[.$O$4:.$O$44];0)" office:value-type="float" office:value="9" calcext:value-type="float">
            <text:p>9</text:p>
          </table:table-cell>
          <table:table-cell table:style-name="ce137" office:value-type="float" office:value="8" calcext:value-type="float">
            <text:p>8</text:p>
          </table:table-cell>
          <table:table-cell table:style-name="ce28" table:formula="of:=RANDBETWEEN(1;1000000)" office:value-type="float" office:value="790835" calcext:value-type="float">
            <text:p>790835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2" calcext:value-type="float">
            <text:p>12</text:p>
          </table:table-cell>
          <table:table-cell table:style-name="ce28" table:formula="of:=COM.MICROSOFT.CONCAT([.W11];&quot; × &quot;;[.X11])" office:value-type="string" office:string-value="13 × 12" calcext:value-type="string">
            <text:p>13 × 12</text:p>
          </table:table-cell>
          <table:table-cell table:style-name="ce39" table:formula="of:=[.W11]*[.X11]" office:value-type="float" office:value="156" calcext:value-type="float">
            <text:p>156</text:p>
          </table:table-cell>
          <table:table-cell table:style-name="ce28" table:formula="of:=RANK([.V11];[.$V$4:.$V$36];0)" office:value-type="float" office:value="11" calcext:value-type="float">
            <text:p>11</text:p>
          </table:table-cell>
          <table:table-cell table:style-name="ce152"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373864" calcext:value-type="float">
            <text:p>373864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formula="of:=COM.MICROSOFT.CONCAT([.B12];&quot; × &quot;;[.C12])" office:value-type="string" office:string-value="7 × 8" calcext:value-type="string">
            <text:p>7 × 8</text:p>
          </table:table-cell>
          <table:table-cell table:style-name="ce36" table:formula="of:=[.B12]*[.C12]" office:value-type="float" office:value="56" calcext:value-type="float">
            <text:p>56</text:p>
          </table:table-cell>
          <table:table-cell table:style-name="ce25" table:formula="of:=RANK([.A12];[.$A$4:.$A$33];0)" office:value-type="float" office:value="13" calcext:value-type="float">
            <text:p>13</text:p>
          </table:table-cell>
          <table:table-cell table:style-name="ce98" office:value-type="float" office:value="9" calcext:value-type="float">
            <text:p>9</text:p>
          </table:table-cell>
          <table:table-cell table:style-name="ce25" table:formula="of:=RANDBETWEEN(1;1000000)" office:value-type="float" office:value="646184" calcext:value-type="float">
            <text:p>646184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OM.MICROSOFT.CONCAT([.I12];&quot; × &quot;;[.J12])" office:value-type="string" office:string-value="7 × 12" calcext:value-type="string">
            <text:p>7 × 12</text:p>
          </table:table-cell>
          <table:table-cell table:style-name="ce36" table:formula="of:=[.I12]*[.J12]" office:value-type="float" office:value="84" calcext:value-type="float">
            <text:p>84</text:p>
          </table:table-cell>
          <table:table-cell table:style-name="ce25" table:formula="of:=RANK([.H12];[.$H$4:.$H$49];0)" office:value-type="float" office:value="18" calcext:value-type="float">
            <text:p>18</text:p>
          </table:table-cell>
          <table:table-cell table:style-name="ce98" office:value-type="float" office:value="9" calcext:value-type="float">
            <text:p>9</text:p>
          </table:table-cell>
          <table:table-cell table:style-name="ce127" table:formula="of:=RANDBETWEEN(1;1000000)" office:value-type="float" office:value="806812" calcext:value-type="float">
            <text:p>806812</text:p>
          </table:table-cell>
          <table:table-cell table:style-name="ce127" office:value-type="float" office:value="16" calcext:value-type="float">
            <text:p>16</text:p>
          </table:table-cell>
          <table:table-cell table:style-name="ce127"/>
          <table:table-cell table:style-name="ce127" table:formula="of:=COM.MICROSOFT.CONCAT([.P12];&quot;²&quot;)" office:value-type="string" office:string-value="16²" calcext:value-type="string">
            <text:p>16²</text:p>
          </table:table-cell>
          <table:table-cell table:style-name="ce135" table:formula="of:=[.P12]^2" office:value-type="float" office:value="256" calcext:value-type="float">
            <text:p>256</text:p>
          </table:table-cell>
          <table:table-cell table:style-name="ce127" table:formula="of:=RANK([.O12];[.$O$4:.$O$44];0)" office:value-type="float" office:value="10" calcext:value-type="float">
            <text:p>10</text:p>
          </table:table-cell>
          <table:table-cell table:style-name="ce137" office:value-type="float" office:value="9" calcext:value-type="float">
            <text:p>9</text:p>
          </table:table-cell>
          <table:table-cell table:style-name="ce28" table:formula="of:=RANDBETWEEN(1;1000000)" office:value-type="float" office:value="37304" calcext:value-type="float">
            <text:p>37304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table:formula="of:=COM.MICROSOFT.CONCAT([.W12];&quot; × &quot;;[.X12])" office:value-type="string" office:string-value="13 × 14" calcext:value-type="string">
            <text:p>13 × 14</text:p>
          </table:table-cell>
          <table:table-cell table:style-name="ce39" table:formula="of:=[.W12]*[.X12]" office:value-type="float" office:value="182" calcext:value-type="float">
            <text:p>182</text:p>
          </table:table-cell>
          <table:table-cell table:style-name="ce28" table:formula="of:=RANK([.V12];[.$V$4:.$V$36];0)" office:value-type="float" office:value="33" calcext:value-type="float">
            <text:p>33</text:p>
          </table:table-cell>
          <table:table-cell table:style-name="ce152" office:value-type="float" office:value="9" calcext:value-type="float">
            <text:p>9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95045" calcext:value-type="float">
            <text:p>9504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formula="of:=COM.MICROSOFT.CONCAT([.B13];&quot; × &quot;;[.C13])" office:value-type="string" office:string-value="7 × 9" calcext:value-type="string">
            <text:p>7 × 9</text:p>
          </table:table-cell>
          <table:table-cell table:style-name="ce36" table:formula="of:=[.B13]*[.C13]" office:value-type="float" office:value="63" calcext:value-type="float">
            <text:p>63</text:p>
          </table:table-cell>
          <table:table-cell table:style-name="ce25" table:formula="of:=RANK([.A13];[.$A$4:.$A$33];0)" office:value-type="float" office:value="27" calcext:value-type="float">
            <text:p>27</text:p>
          </table:table-cell>
          <table:table-cell table:style-name="ce98" office:value-type="float" office:value="10" calcext:value-type="float">
            <text:p>10</text:p>
          </table:table-cell>
          <table:table-cell table:style-name="ce25" table:formula="of:=RANDBETWEEN(1;1000000)" office:value-type="float" office:value="978218" calcext:value-type="float">
            <text:p>97821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OM.MICROSOFT.CONCAT([.I13];&quot; × &quot;;[.J13])" office:value-type="string" office:string-value="7 × 13" calcext:value-type="string">
            <text:p>7 × 13</text:p>
          </table:table-cell>
          <table:table-cell table:style-name="ce36" table:formula="of:=[.I13]*[.J13]" office:value-type="float" office:value="91" calcext:value-type="float">
            <text:p>91</text:p>
          </table:table-cell>
          <table:table-cell table:style-name="ce25" table:formula="of:=RANK([.H13];[.$H$4:.$H$49];0)" office:value-type="float" office:value="3" calcext:value-type="float">
            <text:p>3</text:p>
          </table:table-cell>
          <table:table-cell table:style-name="ce98" office:value-type="float" office:value="10" calcext:value-type="float">
            <text:p>10</text:p>
          </table:table-cell>
          <table:table-cell table:style-name="ce127" table:formula="of:=RANDBETWEEN(1;1000000)" office:value-type="float" office:value="141315" calcext:value-type="float">
            <text:p>141315</text:p>
          </table:table-cell>
          <table:table-cell table:style-name="ce127" office:value-type="float" office:value="17" calcext:value-type="float">
            <text:p>17</text:p>
          </table:table-cell>
          <table:table-cell table:style-name="ce127"/>
          <table:table-cell table:style-name="ce127" table:formula="of:=COM.MICROSOFT.CONCAT([.P13];&quot;²&quot;)" office:value-type="string" office:string-value="17²" calcext:value-type="string">
            <text:p>17²</text:p>
          </table:table-cell>
          <table:table-cell table:style-name="ce135" table:formula="of:=[.P13]^2" office:value-type="float" office:value="289" calcext:value-type="float">
            <text:p>289</text:p>
          </table:table-cell>
          <table:table-cell table:style-name="ce127" table:formula="of:=RANK([.O13];[.$O$4:.$O$44];0)" office:value-type="float" office:value="39" calcext:value-type="float">
            <text:p>39</text:p>
          </table:table-cell>
          <table:table-cell table:style-name="ce137" office:value-type="float" office:value="10" calcext:value-type="float">
            <text:p>10</text:p>
          </table:table-cell>
          <table:table-cell table:style-name="ce28" table:formula="of:=RANDBETWEEN(1;1000000)" office:value-type="float" office:value="893535" calcext:value-type="float">
            <text:p>893535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5" calcext:value-type="float">
            <text:p>15</text:p>
          </table:table-cell>
          <table:table-cell table:style-name="ce28" table:formula="of:=COM.MICROSOFT.CONCAT([.W13];&quot; × &quot;;[.X13])" office:value-type="string" office:string-value="13 × 15" calcext:value-type="string">
            <text:p>13 × 15</text:p>
          </table:table-cell>
          <table:table-cell table:style-name="ce39" table:formula="of:=[.W13]*[.X13]" office:value-type="float" office:value="195" calcext:value-type="float">
            <text:p>195</text:p>
          </table:table-cell>
          <table:table-cell table:style-name="ce28" table:formula="of:=RANK([.V13];[.$V$4:.$V$36];0)" office:value-type="float" office:value="6" calcext:value-type="float">
            <text:p>6</text:p>
          </table:table-cell>
          <table:table-cell table:style-name="ce152" office:value-type="float" office:value="10" calcext:value-type="float">
            <text:p>10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145218" calcext:value-type="float">
            <text:p>145218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formula="of:=COM.MICROSOFT.CONCAT([.B14];&quot; × &quot;;[.C14])" office:value-type="string" office:string-value="8 × 5" calcext:value-type="string">
            <text:p>8 × 5</text:p>
          </table:table-cell>
          <table:table-cell table:style-name="ce37" table:formula="of:=[.B14]*[.C14]" office:value-type="float" office:value="40" calcext:value-type="float">
            <text:p>40</text:p>
          </table:table-cell>
          <table:table-cell table:style-name="ce26" table:formula="of:=RANK([.A14];[.$A$4:.$A$33];0)" office:value-type="float" office:value="23" calcext:value-type="float">
            <text:p>23</text:p>
          </table:table-cell>
          <table:table-cell table:style-name="ce98" office:value-type="float" office:value="11" calcext:value-type="float">
            <text:p>11</text:p>
          </table:table-cell>
          <table:table-cell table:style-name="ce25" table:formula="of:=RANDBETWEEN(1;1000000)" office:value-type="float" office:value="628259" calcext:value-type="float">
            <text:p>628259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OM.MICROSOFT.CONCAT([.I14];&quot; × &quot;;[.J14])" office:value-type="string" office:string-value="7 × 14" calcext:value-type="string">
            <text:p>7 × 14</text:p>
          </table:table-cell>
          <table:table-cell table:style-name="ce36" table:formula="of:=[.I14]*[.J14]" office:value-type="float" office:value="98" calcext:value-type="float">
            <text:p>98</text:p>
          </table:table-cell>
          <table:table-cell table:style-name="ce25" table:formula="of:=RANK([.H14];[.$H$4:.$H$49];0)" office:value-type="float" office:value="19" calcext:value-type="float">
            <text:p>19</text:p>
          </table:table-cell>
          <table:table-cell table:style-name="ce98" office:value-type="float" office:value="11" calcext:value-type="float">
            <text:p>11</text:p>
          </table:table-cell>
          <table:table-cell table:style-name="ce127" table:formula="of:=RANDBETWEEN(1;1000000)" office:value-type="float" office:value="925019" calcext:value-type="float">
            <text:p>925019</text:p>
          </table:table-cell>
          <table:table-cell table:style-name="ce127" office:value-type="float" office:value="18" calcext:value-type="float">
            <text:p>18</text:p>
          </table:table-cell>
          <table:table-cell table:style-name="ce127"/>
          <table:table-cell table:style-name="ce127" table:formula="of:=COM.MICROSOFT.CONCAT([.P14];&quot;²&quot;)" office:value-type="string" office:string-value="18²" calcext:value-type="string">
            <text:p>18²</text:p>
          </table:table-cell>
          <table:table-cell table:style-name="ce135" table:formula="of:=[.P14]^2" office:value-type="float" office:value="324" calcext:value-type="float">
            <text:p>324</text:p>
          </table:table-cell>
          <table:table-cell table:style-name="ce127" table:formula="of:=RANK([.O14];[.$O$4:.$O$44];0)" office:value-type="float" office:value="6" calcext:value-type="float">
            <text:p>6</text:p>
          </table:table-cell>
          <table:table-cell table:style-name="ce137" office:value-type="float" office:value="11" calcext:value-type="float">
            <text:p>11</text:p>
          </table:table-cell>
          <table:table-cell table:style-name="ce28" table:formula="of:=RANDBETWEEN(1;1000000)" office:value-type="float" office:value="774368" calcext:value-type="float">
            <text:p>774368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6" calcext:value-type="float">
            <text:p>16</text:p>
          </table:table-cell>
          <table:table-cell table:style-name="ce28" table:formula="of:=COM.MICROSOFT.CONCAT([.W14];&quot; × &quot;;[.X14])" office:value-type="string" office:string-value="13 × 16" calcext:value-type="string">
            <text:p>13 × 16</text:p>
          </table:table-cell>
          <table:table-cell table:style-name="ce39" table:formula="of:=[.W14]*[.X14]" office:value-type="float" office:value="208" calcext:value-type="float">
            <text:p>208</text:p>
          </table:table-cell>
          <table:table-cell table:style-name="ce28" table:formula="of:=RANK([.V14];[.$V$4:.$V$36];0)" office:value-type="float" office:value="12" calcext:value-type="float">
            <text:p>12</text:p>
          </table:table-cell>
          <table:table-cell table:style-name="ce152" office:value-type="float" office:value="11" calcext:value-type="float">
            <text:p>11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664644" calcext:value-type="float">
            <text:p>664644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6" calcext:value-type="float">
            <text:p>6</text:p>
          </table:table-cell>
          <table:table-cell table:style-name="ce26" table:formula="of:=COM.MICROSOFT.CONCAT([.B15];&quot; × &quot;;[.C15])" office:value-type="string" office:string-value="8 × 6" calcext:value-type="string">
            <text:p>8 × 6</text:p>
          </table:table-cell>
          <table:table-cell table:style-name="ce37" table:formula="of:=[.B15]*[.C15]" office:value-type="float" office:value="48" calcext:value-type="float">
            <text:p>48</text:p>
          </table:table-cell>
          <table:table-cell table:style-name="ce26" table:formula="of:=RANK([.A15];[.$A$4:.$A$33];0)" office:value-type="float" office:value="8" calcext:value-type="float">
            <text:p>8</text:p>
          </table:table-cell>
          <table:table-cell table:style-name="ce98" office:value-type="float" office:value="12" calcext:value-type="float">
            <text:p>12</text:p>
          </table:table-cell>
          <table:table-cell table:style-name="ce25" table:formula="of:=RANDBETWEEN(1;1000000)" office:value-type="float" office:value="738804" calcext:value-type="float">
            <text:p>738804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OM.MICROSOFT.CONCAT([.I15];&quot; × &quot;;[.J15])" office:value-type="string" office:string-value="8 × 12" calcext:value-type="string">
            <text:p>8 × 12</text:p>
          </table:table-cell>
          <table:table-cell table:style-name="ce36" table:formula="of:=[.I15]*[.J15]" office:value-type="float" office:value="96" calcext:value-type="float">
            <text:p>96</text:p>
          </table:table-cell>
          <table:table-cell table:style-name="ce25" table:formula="of:=RANK([.H15];[.$H$4:.$H$49];0)" office:value-type="float" office:value="12" calcext:value-type="float">
            <text:p>12</text:p>
          </table:table-cell>
          <table:table-cell table:style-name="ce98" office:value-type="float" office:value="12" calcext:value-type="float">
            <text:p>12</text:p>
          </table:table-cell>
          <table:table-cell table:style-name="ce127" table:formula="of:=RANDBETWEEN(1;1000000)" office:value-type="float" office:value="793301" calcext:value-type="float">
            <text:p>793301</text:p>
          </table:table-cell>
          <table:table-cell table:style-name="ce127" office:value-type="float" office:value="19" calcext:value-type="float">
            <text:p>19</text:p>
          </table:table-cell>
          <table:table-cell table:style-name="ce127"/>
          <table:table-cell table:style-name="ce127" table:formula="of:=COM.MICROSOFT.CONCAT([.P15];&quot;²&quot;)" office:value-type="string" office:string-value="19²" calcext:value-type="string">
            <text:p>19²</text:p>
          </table:table-cell>
          <table:table-cell table:style-name="ce135" table:formula="of:=[.P15]^2" office:value-type="float" office:value="361" calcext:value-type="float">
            <text:p>361</text:p>
          </table:table-cell>
          <table:table-cell table:style-name="ce127" table:formula="of:=RANK([.O15];[.$O$4:.$O$44];0)" office:value-type="float" office:value="12" calcext:value-type="float">
            <text:p>12</text:p>
          </table:table-cell>
          <table:table-cell table:style-name="ce137" office:value-type="float" office:value="12" calcext:value-type="float">
            <text:p>12</text:p>
          </table:table-cell>
          <table:table-cell table:style-name="ce28" table:formula="of:=RANDBETWEEN(1;1000000)" office:value-type="float" office:value="91502" calcext:value-type="float">
            <text:p>9150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7" calcext:value-type="float">
            <text:p>17</text:p>
          </table:table-cell>
          <table:table-cell table:style-name="ce28" table:formula="of:=COM.MICROSOFT.CONCAT([.W15];&quot; × &quot;;[.X15])" office:value-type="string" office:string-value="13 × 17" calcext:value-type="string">
            <text:p>13 × 17</text:p>
          </table:table-cell>
          <table:table-cell table:style-name="ce39" table:formula="of:=[.W15]*[.X15]" office:value-type="float" office:value="221" calcext:value-type="float">
            <text:p>221</text:p>
          </table:table-cell>
          <table:table-cell table:style-name="ce28" table:formula="of:=RANK([.V15];[.$V$4:.$V$36];0)" office:value-type="float" office:value="31" calcext:value-type="float">
            <text:p>31</text:p>
          </table:table-cell>
          <table:table-cell table:style-name="ce152" office:value-type="float" office:value="12" calcext:value-type="float">
            <text:p>12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721447" calcext:value-type="float">
            <text:p>72144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7" calcext:value-type="float">
            <text:p>7</text:p>
          </table:table-cell>
          <table:table-cell table:style-name="ce26" table:formula="of:=COM.MICROSOFT.CONCAT([.B16];&quot; × &quot;;[.C16])" office:value-type="string" office:string-value="8 × 7" calcext:value-type="string">
            <text:p>8 × 7</text:p>
          </table:table-cell>
          <table:table-cell table:style-name="ce37" table:formula="of:=[.B16]*[.C16]" office:value-type="float" office:value="56" calcext:value-type="float">
            <text:p>56</text:p>
          </table:table-cell>
          <table:table-cell table:style-name="ce26" table:formula="of:=RANK([.A16];[.$A$4:.$A$33];0)" office:value-type="float" office:value="7" calcext:value-type="float">
            <text:p>7</text:p>
          </table:table-cell>
          <table:table-cell table:style-name="ce98" office:value-type="float" office:value="13" calcext:value-type="float">
            <text:p>13</text:p>
          </table:table-cell>
          <table:table-cell table:style-name="ce25" table:formula="of:=RANDBETWEEN(1;1000000)" office:value-type="float" office:value="113442" calcext:value-type="float">
            <text:p>11344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OM.MICROSOFT.CONCAT([.I16];&quot; × &quot;;[.J16])" office:value-type="string" office:string-value="8 × 13" calcext:value-type="string">
            <text:p>8 × 13</text:p>
          </table:table-cell>
          <table:table-cell table:style-name="ce36" table:formula="of:=[.I16]*[.J16]" office:value-type="float" office:value="104" calcext:value-type="float">
            <text:p>104</text:p>
          </table:table-cell>
          <table:table-cell table:style-name="ce25" table:formula="of:=RANK([.H16];[.$H$4:.$H$49];0)" office:value-type="float" office:value="39" calcext:value-type="float">
            <text:p>39</text:p>
          </table:table-cell>
          <table:table-cell table:style-name="ce98" office:value-type="float" office:value="13" calcext:value-type="float">
            <text:p>13</text:p>
          </table:table-cell>
          <table:table-cell table:style-name="ce127" table:formula="of:=RANDBETWEEN(1;1000000)" office:value-type="float" office:value="363262" calcext:value-type="float">
            <text:p>363262</text:p>
          </table:table-cell>
          <table:table-cell table:style-name="ce127" office:value-type="float" office:value="21" calcext:value-type="float">
            <text:p>21</text:p>
          </table:table-cell>
          <table:table-cell table:style-name="ce127"/>
          <table:table-cell table:style-name="ce127" table:formula="of:=COM.MICROSOFT.CONCAT([.P16];&quot;²&quot;)" office:value-type="string" office:string-value="21²" calcext:value-type="string">
            <text:p>21²</text:p>
          </table:table-cell>
          <table:table-cell table:style-name="ce135" table:formula="of:=[.P16]^2" office:value-type="float" office:value="441" calcext:value-type="float">
            <text:p>441</text:p>
          </table:table-cell>
          <table:table-cell table:style-name="ce127" table:formula="of:=RANK([.O16];[.$O$4:.$O$44];0)" office:value-type="float" office:value="29" calcext:value-type="float">
            <text:p>29</text:p>
          </table:table-cell>
          <table:table-cell table:style-name="ce137" office:value-type="float" office:value="13" calcext:value-type="float">
            <text:p>13</text:p>
          </table:table-cell>
          <table:table-cell table:style-name="ce28" table:formula="of:=RANDBETWEEN(1;1000000)" office:value-type="float" office:value="276651" calcext:value-type="float">
            <text:p>276651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8" calcext:value-type="float">
            <text:p>18</text:p>
          </table:table-cell>
          <table:table-cell table:style-name="ce28" table:formula="of:=COM.MICROSOFT.CONCAT([.W16];&quot; × &quot;;[.X16])" office:value-type="string" office:string-value="13 × 18" calcext:value-type="string">
            <text:p>13 × 18</text:p>
          </table:table-cell>
          <table:table-cell table:style-name="ce39" table:formula="of:=[.W16]*[.X16]" office:value-type="float" office:value="234" calcext:value-type="float">
            <text:p>234</text:p>
          </table:table-cell>
          <table:table-cell table:style-name="ce28" table:formula="of:=RANK([.V16];[.$V$4:.$V$36];0)" office:value-type="float" office:value="23" calcext:value-type="float">
            <text:p>23</text:p>
          </table:table-cell>
          <table:table-cell table:style-name="ce152" office:value-type="float" office:value="13" calcext:value-type="float">
            <text:p>13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341536" calcext:value-type="float">
            <text:p>341536</text:p>
          </table:table-cell>
          <table:table-cell table:style-name="ce26" table:formula="of:=RANDBETWEEN(6;9)" office:value-type="float" office:value="6" calcext:value-type="float">
            <text:p>6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formula="of:=COM.MICROSOFT.CONCAT([.B17];&quot; × &quot;;[.C17])" office:value-type="string" office:string-value="6 × 8" calcext:value-type="string">
            <text:p>6 × 8</text:p>
          </table:table-cell>
          <table:table-cell table:style-name="ce37" table:formula="of:=[.B17]*[.C17]" office:value-type="float" office:value="48" calcext:value-type="float">
            <text:p>48</text:p>
          </table:table-cell>
          <table:table-cell table:style-name="ce26" table:formula="of:=RANK([.A17];[.$A$4:.$A$33];0)" office:value-type="float" office:value="17" calcext:value-type="float">
            <text:p>17</text:p>
          </table:table-cell>
          <table:table-cell table:style-name="ce98" office:value-type="float" office:value="14" calcext:value-type="float">
            <text:p>14</text:p>
          </table:table-cell>
          <table:table-cell table:style-name="ce25" table:formula="of:=RANDBETWEEN(1;1000000)" office:value-type="float" office:value="97118" calcext:value-type="float">
            <text:p>97118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OM.MICROSOFT.CONCAT([.I17];&quot; × &quot;;[.J17])" office:value-type="string" office:string-value="8 × 14" calcext:value-type="string">
            <text:p>8 × 14</text:p>
          </table:table-cell>
          <table:table-cell table:style-name="ce36" table:formula="of:=[.I17]*[.J17]" office:value-type="float" office:value="112" calcext:value-type="float">
            <text:p>112</text:p>
          </table:table-cell>
          <table:table-cell table:style-name="ce25" table:formula="of:=RANK([.H17];[.$H$4:.$H$49];0)" office:value-type="float" office:value="41" calcext:value-type="float">
            <text:p>41</text:p>
          </table:table-cell>
          <table:table-cell table:style-name="ce98" office:value-type="float" office:value="14" calcext:value-type="float">
            <text:p>14</text:p>
          </table:table-cell>
          <table:table-cell table:style-name="ce127" table:formula="of:=RANDBETWEEN(1;1000000)" office:value-type="float" office:value="972195" calcext:value-type="float">
            <text:p>972195</text:p>
          </table:table-cell>
          <table:table-cell table:style-name="ce127" office:value-type="float" office:value="22" calcext:value-type="float">
            <text:p>22</text:p>
          </table:table-cell>
          <table:table-cell table:style-name="ce127"/>
          <table:table-cell table:style-name="ce127" table:formula="of:=COM.MICROSOFT.CONCAT([.P17];&quot;²&quot;)" office:value-type="string" office:string-value="22²" calcext:value-type="string">
            <text:p>22²</text:p>
          </table:table-cell>
          <table:table-cell table:style-name="ce135" table:formula="of:=[.P17]^2" office:value-type="float" office:value="484" calcext:value-type="float">
            <text:p>484</text:p>
          </table:table-cell>
          <table:table-cell table:style-name="ce127" table:formula="of:=RANK([.O17];[.$O$4:.$O$44];0)" office:value-type="float" office:value="3" calcext:value-type="float">
            <text:p>3</text:p>
          </table:table-cell>
          <table:table-cell table:style-name="ce137" office:value-type="float" office:value="14" calcext:value-type="float">
            <text:p>14</text:p>
          </table:table-cell>
          <table:table-cell table:style-name="ce28" table:formula="of:=RANDBETWEEN(1;1000000)" office:value-type="float" office:value="539083" calcext:value-type="float">
            <text:p>53908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9" calcext:value-type="float">
            <text:p>19</text:p>
          </table:table-cell>
          <table:table-cell table:style-name="ce28" table:formula="of:=COM.MICROSOFT.CONCAT([.W17];&quot; × &quot;;[.X17])" office:value-type="string" office:string-value="14 × 19" calcext:value-type="string">
            <text:p>14 × 19</text:p>
          </table:table-cell>
          <table:table-cell table:style-name="ce39" table:formula="of:=[.W17]*[.X17]" office:value-type="float" office:value="266" calcext:value-type="float">
            <text:p>266</text:p>
          </table:table-cell>
          <table:table-cell table:style-name="ce28" table:formula="of:=RANK([.V17];[.$V$4:.$V$36];0)" office:value-type="float" office:value="17" calcext:value-type="float">
            <text:p>17</text:p>
          </table:table-cell>
          <table:table-cell table:style-name="ce152" office:value-type="float" office:value="14" calcext:value-type="float">
            <text:p>14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63587" calcext:value-type="float">
            <text:p>63587</text:p>
          </table:table-cell>
          <table:table-cell table:style-name="ce26" table:formula="of:=RANDBETWEEN(6;9)" office:value-type="float" office:value="9" calcext:value-type="float">
            <text:p>9</text:p>
          </table:table-cell>
          <table:table-cell table:style-name="ce26" office:value-type="float" office:value="9" calcext:value-type="float">
            <text:p>9</text:p>
          </table:table-cell>
          <table:table-cell table:style-name="ce26" table:formula="of:=COM.MICROSOFT.CONCAT([.B18];&quot; × &quot;;[.C18])" office:value-type="string" office:string-value="9 × 9" calcext:value-type="string">
            <text:p>9 × 9</text:p>
          </table:table-cell>
          <table:table-cell table:style-name="ce37" table:formula="of:=[.B18]*[.C18]" office:value-type="float" office:value="81" calcext:value-type="float">
            <text:p>81</text:p>
          </table:table-cell>
          <table:table-cell table:style-name="ce26" table:formula="of:=RANK([.A18];[.$A$4:.$A$33];0)" office:value-type="float" office:value="28" calcext:value-type="float">
            <text:p>28</text:p>
          </table:table-cell>
          <table:table-cell table:style-name="ce98" office:value-type="float" office:value="15" calcext:value-type="float">
            <text:p>15</text:p>
          </table:table-cell>
          <table:table-cell table:style-name="ce25" table:formula="of:=RANDBETWEEN(1;1000000)" office:value-type="float" office:value="603241" calcext:value-type="float">
            <text:p>603241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OM.MICROSOFT.CONCAT([.I18];&quot; × &quot;;[.J18])" office:value-type="string" office:string-value="9 × 12" calcext:value-type="string">
            <text:p>9 × 12</text:p>
          </table:table-cell>
          <table:table-cell table:style-name="ce36" table:formula="of:=[.I18]*[.J18]" office:value-type="float" office:value="108" calcext:value-type="float">
            <text:p>108</text:p>
          </table:table-cell>
          <table:table-cell table:style-name="ce25" table:formula="of:=RANK([.H18];[.$H$4:.$H$49];0)" office:value-type="float" office:value="21" calcext:value-type="float">
            <text:p>21</text:p>
          </table:table-cell>
          <table:table-cell table:style-name="ce98" office:value-type="float" office:value="15" calcext:value-type="float">
            <text:p>15</text:p>
          </table:table-cell>
          <table:table-cell table:style-name="ce127" table:formula="of:=RANDBETWEEN(1;1000000)" office:value-type="float" office:value="241676" calcext:value-type="float">
            <text:p>241676</text:p>
          </table:table-cell>
          <table:table-cell table:style-name="ce127" office:value-type="float" office:value="23" calcext:value-type="float">
            <text:p>23</text:p>
          </table:table-cell>
          <table:table-cell table:style-name="ce127"/>
          <table:table-cell table:style-name="ce127" table:formula="of:=COM.MICROSOFT.CONCAT([.P18];&quot;²&quot;)" office:value-type="string" office:string-value="23²" calcext:value-type="string">
            <text:p>23²</text:p>
          </table:table-cell>
          <table:table-cell table:style-name="ce135" table:formula="of:=[.P18]^2" office:value-type="float" office:value="529" calcext:value-type="float">
            <text:p>529</text:p>
          </table:table-cell>
          <table:table-cell table:style-name="ce127" table:formula="of:=RANK([.O18];[.$O$4:.$O$44];0)" office:value-type="float" office:value="34" calcext:value-type="float">
            <text:p>34</text:p>
          </table:table-cell>
          <table:table-cell table:style-name="ce137" office:value-type="float" office:value="15" calcext:value-type="float">
            <text:p>15</text:p>
          </table:table-cell>
          <table:table-cell table:style-name="ce140" table:formula="of:=RANDBETWEEN(1;1000000)" office:value-type="float" office:value="95613" calcext:value-type="float">
            <text:p>95613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table:formula="of:=COM.MICROSOFT.CONCAT([.W18];&quot; × &quot;;[.X18])" office:value-type="string" office:string-value="14 × 12" calcext:value-type="string">
            <text:p>14 × 12</text:p>
          </table:table-cell>
          <table:table-cell table:style-name="ce150" table:formula="of:=[.W18]*[.X18]" office:value-type="float" office:value="168" calcext:value-type="float">
            <text:p>168</text:p>
          </table:table-cell>
          <table:table-cell table:style-name="ce140" table:formula="of:=RANK([.V18];[.$V$4:.$V$36];0)" office:value-type="float" office:value="29" calcext:value-type="float">
            <text:p>29</text:p>
          </table:table-cell>
          <table:table-cell table:style-name="ce152" office:value-type="float" office:value="15" calcext:value-type="float">
            <text:p>15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103289" calcext:value-type="float">
            <text:p>103289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formula="of:=COM.MICROSOFT.CONCAT([.B19];&quot; × &quot;;[.C19])" office:value-type="string" office:string-value="9 × 5" calcext:value-type="string">
            <text:p>9 × 5</text:p>
          </table:table-cell>
          <table:table-cell table:style-name="ce38" table:formula="of:=[.B19]*[.C19]" office:value-type="float" office:value="45" calcext:value-type="float">
            <text:p>45</text:p>
          </table:table-cell>
          <table:table-cell table:style-name="ce27" table:formula="of:=RANK([.A19];[.$A$4:.$A$33];0)" office:value-type="float" office:value="26" calcext:value-type="float">
            <text:p>26</text:p>
          </table:table-cell>
          <table:table-cell table:style-name="ce98" office:value-type="float" office:value="16" calcext:value-type="float">
            <text:p>16</text:p>
          </table:table-cell>
          <table:table-cell table:style-name="ce25" table:formula="of:=RANDBETWEEN(1;1000000)" office:value-type="float" office:value="412633" calcext:value-type="float">
            <text:p>412633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OM.MICROSOFT.CONCAT([.I19];&quot; × &quot;;[.J19])" office:value-type="string" office:string-value="9 × 13" calcext:value-type="string">
            <text:p>9 × 13</text:p>
          </table:table-cell>
          <table:table-cell table:style-name="ce36" table:formula="of:=[.I19]*[.J19]" office:value-type="float" office:value="117" calcext:value-type="float">
            <text:p>117</text:p>
          </table:table-cell>
          <table:table-cell table:style-name="ce25" table:formula="of:=RANK([.H19];[.$H$4:.$H$49];0)" office:value-type="float" office:value="30" calcext:value-type="float">
            <text:p>30</text:p>
          </table:table-cell>
          <table:table-cell table:style-name="ce98" office:value-type="float" office:value="16" calcext:value-type="float">
            <text:p>16</text:p>
          </table:table-cell>
          <table:table-cell table:style-name="ce127" table:formula="of:=RANDBETWEEN(1;1000000)" office:value-type="float" office:value="796586" calcext:value-type="float">
            <text:p>796586</text:p>
          </table:table-cell>
          <table:table-cell table:style-name="ce127" office:value-type="float" office:value="24" calcext:value-type="float">
            <text:p>24</text:p>
          </table:table-cell>
          <table:table-cell table:style-name="ce127"/>
          <table:table-cell table:style-name="ce127" table:formula="of:=COM.MICROSOFT.CONCAT([.P19];&quot;²&quot;)" office:value-type="string" office:string-value="24²" calcext:value-type="string">
            <text:p>24²</text:p>
          </table:table-cell>
          <table:table-cell table:style-name="ce135" table:formula="of:=[.P19]^2" office:value-type="float" office:value="576" calcext:value-type="float">
            <text:p>576</text:p>
          </table:table-cell>
          <table:table-cell table:style-name="ce127" table:formula="of:=RANK([.O19];[.$O$4:.$O$44];0)" office:value-type="float" office:value="11" calcext:value-type="float">
            <text:p>11</text:p>
          </table:table-cell>
          <table:table-cell table:style-name="ce137" office:value-type="float" office:value="16" calcext:value-type="float">
            <text:p>16</text:p>
          </table:table-cell>
          <table:table-cell table:style-name="ce140" table:formula="of:=RANDBETWEEN(1;1000000)" office:value-type="float" office:value="446829" calcext:value-type="float">
            <text:p>446829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table:formula="of:=COM.MICROSOFT.CONCAT([.W19];&quot; × &quot;;[.X19])" office:value-type="string" office:string-value="14 × 13" calcext:value-type="string">
            <text:p>14 × 13</text:p>
          </table:table-cell>
          <table:table-cell table:style-name="ce150" table:formula="of:=[.W19]*[.X19]" office:value-type="float" office:value="182" calcext:value-type="float">
            <text:p>182</text:p>
          </table:table-cell>
          <table:table-cell table:style-name="ce140" table:formula="of:=RANK([.V19];[.$V$4:.$V$36];0)" office:value-type="float" office:value="20" calcext:value-type="float">
            <text:p>20</text:p>
          </table:table-cell>
          <table:table-cell table:style-name="ce152" office:value-type="float" office:value="16" calcext:value-type="float">
            <text:p>16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370652" calcext:value-type="float">
            <text:p>370652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formula="of:=COM.MICROSOFT.CONCAT([.B20];&quot; × &quot;;[.C20])" office:value-type="string" office:string-value="9 × 6" calcext:value-type="string">
            <text:p>9 × 6</text:p>
          </table:table-cell>
          <table:table-cell table:style-name="ce38" table:formula="of:=[.B20]*[.C20]" office:value-type="float" office:value="54" calcext:value-type="float">
            <text:p>54</text:p>
          </table:table-cell>
          <table:table-cell table:style-name="ce27" table:formula="of:=RANK([.A20];[.$A$4:.$A$33];0)" office:value-type="float" office:value="15" calcext:value-type="float">
            <text:p>15</text:p>
          </table:table-cell>
          <table:table-cell table:style-name="ce98" office:value-type="float" office:value="17" calcext:value-type="float">
            <text:p>17</text:p>
          </table:table-cell>
          <table:table-cell table:style-name="ce25" table:formula="of:=RANDBETWEEN(1;1000000)" office:value-type="float" office:value="547486" calcext:value-type="float">
            <text:p>547486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OM.MICROSOFT.CONCAT([.I20];&quot; × &quot;;[.J20])" office:value-type="string" office:string-value="9 × 14" calcext:value-type="string">
            <text:p>9 × 14</text:p>
          </table:table-cell>
          <table:table-cell table:style-name="ce36" table:formula="of:=[.I20]*[.J20]" office:value-type="float" office:value="126" calcext:value-type="float">
            <text:p>126</text:p>
          </table:table-cell>
          <table:table-cell table:style-name="ce25" table:formula="of:=RANK([.H20];[.$H$4:.$H$49];0)" office:value-type="float" office:value="24" calcext:value-type="float">
            <text:p>24</text:p>
          </table:table-cell>
          <table:table-cell table:style-name="ce98" office:value-type="float" office:value="17" calcext:value-type="float">
            <text:p>17</text:p>
          </table:table-cell>
          <table:table-cell table:style-name="ce127" table:formula="of:=RANDBETWEEN(1;1000000)" office:value-type="float" office:value="18405" calcext:value-type="float">
            <text:p>18405</text:p>
          </table:table-cell>
          <table:table-cell table:style-name="ce127" office:value-type="float" office:value="26" calcext:value-type="float">
            <text:p>26</text:p>
          </table:table-cell>
          <table:table-cell table:style-name="ce127"/>
          <table:table-cell table:style-name="ce127" table:formula="of:=COM.MICROSOFT.CONCAT([.P20];&quot;²&quot;)" office:value-type="string" office:string-value="26²" calcext:value-type="string">
            <text:p>26²</text:p>
          </table:table-cell>
          <table:table-cell table:style-name="ce135" table:formula="of:=[.P20]^2" office:value-type="float" office:value="676" calcext:value-type="float">
            <text:p>676</text:p>
          </table:table-cell>
          <table:table-cell table:style-name="ce127" table:formula="of:=RANK([.O20];[.$O$4:.$O$44];0)" office:value-type="float" office:value="40" calcext:value-type="float">
            <text:p>40</text:p>
          </table:table-cell>
          <table:table-cell table:style-name="ce137" office:value-type="float" office:value="17" calcext:value-type="float">
            <text:p>17</text:p>
          </table:table-cell>
          <table:table-cell table:style-name="ce140" table:formula="of:=RANDBETWEEN(1;1000000)" office:value-type="float" office:value="184313" calcext:value-type="float">
            <text:p>184313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table:formula="of:=COM.MICROSOFT.CONCAT([.W20];&quot; × &quot;;[.X20])" office:value-type="string" office:string-value="14 × 15" calcext:value-type="string">
            <text:p>14 × 15</text:p>
          </table:table-cell>
          <table:table-cell table:style-name="ce150" table:formula="of:=[.W20]*[.X20]" office:value-type="float" office:value="210" calcext:value-type="float">
            <text:p>210</text:p>
          </table:table-cell>
          <table:table-cell table:style-name="ce140" table:formula="of:=RANK([.V20];[.$V$4:.$V$36];0)" office:value-type="float" office:value="27" calcext:value-type="float">
            <text:p>27</text:p>
          </table:table-cell>
          <table:table-cell table:style-name="ce152" office:value-type="float" office:value="17" calcext:value-type="float">
            <text:p>17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587899" calcext:value-type="float">
            <text:p>587899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formula="of:=COM.MICROSOFT.CONCAT([.B21];&quot; × &quot;;[.C21])" office:value-type="string" office:string-value="9 × 7" calcext:value-type="string">
            <text:p>9 × 7</text:p>
          </table:table-cell>
          <table:table-cell table:style-name="ce38" table:formula="of:=[.B21]*[.C21]" office:value-type="float" office:value="63" calcext:value-type="float">
            <text:p>63</text:p>
          </table:table-cell>
          <table:table-cell table:style-name="ce27" table:formula="of:=RANK([.A21];[.$A$4:.$A$33];0)" office:value-type="float" office:value="10" calcext:value-type="float">
            <text:p>10</text:p>
          </table:table-cell>
          <table:table-cell table:style-name="ce98" office:value-type="float" office:value="18" calcext:value-type="float">
            <text:p>18</text:p>
          </table:table-cell>
          <table:table-cell table:style-name="ce26" table:formula="of:=RANDBETWEEN(1;1000000)" office:value-type="float" office:value="108230" calcext:value-type="float">
            <text:p>108230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1];&quot; × &quot;;[.J21])" office:value-type="string" office:string-value="12 × 11" calcext:value-type="string">
            <text:p>12 × 11</text:p>
          </table:table-cell>
          <table:table-cell table:style-name="ce37" table:formula="of:=[.I21]*[.J21]" office:value-type="float" office:value="132" calcext:value-type="float">
            <text:p>132</text:p>
          </table:table-cell>
          <table:table-cell table:style-name="ce26" table:formula="of:=RANK([.H21];[.$H$4:.$H$49];0)" office:value-type="float" office:value="40" calcext:value-type="float">
            <text:p>40</text:p>
          </table:table-cell>
          <table:table-cell table:style-name="ce98" office:value-type="float" office:value="18" calcext:value-type="float">
            <text:p>18</text:p>
          </table:table-cell>
          <table:table-cell table:style-name="ce127" table:formula="of:=RANDBETWEEN(1;1000000)" office:value-type="float" office:value="173536" calcext:value-type="float">
            <text:p>173536</text:p>
          </table:table-cell>
          <table:table-cell table:style-name="ce127" office:value-type="float" office:value="27" calcext:value-type="float">
            <text:p>27</text:p>
          </table:table-cell>
          <table:table-cell table:style-name="ce127"/>
          <table:table-cell table:style-name="ce127" table:formula="of:=COM.MICROSOFT.CONCAT([.P21];&quot;²&quot;)" office:value-type="string" office:string-value="27²" calcext:value-type="string">
            <text:p>27²</text:p>
          </table:table-cell>
          <table:table-cell table:style-name="ce135" table:formula="of:=[.P21]^2" office:value-type="float" office:value="729" calcext:value-type="float">
            <text:p>729</text:p>
          </table:table-cell>
          <table:table-cell table:style-name="ce127" table:formula="of:=RANK([.O21];[.$O$4:.$O$44];0)" office:value-type="float" office:value="37" calcext:value-type="float">
            <text:p>37</text:p>
          </table:table-cell>
          <table:table-cell table:style-name="ce137" office:value-type="float" office:value="18" calcext:value-type="float">
            <text:p>18</text:p>
          </table:table-cell>
          <table:table-cell table:style-name="ce140" table:formula="of:=RANDBETWEEN(1;1000000)" office:value-type="float" office:value="190552" calcext:value-type="float">
            <text:p>190552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table:formula="of:=COM.MICROSOFT.CONCAT([.W21];&quot; × &quot;;[.X21])" office:value-type="string" office:string-value="14 × 16" calcext:value-type="string">
            <text:p>14 × 16</text:p>
          </table:table-cell>
          <table:table-cell table:style-name="ce150" table:formula="of:=[.W21]*[.X21]" office:value-type="float" office:value="224" calcext:value-type="float">
            <text:p>224</text:p>
          </table:table-cell>
          <table:table-cell table:style-name="ce140" table:formula="of:=RANK([.V21];[.$V$4:.$V$36];0)" office:value-type="float" office:value="26" calcext:value-type="float">
            <text:p>26</text:p>
          </table:table-cell>
          <table:table-cell table:style-name="ce152" office:value-type="float" office:value="18" calcext:value-type="float">
            <text:p>18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657640" calcext:value-type="float">
            <text:p>657640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formula="of:=COM.MICROSOFT.CONCAT([.B22];&quot; × &quot;;[.C22])" office:value-type="string" office:string-value="9 × 8" calcext:value-type="string">
            <text:p>9 × 8</text:p>
          </table:table-cell>
          <table:table-cell table:style-name="ce38" table:formula="of:=[.B22]*[.C22]" office:value-type="float" office:value="72" calcext:value-type="float">
            <text:p>72</text:p>
          </table:table-cell>
          <table:table-cell table:style-name="ce27" table:formula="of:=RANK([.A22];[.$A$4:.$A$33];0)" office:value-type="float" office:value="9" calcext:value-type="float">
            <text:p>9</text:p>
          </table:table-cell>
          <table:table-cell table:style-name="ce98" office:value-type="float" office:value="19" calcext:value-type="float">
            <text:p>19</text:p>
          </table:table-cell>
          <table:table-cell table:style-name="ce26" table:formula="of:=RANDBETWEEN(1;1000000)" office:value-type="float" office:value="990316" calcext:value-type="float">
            <text:p>990316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2];&quot; × &quot;;[.J22])" office:value-type="string" office:string-value="14 × 11" calcext:value-type="string">
            <text:p>14 × 11</text:p>
          </table:table-cell>
          <table:table-cell table:style-name="ce37" table:formula="of:=[.I22]*[.J22]" office:value-type="float" office:value="154" calcext:value-type="float">
            <text:p>154</text:p>
          </table:table-cell>
          <table:table-cell table:style-name="ce26" table:formula="of:=RANK([.H22];[.$H$4:.$H$49];0)" office:value-type="float" office:value="1" calcext:value-type="float">
            <text:p>1</text:p>
          </table:table-cell>
          <table:table-cell table:style-name="ce98" office:value-type="float" office:value="19" calcext:value-type="float">
            <text:p>19</text:p>
          </table:table-cell>
          <table:table-cell table:style-name="ce127" table:formula="of:=RANDBETWEEN(1;1000000)" office:value-type="float" office:value="304178" calcext:value-type="float">
            <text:p>304178</text:p>
          </table:table-cell>
          <table:table-cell table:style-name="ce127" office:value-type="float" office:value="28" calcext:value-type="float">
            <text:p>28</text:p>
          </table:table-cell>
          <table:table-cell table:style-name="ce127"/>
          <table:table-cell table:style-name="ce127" table:formula="of:=COM.MICROSOFT.CONCAT([.P22];&quot;²&quot;)" office:value-type="string" office:string-value="28²" calcext:value-type="string">
            <text:p>28²</text:p>
          </table:table-cell>
          <table:table-cell table:style-name="ce135" table:formula="of:=[.P22]^2" office:value-type="float" office:value="784" calcext:value-type="float">
            <text:p>784</text:p>
          </table:table-cell>
          <table:table-cell table:style-name="ce127" table:formula="of:=RANK([.O22];[.$O$4:.$O$44];0)" office:value-type="float" office:value="31" calcext:value-type="float">
            <text:p>31</text:p>
          </table:table-cell>
          <table:table-cell table:style-name="ce137" office:value-type="float" office:value="19" calcext:value-type="float">
            <text:p>19</text:p>
          </table:table-cell>
          <table:table-cell table:style-name="ce140" table:formula="of:=RANDBETWEEN(1;1000000)" office:value-type="float" office:value="963430" calcext:value-type="float">
            <text:p>963430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7" calcext:value-type="float">
            <text:p>17</text:p>
          </table:table-cell>
          <table:table-cell table:style-name="ce140" table:formula="of:=COM.MICROSOFT.CONCAT([.W22];&quot; × &quot;;[.X22])" office:value-type="string" office:string-value="14 × 17" calcext:value-type="string">
            <text:p>14 × 17</text:p>
          </table:table-cell>
          <table:table-cell table:style-name="ce150" table:formula="of:=[.W22]*[.X22]" office:value-type="float" office:value="238" calcext:value-type="float">
            <text:p>238</text:p>
          </table:table-cell>
          <table:table-cell table:style-name="ce140" table:formula="of:=RANK([.V22];[.$V$4:.$V$36];0)" office:value-type="float" office:value="2" calcext:value-type="float">
            <text:p>2</text:p>
          </table:table-cell>
          <table:table-cell table:style-name="ce152" office:value-type="float" office:value="19" calcext:value-type="float">
            <text:p>19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39046" calcext:value-type="float">
            <text:p>39046</text:p>
          </table:table-cell>
          <table:table-cell table:number-columns-repeated="2" table:style-name="ce27" office:value-type="float" office:value="9" calcext:value-type="float">
            <text:p>9</text:p>
          </table:table-cell>
          <table:table-cell table:style-name="ce27" table:formula="of:=COM.MICROSOFT.CONCAT([.B23];&quot; × &quot;;[.C23])" office:value-type="string" office:string-value="9 × 9" calcext:value-type="string">
            <text:p>9 × 9</text:p>
          </table:table-cell>
          <table:table-cell table:style-name="ce38" table:formula="of:=[.B23]*[.C23]" office:value-type="float" office:value="81" calcext:value-type="float">
            <text:p>81</text:p>
          </table:table-cell>
          <table:table-cell table:style-name="ce27" table:formula="of:=RANK([.A23];[.$A$4:.$A$33];0)" office:value-type="float" office:value="29" calcext:value-type="float">
            <text:p>29</text:p>
          </table:table-cell>
          <table:table-cell table:style-name="ce98" office:value-type="float" office:value="20" calcext:value-type="float">
            <text:p>20</text:p>
          </table:table-cell>
          <table:table-cell table:style-name="ce26" table:formula="of:=RANDBETWEEN(1;1000000)" office:value-type="float" office:value="677715" calcext:value-type="float">
            <text:p>67771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3];&quot; × &quot;;[.J23])" office:value-type="string" office:string-value="16 × 11" calcext:value-type="string">
            <text:p>16 × 11</text:p>
          </table:table-cell>
          <table:table-cell table:style-name="ce37" table:formula="of:=[.I23]*[.J23]" office:value-type="float" office:value="176" calcext:value-type="float">
            <text:p>176</text:p>
          </table:table-cell>
          <table:table-cell table:style-name="ce26" table:formula="of:=RANK([.H23];[.$H$4:.$H$49];0)" office:value-type="float" office:value="16" calcext:value-type="float">
            <text:p>16</text:p>
          </table:table-cell>
          <table:table-cell table:style-name="ce98" office:value-type="float" office:value="20" calcext:value-type="float">
            <text:p>20</text:p>
          </table:table-cell>
          <table:table-cell table:style-name="ce127" table:formula="of:=RANDBETWEEN(1;1000000)" office:value-type="float" office:value="475047" calcext:value-type="float">
            <text:p>475047</text:p>
          </table:table-cell>
          <table:table-cell table:style-name="ce127" office:value-type="float" office:value="29" calcext:value-type="float">
            <text:p>29</text:p>
          </table:table-cell>
          <table:table-cell table:style-name="ce127"/>
          <table:table-cell table:style-name="ce127" table:formula="of:=COM.MICROSOFT.CONCAT([.P23];&quot;²&quot;)" office:value-type="string" office:string-value="29²" calcext:value-type="string">
            <text:p>29²</text:p>
          </table:table-cell>
          <table:table-cell table:style-name="ce135" table:formula="of:=[.P23]^2" office:value-type="float" office:value="841" calcext:value-type="float">
            <text:p>841</text:p>
          </table:table-cell>
          <table:table-cell table:style-name="ce127" table:formula="of:=RANK([.O23];[.$O$4:.$O$44];0)" office:value-type="float" office:value="24" calcext:value-type="float">
            <text:p>24</text:p>
          </table:table-cell>
          <table:table-cell table:style-name="ce137" office:value-type="float" office:value="20" calcext:value-type="float">
            <text:p>20</text:p>
          </table:table-cell>
          <table:table-cell table:style-name="ce140" table:formula="of:=RANDBETWEEN(1;1000000)" office:value-type="float" office:value="928811" calcext:value-type="float">
            <text:p>928811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8" calcext:value-type="float">
            <text:p>18</text:p>
          </table:table-cell>
          <table:table-cell table:style-name="ce140" table:formula="of:=COM.MICROSOFT.CONCAT([.W23];&quot; × &quot;;[.X23])" office:value-type="string" office:string-value="15 × 18" calcext:value-type="string">
            <text:p>15 × 18</text:p>
          </table:table-cell>
          <table:table-cell table:style-name="ce150" table:formula="of:=[.W23]*[.X23]" office:value-type="float" office:value="270" calcext:value-type="float">
            <text:p>270</text:p>
          </table:table-cell>
          <table:table-cell table:style-name="ce140" table:formula="of:=RANK([.V23];[.$V$4:.$V$36];0)" office:value-type="float" office:value="4" calcext:value-type="float">
            <text:p>4</text:p>
          </table:table-cell>
          <table:table-cell table:style-name="ce152"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146045" calcext:value-type="float">
            <text:p>146045</text:p>
          </table:table-cell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28" table:formula="of:=COM.MICROSOFT.CONCAT([.B24];&quot;²&quot;)" office:value-type="string" office:string-value="11²" calcext:value-type="string">
            <text:p>11²</text:p>
          </table:table-cell>
          <table:table-cell table:style-name="ce39" table:formula="of:=[.B24]^2" office:value-type="float" office:value="121" calcext:value-type="float">
            <text:p>121</text:p>
          </table:table-cell>
          <table:table-cell table:style-name="ce28" table:formula="of:=RANK([.A24];[.$A$4:.$A$33];0)" office:value-type="float" office:value="22" calcext:value-type="float">
            <text:p>22</text:p>
          </table:table-cell>
          <table:table-cell table:style-name="ce98" office:value-type="float" office:value="21" calcext:value-type="float">
            <text:p>21</text:p>
          </table:table-cell>
          <table:table-cell table:style-name="ce26" table:formula="of:=RANDBETWEEN(1;1000000)" office:value-type="float" office:value="601929" calcext:value-type="float">
            <text:p>601929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4];&quot; × &quot;;[.J24])" office:value-type="string" office:string-value="20 × 11" calcext:value-type="string">
            <text:p>20 × 11</text:p>
          </table:table-cell>
          <table:table-cell table:style-name="ce37" table:formula="of:=[.I24]*[.J24]" office:value-type="float" office:value="220" calcext:value-type="float">
            <text:p>220</text:p>
          </table:table-cell>
          <table:table-cell table:style-name="ce26" table:formula="of:=RANK([.H24];[.$H$4:.$H$49];0)" office:value-type="float" office:value="22" calcext:value-type="float">
            <text:p>22</text:p>
          </table:table-cell>
          <table:table-cell table:style-name="ce98" office:value-type="float" office:value="21" calcext:value-type="float">
            <text:p>21</text:p>
          </table:table-cell>
          <table:table-cell table:style-name="ce26" table:formula="of:=RANDBETWEEN(1;1000000)" office:value-type="float" office:value="569977" calcext:value-type="float">
            <text:p>569977</text:p>
          </table:table-cell>
          <table:table-cell table:style-name="ce26" table:formula="of:=RANDBETWEEN(12;19)" office:value-type="float" office:value="15" calcext:value-type="float">
            <text:p>15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4];&quot; × &quot;;[.Q24])" office:value-type="string" office:string-value="15 × 11" calcext:value-type="string">
            <text:p>15 × 11</text:p>
          </table:table-cell>
          <table:table-cell table:style-name="ce37" table:formula="of:=[.P24]*[.Q24]" office:value-type="float" office:value="165" calcext:value-type="float">
            <text:p>165</text:p>
          </table:table-cell>
          <table:table-cell table:style-name="ce26" table:formula="of:=RANK([.O24];[.$O$4:.$O$44];0)" office:value-type="float" office:value="22" calcext:value-type="float">
            <text:p>22</text:p>
          </table:table-cell>
          <table:table-cell table:style-name="ce137" office:value-type="float" office:value="21" calcext:value-type="float">
            <text:p>21</text:p>
          </table:table-cell>
          <table:table-cell table:style-name="ce140" table:formula="of:=RANDBETWEEN(1;1000000)" office:value-type="float" office:value="974298" calcext:value-type="float">
            <text:p>974298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office:value-type="float" office:value="19" calcext:value-type="float">
            <text:p>19</text:p>
          </table:table-cell>
          <table:table-cell table:style-name="ce140" table:formula="of:=COM.MICROSOFT.CONCAT([.W24];&quot; × &quot;;[.X24])" office:value-type="string" office:string-value="16 × 19" calcext:value-type="string">
            <text:p>16 × 19</text:p>
          </table:table-cell>
          <table:table-cell table:style-name="ce150" table:formula="of:=[.W24]*[.X24]" office:value-type="float" office:value="304" calcext:value-type="float">
            <text:p>304</text:p>
          </table:table-cell>
          <table:table-cell table:style-name="ce140" table:formula="of:=RANK([.V24];[.$V$4:.$V$36];0)" office:value-type="float" office:value="1" calcext:value-type="float">
            <text:p>1</text:p>
          </table:table-cell>
          <table:table-cell table:style-name="ce152" office:value-type="float" office:value="21" calcext:value-type="float">
            <text:p>21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115880" calcext:value-type="float">
            <text:p>115880</text:p>
          </table:table-cell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ce28" table:formula="of:=COM.MICROSOFT.CONCAT([.B25];&quot;²&quot;)" office:value-type="string" office:string-value="12²" calcext:value-type="string">
            <text:p>12²</text:p>
          </table:table-cell>
          <table:table-cell table:style-name="ce39" table:formula="of:=[.B25]^2" office:value-type="float" office:value="144" calcext:value-type="float">
            <text:p>144</text:p>
          </table:table-cell>
          <table:table-cell table:style-name="ce28" table:formula="of:=RANK([.A25];[.$A$4:.$A$33];0)" office:value-type="float" office:value="25" calcext:value-type="float">
            <text:p>25</text:p>
          </table:table-cell>
          <table:table-cell table:style-name="ce98" office:value-type="float" office:value="22" calcext:value-type="float">
            <text:p>22</text:p>
          </table:table-cell>
          <table:table-cell table:style-name="ce26" table:formula="of:=RANDBETWEEN(1;1000000)" office:value-type="float" office:value="738448" calcext:value-type="float">
            <text:p>738448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5];&quot; × &quot;;[.J25])" office:value-type="string" office:string-value="22 × 11" calcext:value-type="string">
            <text:p>22 × 11</text:p>
          </table:table-cell>
          <table:table-cell table:style-name="ce37" table:formula="of:=[.I25]*[.J25]" office:value-type="float" office:value="242" calcext:value-type="float">
            <text:p>242</text:p>
          </table:table-cell>
          <table:table-cell table:style-name="ce26" table:formula="of:=RANK([.H25];[.$H$4:.$H$49];0)" office:value-type="float" office:value="13" calcext:value-type="float">
            <text:p>13</text:p>
          </table:table-cell>
          <table:table-cell table:style-name="ce98" office:value-type="float" office:value="22" calcext:value-type="float">
            <text:p>22</text:p>
          </table:table-cell>
          <table:table-cell table:style-name="ce26" table:formula="of:=RANDBETWEEN(1;1000000)" office:value-type="float" office:value="966060" calcext:value-type="float">
            <text:p>966060</text:p>
          </table:table-cell>
          <table:table-cell table:style-name="ce26" table:formula="of:=RANDBETWEEN(21;29)" office:value-type="float" office:value="23" calcext:value-type="float">
            <text:p>23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5];&quot; × &quot;;[.Q25])" office:value-type="string" office:string-value="23 × 11" calcext:value-type="string">
            <text:p>23 × 11</text:p>
          </table:table-cell>
          <table:table-cell table:style-name="ce37" table:formula="of:=[.P25]*[.Q25]" office:value-type="float" office:value="253" calcext:value-type="float">
            <text:p>253</text:p>
          </table:table-cell>
          <table:table-cell table:style-name="ce26" table:formula="of:=RANK([.O25];[.$O$4:.$O$44];0)" office:value-type="float" office:value="4" calcext:value-type="float">
            <text:p>4</text:p>
          </table:table-cell>
          <table:table-cell table:style-name="ce137" office:value-type="float" office:value="22" calcext:value-type="float">
            <text:p>22</text:p>
          </table:table-cell>
          <table:table-cell table:style-name="ce104" table:formula="of:=RANDBETWEEN(1;1000000)" office:value-type="float" office:value="830645" calcext:value-type="float">
            <text:p>830645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table:formula="of:=COM.MICROSOFT.CONCAT([.W25];&quot; × &quot;;[.X25])" office:value-type="string" office:string-value="16 × 15" calcext:value-type="string">
            <text:p>16 × 15</text:p>
          </table:table-cell>
          <table:table-cell table:style-name="ce109" table:formula="of:=[.W25]*[.X25]" office:value-type="float" office:value="240" calcext:value-type="float">
            <text:p>240</text:p>
          </table:table-cell>
          <table:table-cell table:style-name="ce104" table:formula="of:=RANK([.V25];[.$V$4:.$V$36];0)" office:value-type="float" office:value="10" calcext:value-type="float">
            <text:p>10</text:p>
          </table:table-cell>
          <table:table-cell table:style-name="ce152" office:value-type="float" office:value="22" calcext:value-type="float">
            <text:p>22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263127" calcext:value-type="float">
            <text:p>263127</text:p>
          </table:table-cell>
          <table:table-cell table:style-name="ce28" office:value-type="float" office:value="13" calcext:value-type="float">
            <text:p>13</text:p>
          </table:table-cell>
          <table:table-cell table:style-name="ce28"/>
          <table:table-cell table:style-name="ce28" table:formula="of:=COM.MICROSOFT.CONCAT([.B26];&quot;²&quot;)" office:value-type="string" office:string-value="13²" calcext:value-type="string">
            <text:p>13²</text:p>
          </table:table-cell>
          <table:table-cell table:style-name="ce39" table:formula="of:=[.B26]^2" office:value-type="float" office:value="169" calcext:value-type="float">
            <text:p>169</text:p>
          </table:table-cell>
          <table:table-cell table:style-name="ce28" table:formula="of:=RANK([.A26];[.$A$4:.$A$33];0)" office:value-type="float" office:value="18" calcext:value-type="float">
            <text:p>18</text:p>
          </table:table-cell>
          <table:table-cell table:style-name="ce98" office:value-type="float" office:value="23" calcext:value-type="float">
            <text:p>23</text:p>
          </table:table-cell>
          <table:table-cell table:style-name="ce26" table:formula="of:=RANDBETWEEN(1;1000000)" office:value-type="float" office:value="516521" calcext:value-type="float">
            <text:p>516521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6];&quot; × &quot;;[.J26])" office:value-type="string" office:string-value="24 × 11" calcext:value-type="string">
            <text:p>24 × 11</text:p>
          </table:table-cell>
          <table:table-cell table:style-name="ce37" table:formula="of:=[.I26]*[.J26]" office:value-type="float" office:value="264" calcext:value-type="float">
            <text:p>264</text:p>
          </table:table-cell>
          <table:table-cell table:style-name="ce26" table:formula="of:=RANK([.H26];[.$H$4:.$H$49];0)" office:value-type="float" office:value="26" calcext:value-type="float">
            <text:p>26</text:p>
          </table:table-cell>
          <table:table-cell table:style-name="ce98" office:value-type="float" office:value="23" calcext:value-type="float">
            <text:p>23</text:p>
          </table:table-cell>
          <table:table-cell table:style-name="ce26" table:formula="of:=RANDBETWEEN(1;1000000)" office:value-type="float" office:value="17294" calcext:value-type="float">
            <text:p>17294</text:p>
          </table:table-cell>
          <table:table-cell table:style-name="ce26" table:formula="of:=RANDBETWEEN(31;39)" office:value-type="float" office:value="39" calcext:value-type="float">
            <text:p>39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6];&quot; × &quot;;[.Q26])" office:value-type="string" office:string-value="39 × 11" calcext:value-type="string">
            <text:p>39 × 11</text:p>
          </table:table-cell>
          <table:table-cell table:style-name="ce37" table:formula="of:=[.P26]*[.Q26]" office:value-type="float" office:value="429" calcext:value-type="float">
            <text:p>429</text:p>
          </table:table-cell>
          <table:table-cell table:style-name="ce26" table:formula="of:=RANK([.O26];[.$O$4:.$O$44];0)" office:value-type="float" office:value="41" calcext:value-type="float">
            <text:p>41</text:p>
          </table:table-cell>
          <table:table-cell table:style-name="ce137" office:value-type="float" office:value="23" calcext:value-type="float">
            <text:p>23</text:p>
          </table:table-cell>
          <table:table-cell table:style-name="ce104" table:formula="of:=RANDBETWEEN(1;1000000)" office:value-type="float" office:value="542921" calcext:value-type="float">
            <text:p>542921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7" calcext:value-type="float">
            <text:p>17</text:p>
          </table:table-cell>
          <table:table-cell table:style-name="ce104" table:formula="of:=COM.MICROSOFT.CONCAT([.W26];&quot; × &quot;;[.X26])" office:value-type="string" office:string-value="16 × 17" calcext:value-type="string">
            <text:p>16 × 17</text:p>
          </table:table-cell>
          <table:table-cell table:style-name="ce109" table:formula="of:=[.W26]*[.X26]" office:value-type="float" office:value="272" calcext:value-type="float">
            <text:p>272</text:p>
          </table:table-cell>
          <table:table-cell table:style-name="ce104" table:formula="of:=RANK([.V26];[.$V$4:.$V$36];0)" office:value-type="float" office:value="16" calcext:value-type="float">
            <text:p>16</text:p>
          </table:table-cell>
          <table:table-cell table:style-name="ce152" office:value-type="float" office:value="23" calcext:value-type="float">
            <text:p>23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895834" calcext:value-type="float">
            <text:p>895834</text:p>
          </table:table-cell>
          <table:table-cell table:style-name="ce28" office:value-type="float" office:value="14" calcext:value-type="float">
            <text:p>14</text:p>
          </table:table-cell>
          <table:table-cell table:style-name="ce28"/>
          <table:table-cell table:style-name="ce28" table:formula="of:=COM.MICROSOFT.CONCAT([.B27];&quot;²&quot;)" office:value-type="string" office:string-value="14²" calcext:value-type="string">
            <text:p>14²</text:p>
          </table:table-cell>
          <table:table-cell table:style-name="ce39" table:formula="of:=[.B27]^2" office:value-type="float" office:value="196" calcext:value-type="float">
            <text:p>196</text:p>
          </table:table-cell>
          <table:table-cell table:style-name="ce28" table:formula="of:=RANK([.A27];[.$A$4:.$A$33];0)" office:value-type="float" office:value="2" calcext:value-type="float">
            <text:p>2</text:p>
          </table:table-cell>
          <table:table-cell table:style-name="ce98" office:value-type="float" office:value="24" calcext:value-type="float">
            <text:p>24</text:p>
          </table:table-cell>
          <table:table-cell table:style-name="ce26" table:formula="of:=RANDBETWEEN(1;1000000)" office:value-type="float" office:value="740172" calcext:value-type="float">
            <text:p>740172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7];&quot; × &quot;;[.J27])" office:value-type="string" office:string-value="26 × 11" calcext:value-type="string">
            <text:p>26 × 11</text:p>
          </table:table-cell>
          <table:table-cell table:style-name="ce37" table:formula="of:=[.I27]*[.J27]" office:value-type="float" office:value="286" calcext:value-type="float">
            <text:p>286</text:p>
          </table:table-cell>
          <table:table-cell table:style-name="ce26" table:formula="of:=RANK([.H27];[.$H$4:.$H$49];0)" office:value-type="float" office:value="11" calcext:value-type="float">
            <text:p>11</text:p>
          </table:table-cell>
          <table:table-cell table:style-name="ce98" office:value-type="float" office:value="24" calcext:value-type="float">
            <text:p>24</text:p>
          </table:table-cell>
          <table:table-cell table:style-name="ce26" table:formula="of:=RANDBETWEEN(1;1000000)" office:value-type="float" office:value="973849" calcext:value-type="float">
            <text:p>973849</text:p>
          </table:table-cell>
          <table:table-cell table:style-name="ce26" table:formula="of:=RANDBETWEEN(41;49)" office:value-type="float" office:value="48" calcext:value-type="float">
            <text:p>48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7];&quot; × &quot;;[.Q27])" office:value-type="string" office:string-value="48 × 11" calcext:value-type="string">
            <text:p>48 × 11</text:p>
          </table:table-cell>
          <table:table-cell table:style-name="ce37" table:formula="of:=[.P27]*[.Q27]" office:value-type="float" office:value="528" calcext:value-type="float">
            <text:p>528</text:p>
          </table:table-cell>
          <table:table-cell table:style-name="ce26" table:formula="of:=RANK([.O27];[.$O$4:.$O$44];0)" office:value-type="float" office:value="2" calcext:value-type="float">
            <text:p>2</text:p>
          </table:table-cell>
          <table:table-cell table:style-name="ce137" office:value-type="float" office:value="24" calcext:value-type="float">
            <text:p>24</text:p>
          </table:table-cell>
          <table:table-cell table:style-name="ce104" table:formula="of:=RANDBETWEEN(1;1000000)" office:value-type="float" office:value="851900" calcext:value-type="float">
            <text:p>851900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8" calcext:value-type="float">
            <text:p>18</text:p>
          </table:table-cell>
          <table:table-cell table:style-name="ce104" table:formula="of:=COM.MICROSOFT.CONCAT([.W27];&quot; × &quot;;[.X27])" office:value-type="string" office:string-value="16 × 18" calcext:value-type="string">
            <text:p>16 × 18</text:p>
          </table:table-cell>
          <table:table-cell table:style-name="ce109" table:formula="of:=[.W27]*[.X27]" office:value-type="float" office:value="288" calcext:value-type="float">
            <text:p>288</text:p>
          </table:table-cell>
          <table:table-cell table:style-name="ce104" table:formula="of:=RANK([.V27];[.$V$4:.$V$36];0)" office:value-type="float" office:value="8" calcext:value-type="float">
            <text:p>8</text:p>
          </table:table-cell>
          <table:table-cell table:style-name="ce152" office:value-type="float" office:value="24" calcext:value-type="float">
            <text:p>24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345439" calcext:value-type="float">
            <text:p>345439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 table:style-name="ce28" table:formula="of:=COM.MICROSOFT.CONCAT([.B28];&quot;²&quot;)" office:value-type="string" office:string-value="15²" calcext:value-type="string">
            <text:p>15²</text:p>
          </table:table-cell>
          <table:table-cell table:style-name="ce39" table:formula="of:=[.B28]^2" office:value-type="float" office:value="225" calcext:value-type="float">
            <text:p>225</text:p>
          </table:table-cell>
          <table:table-cell table:style-name="ce28" table:formula="of:=RANK([.A28];[.$A$4:.$A$33];0)" office:value-type="float" office:value="16" calcext:value-type="float">
            <text:p>16</text:p>
          </table:table-cell>
          <table:table-cell table:style-name="ce98" office:value-type="float" office:value="25" calcext:value-type="float">
            <text:p>25</text:p>
          </table:table-cell>
          <table:table-cell table:style-name="ce26" table:formula="of:=RANDBETWEEN(1;1000000)" office:value-type="float" office:value="386653" calcext:value-type="float">
            <text:p>386653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8];&quot; × &quot;;[.J28])" office:value-type="string" office:string-value="28 × 11" calcext:value-type="string">
            <text:p>28 × 11</text:p>
          </table:table-cell>
          <table:table-cell table:style-name="ce37" table:formula="of:=[.I28]*[.J28]" office:value-type="float" office:value="308" calcext:value-type="float">
            <text:p>308</text:p>
          </table:table-cell>
          <table:table-cell table:style-name="ce26" table:formula="of:=RANK([.H28];[.$H$4:.$H$49];0)" office:value-type="float" office:value="33" calcext:value-type="float">
            <text:p>33</text:p>
          </table:table-cell>
          <table:table-cell table:style-name="ce98" office:value-type="float" office:value="25" calcext:value-type="float">
            <text:p>25</text:p>
          </table:table-cell>
          <table:table-cell table:style-name="ce27" table:formula="of:=RANDBETWEEN(1;1000000)" office:value-type="float" office:value="693606" calcext:value-type="float">
            <text:p>693606</text:p>
          </table:table-cell>
          <table:table-cell table:style-name="ce27" table:formula="of:=RANDBETWEEN(12;40)*2" office:value-type="float" office:value="66" calcext:value-type="float">
            <text:p>66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28];&quot; × &quot;;[.Q28])" office:value-type="string" office:string-value="66 × 15" calcext:value-type="string">
            <text:p>66 × 15</text:p>
          </table:table-cell>
          <table:table-cell table:style-name="ce38" table:formula="of:=[.P28]*[.Q28]" office:value-type="float" office:value="990" calcext:value-type="float">
            <text:p>990</text:p>
          </table:table-cell>
          <table:table-cell table:style-name="ce27" table:formula="of:=RANK([.O28];[.$O$4:.$O$44];0)" office:value-type="float" office:value="15" calcext:value-type="float">
            <text:p>15</text:p>
          </table:table-cell>
          <table:table-cell table:style-name="ce137" office:value-type="float" office:value="25" calcext:value-type="float">
            <text:p>25</text:p>
          </table:table-cell>
          <table:table-cell table:style-name="ce104" table:formula="of:=RANDBETWEEN(1;1000000)" office:value-type="float" office:value="494785" calcext:value-type="float">
            <text:p>494785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9" calcext:value-type="float">
            <text:p>19</text:p>
          </table:table-cell>
          <table:table-cell table:style-name="ce104" table:formula="of:=COM.MICROSOFT.CONCAT([.W28];&quot; × &quot;;[.X28])" office:value-type="string" office:string-value="16 × 19" calcext:value-type="string">
            <text:p>16 × 19</text:p>
          </table:table-cell>
          <table:table-cell table:style-name="ce104" table:formula="of:=[.W28]*[.X28]" office:value-type="float" office:value="304" calcext:value-type="float">
            <text:p>304</text:p>
          </table:table-cell>
          <table:table-cell table:style-name="ce104" table:formula="of:=RANK([.V28];[.$V$4:.$V$36];0)" office:value-type="float" office:value="18" calcext:value-type="float">
            <text:p>18</text:p>
          </table:table-cell>
          <table:table-cell table:style-name="ce152" office:value-type="float" office:value="25" calcext:value-type="float">
            <text:p>25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442753" calcext:value-type="float">
            <text:p>442753</text:p>
          </table:table-cell>
          <table:table-cell table:style-name="ce85" office:value-type="float" office:value="25" calcext:value-type="float">
            <text:p>25</text:p>
          </table:table-cell>
          <table:table-cell table:style-name="ce85"/>
          <table:table-cell table:style-name="ce85" table:formula="of:=COM.MICROSOFT.CONCAT([.B29];&quot;²&quot;)" office:value-type="string" office:string-value="25²" calcext:value-type="string">
            <text:p>25²</text:p>
          </table:table-cell>
          <table:table-cell table:style-name="ce102" table:formula="of:=[.B29]^2" office:value-type="float" office:value="625" calcext:value-type="float">
            <text:p>625</text:p>
          </table:table-cell>
          <table:table-cell table:style-name="ce85" table:formula="of:=RANK([.A29];[.$A$4:.$A$33];0)" office:value-type="float" office:value="11" calcext:value-type="float">
            <text:p>11</text:p>
          </table:table-cell>
          <table:table-cell table:style-name="ce98" office:value-type="float" office:value="26" calcext:value-type="float">
            <text:p>26</text:p>
          </table:table-cell>
          <table:table-cell table:style-name="ce26" table:formula="of:=RANDBETWEEN(1;1000000)" office:value-type="float" office:value="123004" calcext:value-type="float">
            <text:p>123004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9];&quot; × &quot;;[.J29])" office:value-type="string" office:string-value="30 × 11" calcext:value-type="string">
            <text:p>30 × 11</text:p>
          </table:table-cell>
          <table:table-cell table:style-name="ce37" table:formula="of:=[.I29]*[.J29]" office:value-type="float" office:value="330" calcext:value-type="float">
            <text:p>330</text:p>
          </table:table-cell>
          <table:table-cell table:style-name="ce26" table:formula="of:=RANK([.H29];[.$H$4:.$H$49];0)" office:value-type="float" office:value="38" calcext:value-type="float">
            <text:p>38</text:p>
          </table:table-cell>
          <table:table-cell table:style-name="ce98" office:value-type="float" office:value="26" calcext:value-type="float">
            <text:p>26</text:p>
          </table:table-cell>
          <table:table-cell table:style-name="ce27" table:formula="of:=RANDBETWEEN(1;1000000)" office:value-type="float" office:value="275852" calcext:value-type="float">
            <text:p>275852</text:p>
          </table:table-cell>
          <table:table-cell table:style-name="ce27" table:formula="of:=RANDBETWEEN(12;40)*2" office:value-type="float" office:value="38" calcext:value-type="float">
            <text:p>38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29];&quot; × &quot;;[.Q29])" office:value-type="string" office:string-value="38 × 15" calcext:value-type="string">
            <text:p>38 × 15</text:p>
          </table:table-cell>
          <table:table-cell table:style-name="ce38" table:formula="of:=[.P29]*[.Q29]" office:value-type="float" office:value="570" calcext:value-type="float">
            <text:p>570</text:p>
          </table:table-cell>
          <table:table-cell table:style-name="ce27" table:formula="of:=RANK([.O29];[.$O$4:.$O$44];0)" office:value-type="float" office:value="33" calcext:value-type="float">
            <text:p>33</text:p>
          </table:table-cell>
          <table:table-cell table:style-name="ce137" office:value-type="float" office:value="26" calcext:value-type="float">
            <text:p>26</text:p>
          </table:table-cell>
          <table:table-cell table:style-name="ce160" table:formula="of:=RANDBETWEEN(1;1000000)" office:value-type="float" office:value="755466" calcext:value-type="float">
            <text:p>755466</text:p>
          </table:table-cell>
          <table:table-cell table:style-name="ce160" office:value-type="float" office:value="17" calcext:value-type="float">
            <text:p>17</text:p>
          </table:table-cell>
          <table:table-cell table:style-name="ce160" office:value-type="float" office:value="15" calcext:value-type="float">
            <text:p>15</text:p>
          </table:table-cell>
          <table:table-cell table:style-name="ce160" table:formula="of:=COM.MICROSOFT.CONCAT([.W29];&quot; × &quot;;[.X29])" office:value-type="string" office:string-value="17 × 15" calcext:value-type="string">
            <text:p>17 × 15</text:p>
          </table:table-cell>
          <table:table-cell table:style-name="ce178" table:formula="of:=[.W29]*[.X29]" office:value-type="float" office:value="255" calcext:value-type="float">
            <text:p>255</text:p>
          </table:table-cell>
          <table:table-cell table:style-name="ce160" table:formula="of:=RANK([.V29];[.$V$4:.$V$36];0)" office:value-type="float" office:value="13" calcext:value-type="float">
            <text:p>13</text:p>
          </table:table-cell>
          <table:table-cell table:style-name="ce152" office:value-type="float" office:value="26" calcext:value-type="float">
            <text:p>26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840423" calcext:value-type="float">
            <text:p>840423</text:p>
          </table:table-cell>
          <table:table-cell table:style-name="ce85" office:value-type="float" office:value="35" calcext:value-type="float">
            <text:p>35</text:p>
          </table:table-cell>
          <table:table-cell table:style-name="ce85"/>
          <table:table-cell table:style-name="ce85" table:formula="of:=COM.MICROSOFT.CONCAT([.B30];&quot;²&quot;)" office:value-type="string" office:string-value="35²" calcext:value-type="string">
            <text:p>35²</text:p>
          </table:table-cell>
          <table:table-cell table:style-name="ce102" table:formula="of:=[.B30]^2" office:value-type="float" office:value="1225" calcext:value-type="float">
            <text:p>1 225</text:p>
          </table:table-cell>
          <table:table-cell table:style-name="ce85" table:formula="of:=RANK([.A30];[.$A$4:.$A$33];0)" office:value-type="float" office:value="5" calcext:value-type="float">
            <text:p>5</text:p>
          </table:table-cell>
          <table:table-cell table:style-name="ce98" office:value-type="float" office:value="27" calcext:value-type="float">
            <text:p>27</text:p>
          </table:table-cell>
          <table:table-cell table:style-name="ce26" table:formula="of:=RANDBETWEEN(1;1000000)" office:value-type="float" office:value="662950" calcext:value-type="float">
            <text:p>662950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30];&quot; × &quot;;[.J30])" office:value-type="string" office:string-value="32 × 11" calcext:value-type="string">
            <text:p>32 × 11</text:p>
          </table:table-cell>
          <table:table-cell table:style-name="ce37" table:formula="of:=[.I30]*[.J30]" office:value-type="float" office:value="352" calcext:value-type="float">
            <text:p>352</text:p>
          </table:table-cell>
          <table:table-cell table:style-name="ce26" table:formula="of:=RANK([.H30];[.$H$4:.$H$49];0)" office:value-type="float" office:value="17" calcext:value-type="float">
            <text:p>17</text:p>
          </table:table-cell>
          <table:table-cell table:style-name="ce98" office:value-type="float" office:value="27" calcext:value-type="float">
            <text:p>27</text:p>
          </table:table-cell>
          <table:table-cell table:style-name="ce27" table:formula="of:=RANDBETWEEN(1;1000000)" office:value-type="float" office:value="598476" calcext:value-type="float">
            <text:p>598476</text:p>
          </table:table-cell>
          <table:table-cell table:style-name="ce27" table:formula="of:=RANDBETWEEN(12;40)*2" office:value-type="float" office:value="80" calcext:value-type="float">
            <text:p>80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30];&quot; × &quot;;[.Q30])" office:value-type="string" office:string-value="80 × 15" calcext:value-type="string">
            <text:p>80 × 15</text:p>
          </table:table-cell>
          <table:table-cell table:style-name="ce38" table:formula="of:=[.P30]*[.Q30]" office:value-type="float" office:value="1200" calcext:value-type="float">
            <text:p>1 200</text:p>
          </table:table-cell>
          <table:table-cell table:style-name="ce27" table:formula="of:=RANK([.O30];[.$O$4:.$O$44];0)" office:value-type="float" office:value="19" calcext:value-type="float">
            <text:p>19</text:p>
          </table:table-cell>
          <table:table-cell table:style-name="ce137" office:value-type="float" office:value="27" calcext:value-type="float">
            <text:p>27</text:p>
          </table:table-cell>
          <table:table-cell table:style-name="ce160" table:formula="of:=RANDBETWEEN(1;1000000)" office:value-type="float" office:value="467092" calcext:value-type="float">
            <text:p>467092</text:p>
          </table:table-cell>
          <table:table-cell table:style-name="ce160" office:value-type="float" office:value="17" calcext:value-type="float">
            <text:p>17</text:p>
          </table:table-cell>
          <table:table-cell table:style-name="ce160" office:value-type="float" office:value="18" calcext:value-type="float">
            <text:p>18</text:p>
          </table:table-cell>
          <table:table-cell table:style-name="ce160" table:formula="of:=COM.MICROSOFT.CONCAT([.W30];&quot; × &quot;;[.X30])" office:value-type="string" office:string-value="17 × 18" calcext:value-type="string">
            <text:p>17 × 18</text:p>
          </table:table-cell>
          <table:table-cell table:style-name="ce178" table:formula="of:=[.W30]*[.X30]" office:value-type="float" office:value="306" calcext:value-type="float">
            <text:p>306</text:p>
          </table:table-cell>
          <table:table-cell table:style-name="ce160" table:formula="of:=RANK([.V30];[.$V$4:.$V$36];0)" office:value-type="float" office:value="19" calcext:value-type="float">
            <text:p>19</text:p>
          </table:table-cell>
          <table:table-cell table:style-name="ce152" office:value-type="float" office:value="27" calcext:value-type="float">
            <text:p>27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371638" calcext:value-type="float">
            <text:p>371638</text:p>
          </table:table-cell>
          <table:table-cell table:style-name="ce85" office:value-type="float" office:value="45" calcext:value-type="float">
            <text:p>45</text:p>
          </table:table-cell>
          <table:table-cell table:style-name="ce85"/>
          <table:table-cell table:style-name="ce85" table:formula="of:=COM.MICROSOFT.CONCAT([.B31];&quot;²&quot;)" office:value-type="string" office:string-value="45²" calcext:value-type="string">
            <text:p>45²</text:p>
          </table:table-cell>
          <table:table-cell table:style-name="ce102" table:formula="of:=[.B31]^2" office:value-type="float" office:value="2025" calcext:value-type="float">
            <text:p>2 025</text:p>
          </table:table-cell>
          <table:table-cell table:style-name="ce85" table:formula="of:=RANK([.A31];[.$A$4:.$A$33];0)" office:value-type="float" office:value="14" calcext:value-type="float">
            <text:p>14</text:p>
          </table:table-cell>
          <table:table-cell table:style-name="ce98" office:value-type="float" office:value="28" calcext:value-type="float">
            <text:p>28</text:p>
          </table:table-cell>
          <table:table-cell table:style-name="ce27" table:formula="of:=RANDBETWEEN(1;1000000)" office:value-type="float" office:value="519131" calcext:value-type="float">
            <text:p>519131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1];&quot; × &quot;;[.J31])" office:value-type="string" office:string-value="12 × 15" calcext:value-type="string">
            <text:p>12 × 15</text:p>
          </table:table-cell>
          <table:table-cell table:style-name="ce38" table:formula="of:=[.I31]*[.J31]" office:value-type="float" office:value="180" calcext:value-type="float">
            <text:p>180</text:p>
          </table:table-cell>
          <table:table-cell table:style-name="ce27" table:formula="of:=RANK([.H31];[.$H$4:.$H$49];0)" office:value-type="float" office:value="25" calcext:value-type="float">
            <text:p>25</text:p>
          </table:table-cell>
          <table:table-cell table:style-name="ce98" office:value-type="float" office:value="28" calcext:value-type="float">
            <text:p>28</text:p>
          </table:table-cell>
          <table:table-cell table:style-name="ce27" table:formula="of:=RANDBETWEEN(1;1000000)" office:value-type="float" office:value="285975" calcext:value-type="float">
            <text:p>285975</text:p>
          </table:table-cell>
          <table:table-cell table:style-name="ce27" table:formula="of:=RANDBETWEEN(12;40)*2" office:value-type="float" office:value="52" calcext:value-type="float">
            <text:p>52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31];&quot; × &quot;;[.Q31])" office:value-type="string" office:string-value="52 × 15" calcext:value-type="string">
            <text:p>52 × 15</text:p>
          </table:table-cell>
          <table:table-cell table:style-name="ce38" table:formula="of:=[.P31]*[.Q31]" office:value-type="float" office:value="780" calcext:value-type="float">
            <text:p>780</text:p>
          </table:table-cell>
          <table:table-cell table:style-name="ce27" table:formula="of:=RANK([.O31];[.$O$4:.$O$44];0)" office:value-type="float" office:value="32" calcext:value-type="float">
            <text:p>32</text:p>
          </table:table-cell>
          <table:table-cell table:style-name="ce137" office:value-type="float" office:value="28" calcext:value-type="float">
            <text:p>28</text:p>
          </table:table-cell>
          <table:table-cell table:style-name="ce160" table:formula="of:=RANDBETWEEN(1;1000000)" office:value-type="float" office:value="636190" calcext:value-type="float">
            <text:p>636190</text:p>
          </table:table-cell>
          <table:table-cell table:style-name="ce160" office:value-type="float" office:value="17" calcext:value-type="float">
            <text:p>17</text:p>
          </table:table-cell>
          <table:table-cell table:style-name="ce160" office:value-type="float" office:value="19" calcext:value-type="float">
            <text:p>19</text:p>
          </table:table-cell>
          <table:table-cell table:style-name="ce160" table:formula="of:=COM.MICROSOFT.CONCAT([.W31];&quot; × &quot;;[.X31])" office:value-type="string" office:string-value="17 × 19" calcext:value-type="string">
            <text:p>17 × 19</text:p>
          </table:table-cell>
          <table:table-cell table:style-name="ce178" table:formula="of:=[.W31]*[.X31]" office:value-type="float" office:value="323" calcext:value-type="float">
            <text:p>323</text:p>
          </table:table-cell>
          <table:table-cell table:style-name="ce160" table:formula="of:=RANK([.V31];[.$V$4:.$V$36];0)" office:value-type="float" office:value="14" calcext:value-type="float">
            <text:p>14</text:p>
          </table:table-cell>
          <table:table-cell table:style-name="ce152" office:value-type="float" office:value="28" calcext:value-type="float">
            <text:p>28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804565" calcext:value-type="float">
            <text:p>804565</text:p>
          </table:table-cell>
          <table:table-cell table:style-name="ce85" office:value-type="float" office:value="55" calcext:value-type="float">
            <text:p>55</text:p>
          </table:table-cell>
          <table:table-cell table:style-name="ce85"/>
          <table:table-cell table:style-name="ce85" table:formula="of:=COM.MICROSOFT.CONCAT([.B32];&quot;²&quot;)" office:value-type="string" office:string-value="55²" calcext:value-type="string">
            <text:p>55²</text:p>
          </table:table-cell>
          <table:table-cell table:style-name="ce102" table:formula="of:=[.B32]^2" office:value-type="float" office:value="3025" calcext:value-type="float">
            <text:p>3 025</text:p>
          </table:table-cell>
          <table:table-cell table:style-name="ce85" table:formula="of:=RANK([.A32];[.$A$4:.$A$33];0)" office:value-type="float" office:value="6" calcext:value-type="float">
            <text:p>6</text:p>
          </table:table-cell>
          <table:table-cell table:style-name="ce98" office:value-type="float" office:value="29" calcext:value-type="float">
            <text:p>29</text:p>
          </table:table-cell>
          <table:table-cell table:style-name="ce27" table:formula="of:=RANDBETWEEN(1;1000000)" office:value-type="float" office:value="682785" calcext:value-type="float">
            <text:p>682785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2];&quot; × &quot;;[.J32])" office:value-type="string" office:string-value="14 × 15" calcext:value-type="string">
            <text:p>14 × 15</text:p>
          </table:table-cell>
          <table:table-cell table:style-name="ce38" table:formula="of:=[.I32]*[.J32]" office:value-type="float" office:value="210" calcext:value-type="float">
            <text:p>210</text:p>
          </table:table-cell>
          <table:table-cell table:style-name="ce27" table:formula="of:=RANK([.H32];[.$H$4:.$H$49];0)" office:value-type="float" office:value="15" calcext:value-type="float">
            <text:p>15</text:p>
          </table:table-cell>
          <table:table-cell table:style-name="ce98" office:value-type="float" office:value="29" calcext:value-type="float">
            <text:p>29</text:p>
          </table:table-cell>
          <table:table-cell table:style-name="ce104" table:formula="of:=RANDBETWEEN(1;1000000)" office:value-type="float" office:value="458013" calcext:value-type="float">
            <text:p>458013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table:formula="of:=COM.MICROSOFT.CONCAT([.P32];&quot; × &quot;;[.Q32])" office:value-type="string" office:string-value="8 × 16" calcext:value-type="string">
            <text:p>8 × 16</text:p>
          </table:table-cell>
          <table:table-cell table:style-name="ce109" table:formula="of:=[.P32]*[.Q32]" office:value-type="float" office:value="128" calcext:value-type="float">
            <text:p>128</text:p>
          </table:table-cell>
          <table:table-cell table:style-name="ce104" table:formula="of:=RANK([.O32];[.$O$4:.$O$44];0)" office:value-type="float" office:value="25" calcext:value-type="float">
            <text:p>25</text:p>
          </table:table-cell>
          <table:table-cell table:style-name="ce137" office:value-type="float" office:value="29" calcext:value-type="float">
            <text:p>29</text:p>
          </table:table-cell>
          <table:table-cell table:style-name="ce111" table:formula="of:=RANDBETWEEN(1;1000000)" office:value-type="float" office:value="227266" calcext:value-type="float">
            <text:p>227266</text:p>
          </table:table-cell>
          <table:table-cell table:style-name="ce111" office:value-type="float" office:value="19" calcext:value-type="float">
            <text:p>19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table:formula="of:=COM.MICROSOFT.CONCAT([.W32];&quot; × &quot;;[.X32])" office:value-type="string" office:string-value="19 × 12" calcext:value-type="string">
            <text:p>19 × 12</text:p>
          </table:table-cell>
          <table:table-cell table:style-name="ce111" table:formula="of:=[.W32]*[.X32]" office:value-type="float" office:value="228" calcext:value-type="float">
            <text:p>228</text:p>
          </table:table-cell>
          <table:table-cell table:style-name="ce111" table:formula="of:=RANK([.V32];[.$V$4:.$V$36];0)" office:value-type="float" office:value="24" calcext:value-type="float">
            <text:p>24</text:p>
          </table:table-cell>
          <table:table-cell table:style-name="ce152" office:value-type="float" office:value="29" calcext:value-type="float">
            <text:p>29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876652" calcext:value-type="float">
            <text:p>876652</text:p>
          </table:table-cell>
          <table:table-cell table:style-name="ce85" office:value-type="float" office:value="65" calcext:value-type="float">
            <text:p>65</text:p>
          </table:table-cell>
          <table:table-cell table:style-name="ce85"/>
          <table:table-cell table:style-name="ce85" table:formula="of:=COM.MICROSOFT.CONCAT([.B33];&quot;²&quot;)" office:value-type="string" office:string-value="65²" calcext:value-type="string">
            <text:p>65²</text:p>
          </table:table-cell>
          <table:table-cell table:style-name="ce102" table:formula="of:=[.B33]^2" office:value-type="float" office:value="4225" calcext:value-type="float">
            <text:p>4 225</text:p>
          </table:table-cell>
          <table:table-cell table:style-name="ce85" table:formula="of:=RANK([.A33];[.$A$4:.$A$33];0)" office:value-type="float" office:value="3" calcext:value-type="float">
            <text:p>3</text:p>
          </table:table-cell>
          <table:table-cell table:style-name="ce98" office:value-type="float" office:value="30" calcext:value-type="float">
            <text:p>30</text:p>
          </table:table-cell>
          <table:table-cell table:style-name="ce27" table:formula="of:=RANDBETWEEN(1;1000000)" office:value-type="float" office:value="745364" calcext:value-type="float">
            <text:p>745364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3];&quot; × &quot;;[.J33])" office:value-type="string" office:string-value="16 × 15" calcext:value-type="string">
            <text:p>16 × 15</text:p>
          </table:table-cell>
          <table:table-cell table:style-name="ce38" table:formula="of:=[.I33]*[.J33]" office:value-type="float" office:value="240" calcext:value-type="float">
            <text:p>240</text:p>
          </table:table-cell>
          <table:table-cell table:style-name="ce27" table:formula="of:=RANK([.H33];[.$H$4:.$H$49];0)" office:value-type="float" office:value="10" calcext:value-type="float">
            <text:p>10</text:p>
          </table:table-cell>
          <table:table-cell table:style-name="ce98" office:value-type="float" office:value="30" calcext:value-type="float">
            <text:p>30</text:p>
          </table:table-cell>
          <table:table-cell table:style-name="ce104" table:formula="of:=RANDBETWEEN(1;1000000)" office:value-type="float" office:value="622854" calcext:value-type="float">
            <text:p>622854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4" calcext:value-type="float">
            <text:p>14</text:p>
          </table:table-cell>
          <table:table-cell table:style-name="ce104" table:formula="of:=COM.MICROSOFT.CONCAT([.P33];&quot; × &quot;;[.Q33])" office:value-type="string" office:string-value="8 × 14" calcext:value-type="string">
            <text:p>8 × 14</text:p>
          </table:table-cell>
          <table:table-cell table:style-name="ce109" table:formula="of:=[.P33]*[.Q33]" office:value-type="float" office:value="112" calcext:value-type="float">
            <text:p>112</text:p>
          </table:table-cell>
          <table:table-cell table:style-name="ce104" table:formula="of:=RANK([.O33];[.$O$4:.$O$44];0)" office:value-type="float" office:value="17" calcext:value-type="float">
            <text:p>17</text:p>
          </table:table-cell>
          <table:table-cell table:style-name="ce137" office:value-type="float" office:value="30" calcext:value-type="float">
            <text:p>30</text:p>
          </table:table-cell>
          <table:table-cell table:style-name="ce164" table:formula="of:=RANDBETWEEN(1;1000000)" office:value-type="float" office:value="831350" calcext:value-type="float">
            <text:p>831350</text:p>
          </table:table-cell>
          <table:table-cell table:style-name="ce111" office:value-type="float" office:value="18" calcext:value-type="float">
            <text:p>18</text:p>
          </table:table-cell>
          <table:table-cell table:style-name="ce111" office:value-type="float" office:value="13" calcext:value-type="float">
            <text:p>13</text:p>
          </table:table-cell>
          <table:table-cell table:style-name="ce164" table:formula="of:=COM.MICROSOFT.CONCAT([.W33];&quot; × &quot;;[.X33])" office:value-type="string" office:string-value="18 × 13" calcext:value-type="string">
            <text:p>18 × 13</text:p>
          </table:table-cell>
          <table:table-cell table:style-name="ce176" table:formula="of:=[.W33]*[.X33]" office:value-type="float" office:value="234" calcext:value-type="float">
            <text:p>234</text:p>
          </table:table-cell>
          <table:table-cell table:style-name="ce164" table:formula="of:=RANK([.V33];[.$V$4:.$V$36];0)" office:value-type="float" office:value="9" calcext:value-type="float">
            <text:p>9</text:p>
          </table:table-cell>
          <table:table-cell table:style-name="ce152" office:value-type="float" office:value="30" calcext:value-type="float">
            <text:p>30</text:p>
          </table:table-cell>
          <table:table-cell table:number-columns-repeated="991"/>
        </table:table-row>
        <table:table-row table:style-name="ro3">
          <table:table-cell table:number-columns-repeated="7"/>
          <table:table-cell table:style-name="ce27" table:formula="of:=RANDBETWEEN(1;1000000)" office:value-type="float" office:value="395358" calcext:value-type="float">
            <text:p>395358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4];&quot; × &quot;;[.J34])" office:value-type="string" office:string-value="18 × 15" calcext:value-type="string">
            <text:p>18 × 15</text:p>
          </table:table-cell>
          <table:table-cell table:style-name="ce38" table:formula="of:=[.I34]*[.J34]" office:value-type="float" office:value="270" calcext:value-type="float">
            <text:p>270</text:p>
          </table:table-cell>
          <table:table-cell table:style-name="ce27" table:formula="of:=RANK([.H34];[.$H$4:.$H$49];0)" office:value-type="float" office:value="32" calcext:value-type="float">
            <text:p>32</text:p>
          </table:table-cell>
          <table:table-cell table:style-name="ce98" office:value-type="float" office:value="31" calcext:value-type="float">
            <text:p>31</text:p>
          </table:table-cell>
          <table:table-cell table:style-name="ce104" table:formula="of:=RANDBETWEEN(1;1000000)" office:value-type="float" office:value="827531" calcext:value-type="float">
            <text:p>827531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3" calcext:value-type="float">
            <text:p>13</text:p>
          </table:table-cell>
          <table:table-cell table:style-name="ce104" table:formula="of:=COM.MICROSOFT.CONCAT([.P34];&quot; × &quot;;[.Q34])" office:value-type="string" office:string-value="8 × 13" calcext:value-type="string">
            <text:p>8 × 13</text:p>
          </table:table-cell>
          <table:table-cell table:style-name="ce109" table:formula="of:=[.P34]*[.Q34]" office:value-type="float" office:value="104" calcext:value-type="float">
            <text:p>104</text:p>
          </table:table-cell>
          <table:table-cell table:style-name="ce104" table:formula="of:=RANK([.O34];[.$O$4:.$O$44];0)" office:value-type="float" office:value="8" calcext:value-type="float">
            <text:p>8</text:p>
          </table:table-cell>
          <table:table-cell table:style-name="ce137" office:value-type="float" office:value="31" calcext:value-type="float">
            <text:p>31</text:p>
          </table:table-cell>
          <table:table-cell table:style-name="ce164" table:formula="of:=RANDBETWEEN(1;1000000)" office:value-type="float" office:value="93322" calcext:value-type="float">
            <text:p>93322</text:p>
          </table:table-cell>
          <table:table-cell table:style-name="ce111" office:value-type="float" office:value="17" calcext:value-type="float">
            <text:p>17</text:p>
          </table:table-cell>
          <table:table-cell table:style-name="ce111" office:value-type="float" office:value="14" calcext:value-type="float">
            <text:p>14</text:p>
          </table:table-cell>
          <table:table-cell table:style-name="ce164" table:formula="of:=COM.MICROSOFT.CONCAT([.W34];&quot; × &quot;;[.X34])" office:value-type="string" office:string-value="17 × 14" calcext:value-type="string">
            <text:p>17 × 14</text:p>
          </table:table-cell>
          <table:table-cell table:style-name="ce176" table:formula="of:=[.W34]*[.X34]" office:value-type="float" office:value="238" calcext:value-type="float">
            <text:p>238</text:p>
          </table:table-cell>
          <table:table-cell table:style-name="ce164" table:formula="of:=RANK([.V34];[.$V$4:.$V$36];0)" office:value-type="float" office:value="30" calcext:value-type="float">
            <text:p>30</text:p>
          </table:table-cell>
          <table:table-cell table:style-name="ce152" office:value-type="float" office:value="31" calcext:value-type="float">
            <text:p>31</text:p>
          </table:table-cell>
          <table:table-cell table:number-columns-repeated="991"/>
        </table:table-row>
        <table:table-row table:style-name="ro3">
          <table:table-cell table:number-columns-repeated="7"/>
          <table:table-cell table:style-name="ce27" table:formula="of:=RANDBETWEEN(1;1000000)" office:value-type="float" office:value="65354" calcext:value-type="float">
            <text:p>65354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5];&quot; × &quot;;[.J35])" office:value-type="string" office:string-value="20 × 15" calcext:value-type="string">
            <text:p>20 × 15</text:p>
          </table:table-cell>
          <table:table-cell table:style-name="ce38" table:formula="of:=[.I35]*[.J35]" office:value-type="float" office:value="300" calcext:value-type="float">
            <text:p>300</text:p>
          </table:table-cell>
          <table:table-cell table:style-name="ce27" table:formula="of:=RANK([.H35];[.$H$4:.$H$49];0)" office:value-type="float" office:value="45" calcext:value-type="float">
            <text:p>45</text:p>
          </table:table-cell>
          <table:table-cell table:style-name="ce98" office:value-type="float" office:value="32" calcext:value-type="float">
            <text:p>32</text:p>
          </table:table-cell>
          <table:table-cell table:style-name="ce104" table:formula="of:=RANDBETWEEN(1;1000000)" office:value-type="float" office:value="455958" calcext:value-type="float">
            <text:p>455958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2" calcext:value-type="float">
            <text:p>12</text:p>
          </table:table-cell>
          <table:table-cell table:style-name="ce104" table:formula="of:=COM.MICROSOFT.CONCAT([.P35];&quot; × &quot;;[.Q35])" office:value-type="string" office:string-value="7 × 12" calcext:value-type="string">
            <text:p>7 × 12</text:p>
          </table:table-cell>
          <table:table-cell table:style-name="ce109" table:formula="of:=[.P35]*[.Q35]" office:value-type="float" office:value="84" calcext:value-type="float">
            <text:p>84</text:p>
          </table:table-cell>
          <table:table-cell table:style-name="ce104" table:formula="of:=RANK([.O35];[.$O$4:.$O$44];0)" office:value-type="float" office:value="26" calcext:value-type="float">
            <text:p>26</text:p>
          </table:table-cell>
          <table:table-cell table:style-name="ce137" office:value-type="float" office:value="32" calcext:value-type="float">
            <text:p>32</text:p>
          </table:table-cell>
          <table:table-cell table:style-name="ce164" table:formula="of:=RANDBETWEEN(1;1000000)" office:value-type="float" office:value="908910" calcext:value-type="float">
            <text:p>908910</text:p>
          </table:table-cell>
          <table:table-cell table:style-name="ce111" office:value-type="float" office:value="19" calcext:value-type="float">
            <text:p>19</text:p>
          </table:table-cell>
          <table:table-cell table:style-name="ce111" office:value-type="float" office:value="13" calcext:value-type="float">
            <text:p>13</text:p>
          </table:table-cell>
          <table:table-cell table:style-name="ce164" table:formula="of:=COM.MICROSOFT.CONCAT([.W35];&quot; × &quot;;[.X35])" office:value-type="string" office:string-value="19 × 13" calcext:value-type="string">
            <text:p>19 × 13</text:p>
          </table:table-cell>
          <table:table-cell table:style-name="ce176" table:formula="of:=[.W35]*[.X35]" office:value-type="float" office:value="247" calcext:value-type="float">
            <text:p>247</text:p>
          </table:table-cell>
          <table:table-cell table:style-name="ce164" table:formula="of:=RANK([.V35];[.$V$4:.$V$36];0)" office:value-type="float" office:value="5" calcext:value-type="float">
            <text:p>5</text:p>
          </table:table-cell>
          <table:table-cell table:style-name="ce152" office:value-type="float" office:value="32" calcext:value-type="float">
            <text:p>32</text:p>
          </table:table-cell>
          <table:table-cell table:number-columns-repeated="991"/>
        </table:table-row>
        <table:table-row table:style-name="ro3">
          <table:table-cell table:number-columns-repeated="7"/>
          <table:table-cell table:style-name="ce27" table:formula="of:=RANDBETWEEN(1;1000000)" office:value-type="float" office:value="775416" calcext:value-type="float">
            <text:p>775416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6];&quot; × &quot;;[.J36])" office:value-type="string" office:string-value="24 × 15" calcext:value-type="string">
            <text:p>24 × 15</text:p>
          </table:table-cell>
          <table:table-cell table:style-name="ce38" table:formula="of:=[.I36]*[.J36]" office:value-type="float" office:value="360" calcext:value-type="float">
            <text:p>360</text:p>
          </table:table-cell>
          <table:table-cell table:style-name="ce27" table:formula="of:=RANK([.H36];[.$H$4:.$H$49];0)" office:value-type="float" office:value="9" calcext:value-type="float">
            <text:p>9</text:p>
          </table:table-cell>
          <table:table-cell table:style-name="ce98" office:value-type="float" office:value="33" calcext:value-type="float">
            <text:p>33</text:p>
          </table:table-cell>
          <table:table-cell table:style-name="ce104" table:formula="of:=RANDBETWEEN(1;1000000)" office:value-type="float" office:value="576154" calcext:value-type="float">
            <text:p>576154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3" calcext:value-type="float">
            <text:p>13</text:p>
          </table:table-cell>
          <table:table-cell table:style-name="ce104" table:formula="of:=COM.MICROSOFT.CONCAT([.P36];&quot; × &quot;;[.Q36])" office:value-type="string" office:string-value="7 × 13" calcext:value-type="string">
            <text:p>7 × 13</text:p>
          </table:table-cell>
          <table:table-cell table:style-name="ce109" table:formula="of:=[.P36]*[.Q36]" office:value-type="float" office:value="91" calcext:value-type="float">
            <text:p>91</text:p>
          </table:table-cell>
          <table:table-cell table:style-name="ce104" table:formula="of:=RANK([.O36];[.$O$4:.$O$44];0)" office:value-type="float" office:value="21" calcext:value-type="float">
            <text:p>21</text:p>
          </table:table-cell>
          <table:table-cell table:style-name="ce137" office:value-type="float" office:value="33" calcext:value-type="float">
            <text:p>33</text:p>
          </table:table-cell>
          <table:table-cell table:style-name="ce164" table:formula="of:=RANDBETWEEN(1;1000000)" office:value-type="float" office:value="939508" calcext:value-type="float">
            <text:p>939508</text:p>
          </table:table-cell>
          <table:table-cell table:style-name="ce111" office:value-type="float" office:value="18" calcext:value-type="float">
            <text:p>18</text:p>
          </table:table-cell>
          <table:table-cell table:style-name="ce111" office:value-type="float" office:value="14" calcext:value-type="float">
            <text:p>14</text:p>
          </table:table-cell>
          <table:table-cell table:style-name="ce164" table:formula="of:=COM.MICROSOFT.CONCAT([.W36];&quot; × &quot;;[.X36])" office:value-type="string" office:string-value="18 × 14" calcext:value-type="string">
            <text:p>18 × 14</text:p>
          </table:table-cell>
          <table:table-cell table:style-name="ce176" table:formula="of:=[.W36]*[.X36]" office:value-type="float" office:value="252" calcext:value-type="float">
            <text:p>252</text:p>
          </table:table-cell>
          <table:table-cell table:style-name="ce164" table:formula="of:=RANK([.V36];[.$V$4:.$V$36];0)" office:value-type="float" office:value="3" calcext:value-type="float">
            <text:p>3</text:p>
          </table:table-cell>
          <table:table-cell table:style-name="ce152" office:value-type="float" office:value="33" calcext:value-type="float">
            <text:p>33</text:p>
          </table:table-cell>
          <table:table-cell table:number-columns-repeated="991"/>
        </table:table-row>
        <table:table-row table:style-name="ro3">
          <table:table-cell table:number-columns-repeated="7"/>
          <table:table-cell table:style-name="ce27" table:formula="of:=RANDBETWEEN(1;1000000)" office:value-type="float" office:value="622083" calcext:value-type="float">
            <text:p>622083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7];&quot; × &quot;;[.J37])" office:value-type="string" office:string-value="26 × 15" calcext:value-type="string">
            <text:p>26 × 15</text:p>
          </table:table-cell>
          <table:table-cell table:style-name="ce38" table:formula="of:=[.I37]*[.J37]" office:value-type="float" office:value="390" calcext:value-type="float">
            <text:p>390</text:p>
          </table:table-cell>
          <table:table-cell table:style-name="ce27" table:formula="of:=RANK([.H37];[.$H$4:.$H$49];0)" office:value-type="float" office:value="20" calcext:value-type="float">
            <text:p>20</text:p>
          </table:table-cell>
          <table:table-cell table:style-name="ce98" office:value-type="float" office:value="34" calcext:value-type="float">
            <text:p>34</text:p>
          </table:table-cell>
          <table:table-cell table:style-name="ce105" table:formula="of:=RANDBETWEEN(1;1000000)" office:value-type="float" office:value="860006" calcext:value-type="float">
            <text:p>860006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4" calcext:value-type="float">
            <text:p>14</text:p>
          </table:table-cell>
          <table:table-cell table:style-name="ce105" table:formula="of:=COM.MICROSOFT.CONCAT([.P37];&quot; × &quot;;[.Q37])" office:value-type="string" office:string-value="7 × 14" calcext:value-type="string">
            <text:p>7 × 14</text:p>
          </table:table-cell>
          <table:table-cell table:style-name="ce118" table:formula="of:=[.P37]*[.Q37]" office:value-type="float" office:value="98" calcext:value-type="float">
            <text:p>98</text:p>
          </table:table-cell>
          <table:table-cell table:style-name="ce105" table:formula="of:=RANK([.O37];[.$O$4:.$O$44];0)" office:value-type="float" office:value="7" calcext:value-type="float">
            <text:p>7</text:p>
          </table:table-cell>
          <table:table-cell table:style-name="ce137" office:value-type="float" office:value="34" calcext:value-type="float">
            <text:p>34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7" table:formula="of:=RANDBETWEEN(1;1000000)" office:value-type="float" office:value="54159" calcext:value-type="float">
            <text:p>54159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16" calcext:value-type="float">
            <text:p>16</text:p>
          </table:table-cell>
          <table:table-cell table:style-name="ce27" table:formula="of:=COM.MICROSOFT.CONCAT([.I38];&quot; × &quot;;[.J38])" office:value-type="string" office:string-value="28 × 16" calcext:value-type="string">
            <text:p>28 × 16</text:p>
          </table:table-cell>
          <table:table-cell table:style-name="ce38" table:formula="of:=[.I38]*[.J38]" office:value-type="float" office:value="448" calcext:value-type="float">
            <text:p>448</text:p>
          </table:table-cell>
          <table:table-cell table:style-name="ce27" table:formula="of:=RANK([.H38];[.$H$4:.$H$49];0)" office:value-type="float" office:value="46" calcext:value-type="float">
            <text:p>46</text:p>
          </table:table-cell>
          <table:table-cell table:style-name="ce98" office:value-type="float" office:value="35" calcext:value-type="float">
            <text:p>35</text:p>
          </table:table-cell>
          <table:table-cell table:style-name="ce105" table:formula="of:=RANDBETWEEN(1;1000000)" office:value-type="float" office:value="579129" calcext:value-type="float">
            <text:p>579129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6" calcext:value-type="float">
            <text:p>16</text:p>
          </table:table-cell>
          <table:table-cell table:style-name="ce105" table:formula="of:=COM.MICROSOFT.CONCAT([.P38];&quot; × &quot;;[.Q38])" office:value-type="string" office:string-value="7 × 16" calcext:value-type="string">
            <text:p>7 × 16</text:p>
          </table:table-cell>
          <table:table-cell table:style-name="ce118" table:formula="of:=[.P38]*[.Q38]" office:value-type="float" office:value="112" calcext:value-type="float">
            <text:p>112</text:p>
          </table:table-cell>
          <table:table-cell table:style-name="ce105" table:formula="of:=RANK([.O38];[.$O$4:.$O$44];0)" office:value-type="float" office:value="20" calcext:value-type="float">
            <text:p>20</text:p>
          </table:table-cell>
          <table:table-cell table:style-name="ce137" office:value-type="float" office:value="35" calcext:value-type="float">
            <text:p>35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7" table:formula="of:=RANDBETWEEN(1;1000000)" office:value-type="float" office:value="984451" calcext:value-type="float">
            <text:p>984451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7" calcext:value-type="float">
            <text:p>17</text:p>
          </table:table-cell>
          <table:table-cell table:style-name="ce27" table:formula="of:=COM.MICROSOFT.CONCAT([.I39];&quot; × &quot;;[.J39])" office:value-type="string" office:string-value="30 × 17" calcext:value-type="string">
            <text:p>30 × 17</text:p>
          </table:table-cell>
          <table:table-cell table:style-name="ce38" table:formula="of:=[.I39]*[.J39]" office:value-type="float" office:value="510" calcext:value-type="float">
            <text:p>510</text:p>
          </table:table-cell>
          <table:table-cell table:style-name="ce27" table:formula="of:=RANK([.H39];[.$H$4:.$H$49];0)" office:value-type="float" office:value="2" calcext:value-type="float">
            <text:p>2</text:p>
          </table:table-cell>
          <table:table-cell table:style-name="ce98" office:value-type="float" office:value="36" calcext:value-type="float">
            <text:p>36</text:p>
          </table:table-cell>
          <table:table-cell table:style-name="ce105" table:formula="of:=RANDBETWEEN(1;1000000)" office:value-type="float" office:value="659807" calcext:value-type="float">
            <text:p>659807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3" calcext:value-type="float">
            <text:p>13</text:p>
          </table:table-cell>
          <table:table-cell table:style-name="ce105" table:formula="of:=COM.MICROSOFT.CONCAT([.P39];&quot; × &quot;;[.Q39])" office:value-type="string" office:string-value="6 × 13" calcext:value-type="string">
            <text:p>6 × 13</text:p>
          </table:table-cell>
          <table:table-cell table:style-name="ce118" table:formula="of:=[.P39]*[.Q39]" office:value-type="float" office:value="78" calcext:value-type="float">
            <text:p>78</text:p>
          </table:table-cell>
          <table:table-cell table:style-name="ce105" table:formula="of:=RANK([.O39];[.$O$4:.$O$44];0)" office:value-type="float" office:value="16" calcext:value-type="float">
            <text:p>16</text:p>
          </table:table-cell>
          <table:table-cell table:style-name="ce137" office:value-type="float" office:value="36" calcext:value-type="float">
            <text:p>36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7" table:formula="of:=RANDBETWEEN(1;1000000)" office:value-type="float" office:value="688044" calcext:value-type="float">
            <text:p>688044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40];&quot; × &quot;;[.J40])" office:value-type="string" office:string-value="32 × 15" calcext:value-type="string">
            <text:p>32 × 15</text:p>
          </table:table-cell>
          <table:table-cell table:style-name="ce38" table:formula="of:=[.I40]*[.J40]" office:value-type="float" office:value="480" calcext:value-type="float">
            <text:p>480</text:p>
          </table:table-cell>
          <table:table-cell table:style-name="ce27" table:formula="of:=RANK([.H40];[.$H$4:.$H$49];0)" office:value-type="float" office:value="14" calcext:value-type="float">
            <text:p>14</text:p>
          </table:table-cell>
          <table:table-cell table:style-name="ce98" office:value-type="float" office:value="37" calcext:value-type="float">
            <text:p>37</text:p>
          </table:table-cell>
          <table:table-cell table:style-name="ce105" table:formula="of:=RANDBETWEEN(1;1000000)" office:value-type="float" office:value="228829" calcext:value-type="float">
            <text:p>228829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4" calcext:value-type="float">
            <text:p>14</text:p>
          </table:table-cell>
          <table:table-cell table:style-name="ce105" table:formula="of:=COM.MICROSOFT.CONCAT([.P40];&quot; × &quot;;[.Q40])" office:value-type="string" office:string-value="6 × 14" calcext:value-type="string">
            <text:p>6 × 14</text:p>
          </table:table-cell>
          <table:table-cell table:style-name="ce118" table:formula="of:=[.P40]*[.Q40]" office:value-type="float" office:value="84" calcext:value-type="float">
            <text:p>84</text:p>
          </table:table-cell>
          <table:table-cell table:style-name="ce105" table:formula="of:=RANK([.O40];[.$O$4:.$O$44];0)" office:value-type="float" office:value="36" calcext:value-type="float">
            <text:p>36</text:p>
          </table:table-cell>
          <table:table-cell table:style-name="ce137" office:value-type="float" office:value="37" calcext:value-type="float">
            <text:p>37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8" table:formula="of:=RANDBETWEEN(1;1000000)" office:value-type="float" office:value="566652" calcext:value-type="float">
            <text:p>566652</text:p>
          </table:table-cell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28" table:formula="of:=COM.MICROSOFT.CONCAT([.I41];&quot;²&quot;)" office:value-type="string" office:string-value="11²" calcext:value-type="string">
            <text:p>11²</text:p>
          </table:table-cell>
          <table:table-cell table:style-name="ce39" table:formula="of:=[.I41]^2" office:value-type="float" office:value="121" calcext:value-type="float">
            <text:p>121</text:p>
          </table:table-cell>
          <table:table-cell table:style-name="ce28" table:formula="of:=RANK([.H41];[.$H$4:.$H$49];0)" office:value-type="float" office:value="23" calcext:value-type="float">
            <text:p>23</text:p>
          </table:table-cell>
          <table:table-cell table:style-name="ce98" office:value-type="float" office:value="38" calcext:value-type="float">
            <text:p>38</text:p>
          </table:table-cell>
          <table:table-cell table:style-name="ce105" table:formula="of:=RANDBETWEEN(1;1000000)" office:value-type="float" office:value="943261" calcext:value-type="float">
            <text:p>943261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6" calcext:value-type="float">
            <text:p>16</text:p>
          </table:table-cell>
          <table:table-cell table:style-name="ce105" table:formula="of:=COM.MICROSOFT.CONCAT([.P41];&quot; × &quot;;[.Q41])" office:value-type="string" office:string-value="6 × 16" calcext:value-type="string">
            <text:p>6 × 16</text:p>
          </table:table-cell>
          <table:table-cell table:style-name="ce118" table:formula="of:=[.P41]*[.Q41]" office:value-type="float" office:value="96" calcext:value-type="float">
            <text:p>96</text:p>
          </table:table-cell>
          <table:table-cell table:style-name="ce105" table:formula="of:=RANK([.O41];[.$O$4:.$O$44];0)" office:value-type="float" office:value="5" calcext:value-type="float">
            <text:p>5</text:p>
          </table:table-cell>
          <table:table-cell table:style-name="ce137" office:value-type="float" office:value="38" calcext:value-type="float">
            <text:p>38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8" table:formula="of:=RANDBETWEEN(1;1000000)" office:value-type="float" office:value="429152" calcext:value-type="float">
            <text:p>429152</text:p>
          </table:table-cell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ce28" table:formula="of:=COM.MICROSOFT.CONCAT([.I42];&quot;²&quot;)" office:value-type="string" office:string-value="12²" calcext:value-type="string">
            <text:p>12²</text:p>
          </table:table-cell>
          <table:table-cell table:style-name="ce39" table:formula="of:=[.I42]^2" office:value-type="float" office:value="144" calcext:value-type="float">
            <text:p>144</text:p>
          </table:table-cell>
          <table:table-cell table:style-name="ce28" table:formula="of:=RANK([.H42];[.$H$4:.$H$49];0)" office:value-type="float" office:value="29" calcext:value-type="float">
            <text:p>29</text:p>
          </table:table-cell>
          <table:table-cell table:style-name="ce98" office:value-type="float" office:value="39" calcext:value-type="float">
            <text:p>39</text:p>
          </table:table-cell>
          <table:table-cell table:style-name="ce104" table:formula="of:=RANDBETWEEN(1;1000000)" office:value-type="float" office:value="559469" calcext:value-type="float">
            <text:p>559469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35" calcext:value-type="float">
            <text:p>35</text:p>
          </table:table-cell>
          <table:table-cell table:style-name="ce104" table:formula="of:=COM.MICROSOFT.CONCAT([.P42];&quot; × &quot;;[.Q42])" office:value-type="string" office:string-value="25 × 35" calcext:value-type="string">
            <text:p>25 × 35</text:p>
          </table:table-cell>
          <table:table-cell table:style-name="ce109" table:formula="of:=[.P42]*[.Q42]" office:value-type="float" office:value="875" calcext:value-type="float">
            <text:p>875</text:p>
          </table:table-cell>
          <table:table-cell table:style-name="ce104" table:formula="of:=RANK([.O42];[.$O$4:.$O$44];0)" office:value-type="float" office:value="23" calcext:value-type="float">
            <text:p>23</text:p>
          </table:table-cell>
          <table:table-cell table:style-name="ce137" office:value-type="float" office:value="39" calcext:value-type="float">
            <text:p>39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8" table:formula="of:=RANDBETWEEN(1;1000000)" office:value-type="float" office:value="901239" calcext:value-type="float">
            <text:p>901239</text:p>
          </table:table-cell>
          <table:table-cell table:style-name="ce28" office:value-type="float" office:value="13" calcext:value-type="float">
            <text:p>13</text:p>
          </table:table-cell>
          <table:table-cell table:style-name="ce28"/>
          <table:table-cell table:style-name="ce28" table:formula="of:=COM.MICROSOFT.CONCAT([.I43];&quot;²&quot;)" office:value-type="string" office:string-value="13²" calcext:value-type="string">
            <text:p>13²</text:p>
          </table:table-cell>
          <table:table-cell table:style-name="ce39" table:formula="of:=[.I43]^2" office:value-type="float" office:value="169" calcext:value-type="float">
            <text:p>169</text:p>
          </table:table-cell>
          <table:table-cell table:style-name="ce28" table:formula="of:=RANK([.H43];[.$H$4:.$H$49];0)" office:value-type="float" office:value="5" calcext:value-type="float">
            <text:p>5</text:p>
          </table:table-cell>
          <table:table-cell table:style-name="ce98" office:value-type="float" office:value="40" calcext:value-type="float">
            <text:p>40</text:p>
          </table:table-cell>
          <table:table-cell table:style-name="ce104" table:formula="of:=RANDBETWEEN(1;1000000)" office:value-type="float" office:value="419992" calcext:value-type="float">
            <text:p>419992</text:p>
          </table:table-cell>
          <table:table-cell table:style-name="ce105" office:value-type="float" office:value="26" calcext:value-type="float">
            <text:p>26</text:p>
          </table:table-cell>
          <table:table-cell table:style-name="ce105" office:value-type="float" office:value="34" calcext:value-type="float">
            <text:p>34</text:p>
          </table:table-cell>
          <table:table-cell table:style-name="ce104" table:formula="of:=COM.MICROSOFT.CONCAT([.P43];&quot; × &quot;;[.Q43])" office:value-type="string" office:string-value="26 × 34" calcext:value-type="string">
            <text:p>26 × 34</text:p>
          </table:table-cell>
          <table:table-cell table:style-name="ce109" table:formula="of:=[.P43]*[.Q43]" office:value-type="float" office:value="884" calcext:value-type="float">
            <text:p>884</text:p>
          </table:table-cell>
          <table:table-cell table:style-name="ce104" table:formula="of:=RANK([.O43];[.$O$4:.$O$44];0)" office:value-type="float" office:value="27" calcext:value-type="float">
            <text:p>27</text:p>
          </table:table-cell>
          <table:table-cell table:style-name="ce137" office:value-type="float" office:value="40" calcext:value-type="float">
            <text:p>40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8" table:formula="of:=RANDBETWEEN(1;1000000)" office:value-type="float" office:value="91994" calcext:value-type="float">
            <text:p>91994</text:p>
          </table:table-cell>
          <table:table-cell table:style-name="ce28" office:value-type="float" office:value="14" calcext:value-type="float">
            <text:p>14</text:p>
          </table:table-cell>
          <table:table-cell table:style-name="ce28"/>
          <table:table-cell table:style-name="ce28" table:formula="of:=COM.MICROSOFT.CONCAT([.I44];&quot;²&quot;)" office:value-type="string" office:string-value="14²" calcext:value-type="string">
            <text:p>14²</text:p>
          </table:table-cell>
          <table:table-cell table:style-name="ce39" table:formula="of:=[.I44]^2" office:value-type="float" office:value="196" calcext:value-type="float">
            <text:p>196</text:p>
          </table:table-cell>
          <table:table-cell table:style-name="ce28" table:formula="of:=RANK([.H44];[.$H$4:.$H$49];0)" office:value-type="float" office:value="42" calcext:value-type="float">
            <text:p>42</text:p>
          </table:table-cell>
          <table:table-cell table:style-name="ce98" office:value-type="float" office:value="41" calcext:value-type="float">
            <text:p>41</text:p>
          </table:table-cell>
          <table:table-cell table:style-name="ce104" table:formula="of:=RANDBETWEEN(1;1000000)" office:value-type="float" office:value="990519" calcext:value-type="float">
            <text:p>990519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33" calcext:value-type="float">
            <text:p>33</text:p>
          </table:table-cell>
          <table:table-cell table:style-name="ce104" table:formula="of:=COM.MICROSOFT.CONCAT([.P44];&quot; × &quot;;[.Q44])" office:value-type="string" office:string-value="27 × 33" calcext:value-type="string">
            <text:p>27 × 33</text:p>
          </table:table-cell>
          <table:table-cell table:style-name="ce109" table:formula="of:=[.P44]*[.Q44]" office:value-type="float" office:value="891" calcext:value-type="float">
            <text:p>891</text:p>
          </table:table-cell>
          <table:table-cell table:style-name="ce104" table:formula="of:=RANK([.O44];[.$O$4:.$O$44];0)" office:value-type="float" office:value="1" calcext:value-type="float">
            <text:p>1</text:p>
          </table:table-cell>
          <table:table-cell table:style-name="ce137" office:value-type="float" office:value="41" calcext:value-type="float">
            <text:p>41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8" table:formula="of:=RANDBETWEEN(1;1000000)" office:value-type="float" office:value="234188" calcext:value-type="float">
            <text:p>234188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 table:style-name="ce28" table:formula="of:=COM.MICROSOFT.CONCAT([.I45];&quot;²&quot;)" office:value-type="string" office:string-value="15²" calcext:value-type="string">
            <text:p>15²</text:p>
          </table:table-cell>
          <table:table-cell table:style-name="ce39" table:formula="of:=[.I45]^2" office:value-type="float" office:value="225" calcext:value-type="float">
            <text:p>225</text:p>
          </table:table-cell>
          <table:table-cell table:style-name="ce28" table:formula="of:=RANK([.H45];[.$H$4:.$H$49];0)" office:value-type="float" office:value="37" calcext:value-type="float">
            <text:p>37</text:p>
          </table:table-cell>
          <table:table-cell table:style-name="ce98" office:value-type="float" office:value="42" calcext:value-type="float">
            <text:p>42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3">
          <table:table-cell table:number-columns-repeated="7"/>
          <table:table-cell table:style-name="ce104" table:formula="of:=RANDBETWEEN(1;1000000)" office:value-type="float" office:value="781550" calcext:value-type="float">
            <text:p>781550</text:p>
          </table:table-cell>
          <table:table-cell table:style-name="ce105" office:value-type="float" office:value="16" calcext:value-type="float">
            <text:p>16</text:p>
          </table:table-cell>
          <table:table-cell table:style-name="ce105"/>
          <table:table-cell table:style-name="ce104" table:formula="of:=COM.MICROSOFT.CONCAT([.I46];&quot;²&quot;)" office:value-type="string" office:string-value="16²" calcext:value-type="string">
            <text:p>16²</text:p>
          </table:table-cell>
          <table:table-cell table:style-name="ce109" table:formula="of:=[.I46]^2" office:value-type="float" office:value="256" calcext:value-type="float">
            <text:p>256</text:p>
          </table:table-cell>
          <table:table-cell table:style-name="ce104" table:formula="of:=RANK([.H46];[.$H$4:.$H$49];0)" office:value-type="float" office:value="7" calcext:value-type="float">
            <text:p>7</text:p>
          </table:table-cell>
          <table:table-cell table:style-name="ce98" office:value-type="float" office:value="43" calcext:value-type="float">
            <text:p>43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3">
          <table:table-cell table:number-columns-repeated="7"/>
          <table:table-cell table:style-name="ce104" table:formula="of:=RANDBETWEEN(1;1000000)" office:value-type="float" office:value="775537" calcext:value-type="float">
            <text:p>775537</text:p>
          </table:table-cell>
          <table:table-cell table:style-name="ce105" office:value-type="float" office:value="17" calcext:value-type="float">
            <text:p>17</text:p>
          </table:table-cell>
          <table:table-cell table:style-name="ce105"/>
          <table:table-cell table:style-name="ce104" table:formula="of:=COM.MICROSOFT.CONCAT([.I47];&quot;²&quot;)" office:value-type="string" office:string-value="17²" calcext:value-type="string">
            <text:p>17²</text:p>
          </table:table-cell>
          <table:table-cell table:style-name="ce109" table:formula="of:=[.I47]^2" office:value-type="float" office:value="289" calcext:value-type="float">
            <text:p>289</text:p>
          </table:table-cell>
          <table:table-cell table:style-name="ce104" table:formula="of:=RANK([.H47];[.$H$4:.$H$49];0)" office:value-type="float" office:value="8" calcext:value-type="float">
            <text:p>8</text:p>
          </table:table-cell>
          <table:table-cell table:style-name="ce98" office:value-type="float" office:value="44" calcext:value-type="float">
            <text:p>44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3">
          <table:table-cell table:number-columns-repeated="7"/>
          <table:table-cell table:style-name="ce104" table:formula="of:=RANDBETWEEN(1;1000000)" office:value-type="float" office:value="85174" calcext:value-type="float">
            <text:p>85174</text:p>
          </table:table-cell>
          <table:table-cell table:style-name="ce105" office:value-type="float" office:value="18" calcext:value-type="float">
            <text:p>18</text:p>
          </table:table-cell>
          <table:table-cell table:style-name="ce105"/>
          <table:table-cell table:style-name="ce104" table:formula="of:=COM.MICROSOFT.CONCAT([.I48];&quot;²&quot;)" office:value-type="string" office:string-value="18²" calcext:value-type="string">
            <text:p>18²</text:p>
          </table:table-cell>
          <table:table-cell table:style-name="ce109" table:formula="of:=[.I48]^2" office:value-type="float" office:value="324" calcext:value-type="float">
            <text:p>324</text:p>
          </table:table-cell>
          <table:table-cell table:style-name="ce104" table:formula="of:=RANK([.H48];[.$H$4:.$H$49];0)" office:value-type="float" office:value="43" calcext:value-type="float">
            <text:p>43</text:p>
          </table:table-cell>
          <table:table-cell table:style-name="ce98" office:value-type="float" office:value="45" calcext:value-type="float">
            <text:p>45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3">
          <table:table-cell table:number-columns-repeated="7"/>
          <table:table-cell table:style-name="ce104" table:formula="of:=RANDBETWEEN(1;1000000)" office:value-type="float" office:value="515054" calcext:value-type="float">
            <text:p>515054</text:p>
          </table:table-cell>
          <table:table-cell table:style-name="ce105" office:value-type="float" office:value="19" calcext:value-type="float">
            <text:p>19</text:p>
          </table:table-cell>
          <table:table-cell table:style-name="ce105"/>
          <table:table-cell table:style-name="ce104" table:formula="of:=COM.MICROSOFT.CONCAT([.I49];&quot;²&quot;)" office:value-type="string" office:string-value="19²" calcext:value-type="string">
            <text:p>19²</text:p>
          </table:table-cell>
          <table:table-cell table:style-name="ce109" table:formula="of:=[.I49]^2" office:value-type="float" office:value="361" calcext:value-type="float">
            <text:p>361</text:p>
          </table:table-cell>
          <table:table-cell table:style-name="ce104" table:formula="of:=RANK([.H49];[.$H$4:.$H$49];0)" office:value-type="float" office:value="27" calcext:value-type="float">
            <text:p>27</text:p>
          </table:table-cell>
          <table:table-cell table:style-name="ce98" office:value-type="float" office:value="46" calcext:value-type="float">
            <text:p>46</text:p>
          </table:table-cell>
          <table:table-cell table:number-columns-repeated="1005"/>
        </table:table-row>
        <table:table-row table:style-name="ro3" table:number-rows-repeated="2">
          <table:table-cell table:number-columns-repeated="1019"/>
        </table:table-row>
        <table:table-row table:style-name="ro3" table:number-rows-repeated="3">
          <table:table-cell table:number-columns-repeated="8"/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3">
          <table:table-cell table:number-columns-repeated="7"/>
          <table:table-cell table:style-name="ce113"/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3">
          <table:table-cell table:number-columns-repeated="8"/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3" table:number-rows-repeated="1048519">
          <table:table-cell table:number-columns-repeated="1019"/>
        </table:table-row>
        <table:table-row table:style-name="ro3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number-style style:name="N125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26">
      <number:number number:decimal-places="9" loext:min-decimal-places="0" number:min-integer-digits="1" number:decimal-replacement="" number:grouping="true"/>
    </number:number-style>
    <number:number-style style:name="N127">
      <number:number number:decimal-places="2" loext:min-decimal-places="0" number:min-integer-digits="0" number:decimal-replacement="" number:grouping="true"/>
    </number:number-style>
    <number:number-style style:name="N128">
      <number:number number:decimal-places="2" loext:min-decimal-places="0" number:min-integer-digits="1" number:decimal-replacement="" number:grouping="true"/>
    </number:number-style>
    <number:number-style style:name="N129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0">
      <number:number number:decimal-places="3" loext:min-decimal-places="0" number:min-integer-digits="0" number:decimal-replacement="" number:grouping="true"/>
    </number:number-style>
    <number:number-style style:name="N131">
      <number:number number:decimal-places="3" loext:min-decimal-places="0" number:min-integer-digits="1" number:decimal-replacement=""/>
    </number:number-style>
    <number:number-style style:name="N132">
      <number:number number:decimal-places="3" loext:min-decimal-places="0" number:min-integer-digits="1" number:decimal-replacement="" number:grouping="true"/>
    </number:number-style>
    <number:number-style style:name="N133">
      <number:number number:decimal-places="9" loext:min-decimal-places="0" number:min-integer-digits="4" number:decimal-replacement="" number:grouping="true"/>
    </number:number-style>
    <number:number-style style:name="N134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5">
      <number:number number:decimal-places="12" loext:min-decimal-places="0" number:min-integer-digits="1" number:decimal-replacement=""/>
    </number:number-style>
    <number:number-style style:name="N136">
      <number:number number:decimal-places="12" loext:min-decimal-places="12" number:min-integer-digits="1" number:grouping="true"/>
    </number:number-style>
    <number:currency-style style:name="N138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2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4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48P0"/>
    </number:currency-style>
    <number:currency-style style:name="N14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loext:min-decimal-places="0" number:min-integer-digits="0"/>
    </number:number-style>
    <number:number-style style:name="N152">
      <number:number number:decimal-places="1" loext:min-decimal-places="1" number:min-integer-digits="0"/>
    </number:number-style>
    <number:number-style style:name="N153">
      <number:number number:decimal-places="1" loext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loext:max-denominator-value="9"/>
    </number:number-style>
    <number:number-style style:name="N155">
      <number:number number:decimal-places="6" loext:min-decimal-places="0" number:min-integer-digits="1" number:decimal-replacement=""/>
    </number:number-style>
    <number:number-style style:name="N156">
      <number:number number:decimal-places="14" loext:min-decimal-places="14" number:min-integer-digits="1"/>
    </number:number-style>
    <number:number-style style:name="N157">
      <number:number number:decimal-places="13" loext:min-decimal-places="13" number:min-integer-digits="1"/>
    </number:number-style>
    <number:number-style style:name="N158">
      <number:number number:decimal-places="12" loext:min-decimal-places="12" number:min-integer-digits="1"/>
    </number:number-style>
    <number:number-style style:name="N159">
      <number:number number:decimal-places="11" loext:min-decimal-places="11" number:min-integer-digits="1"/>
    </number:number-style>
    <number:number-style style:name="N160">
      <number:number number:decimal-places="0" loext:min-decimal-places="0" number:min-integer-digits="2"/>
    </number:number-style>
    <number:number-style style:name="N161">
      <number:fraction number:min-numerator-digits="2" loext:max-numerator-digits="2" number:min-denominator-digits="2" loext:max-denominator-value="99"/>
    </number:number-style>
    <number:percentage-style style:name="N162">
      <number:number number:decimal-places="0" loext:min-decimal-places="0" number:min-integer-digits="1"/>
      <number:text>%</number:text>
    </number:percentage-style>
    <number:number-style style:name="N163">
      <number:number number:decimal-places="1" loext:min-decimal-places="1" number:min-integer-digits="1" number:grouping="true"/>
    </number:number-style>
    <number:number-style style:name="N164">
      <number:number number:decimal-places="3" loext:min-decimal-places="3" number:min-integer-digits="1" number:grouping="true"/>
    </number:number-style>
    <number:number-style style:name="N165">
      <number:number number:decimal-places="4" loext:min-decimal-places="4" number:min-integer-digits="1" number:grouping="true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5">00/00/0000</text:date>, <text:time style:data-style-name="N2" text:time-value="16:41:20.2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9-01-25T16:41:28.615000000</dc:date>
    <meta:editing-duration>P1DT15H18M6S</meta:editing-duration>
    <meta:editing-cycles>391</meta:editing-cycles>
    <meta:generator>LibreOffice/5.4.5.1$Windows_x86 LibreOffice_project/79c9829dd5d8054ec39a82dc51cd9eff340dbee8</meta:generator>
    <meta:document-statistic meta:table-count="6" meta:cell-count="1434" meta:object-count="12"/>
  </office:meta>
</office:document-meta>
</file>